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3.428cm"/>
    </style:style>
    <style:style style:name="Table1.B" style:family="table-column">
      <style:table-column-properties style:column-width="1.316cm"/>
    </style:style>
    <style:style style:name="Table1.C" style:family="table-column">
      <style:table-column-properties style:column-width="2.25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323cm"/>
    </style:style>
    <style:style style:name="Table2.B" style:family="table-column">
      <style:table-column-properties style:column-width="7.061cm"/>
    </style:style>
    <style:style style:name="Table2.C" style:family="table-column">
      <style:table-column-properties style:column-width="5.616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9.664cm"/>
    </style:style>
    <style:style style:name="Table3.B" style:family="table-column">
      <style:table-column-properties style:column-width="3.882cm"/>
    </style:style>
    <style:style style:name="Table3.C" style:family="table-column">
      <style:table-column-properties style:column-width="3.454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4.664cm"/>
    </style:style>
    <style:style style:name="Table4.B" style:family="table-column">
      <style:table-column-properties style:column-width="7.128cm"/>
    </style:style>
    <style:style style:name="Table4.C" style:family="table-column">
      <style:table-column-properties style:column-width="5.209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073cm"/>
    </style:style>
    <style:style style:name="Table5.B" style:family="table-column">
      <style:table-column-properties style:column-width="5.733cm"/>
    </style:style>
    <style:style style:name="Table5.C" style:family="table-column">
      <style:table-column-properties style:column-width="7.195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4.501cm"/>
    </style:style>
    <style:style style:name="Table6.B" style:family="table-column">
      <style:table-column-properties style:column-width="6.724cm"/>
    </style:style>
    <style:style style:name="Table6.C" style:family="table-column">
      <style:table-column-properties style:column-width="5.775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4.681cm"/>
    </style:style>
    <style:style style:name="Table7.B" style:family="table-column">
      <style:table-column-properties style:column-width="6.927cm"/>
    </style:style>
    <style:style style:name="Table7.C" style:family="table-column">
      <style:table-column-properties style:column-width="5.392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4.08cm"/>
    </style:style>
    <style:style style:name="Table8.B" style:family="table-column">
      <style:table-column-properties style:column-width="7.964cm"/>
    </style:style>
    <style:style style:name="Table8.C" style:family="table-column">
      <style:table-column-properties style:column-width="4.957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3.851cm"/>
    </style:style>
    <style:style style:name="Table9.B" style:family="table-column">
      <style:table-column-properties style:column-width="7.211cm"/>
    </style:style>
    <style:style style:name="Table9.C" style:family="table-column">
      <style:table-column-properties style:column-width="5.939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4.763cm"/>
    </style:style>
    <style:style style:name="Table10.B" style:family="table-column">
      <style:table-column-properties style:column-width="6.826cm"/>
    </style:style>
    <style:style style:name="Table10.C" style:family="table-column">
      <style:table-column-properties style:column-width="5.412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4.341cm"/>
    </style:style>
    <style:style style:name="Table11.B" style:family="table-column">
      <style:table-column-properties style:column-width="7.029cm"/>
    </style:style>
    <style:style style:name="Table11.C" style:family="table-column">
      <style:table-column-properties style:column-width="5.63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3.925cm"/>
    </style:style>
    <style:style style:name="Table12.B" style:family="table-column">
      <style:table-column-properties style:column-width="7.2cm"/>
    </style:style>
    <style:style style:name="Table12.C" style:family="table-column">
      <style:table-column-properties style:column-width="5.876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2.002cm"/>
    </style:style>
    <style:style style:name="Table13.B" style:family="table-column">
      <style:table-column-properties style:column-width="2.267cm"/>
    </style:style>
    <style:style style:name="Table13.C" style:family="table-column">
      <style:table-column-properties style:column-width="4.807cm"/>
    </style:style>
    <style:style style:name="Table13.D" style:family="table-column">
      <style:table-column-properties style:column-width="4.736cm"/>
    </style:style>
    <style:style style:name="Table13.E" style:family="table-column">
      <style:table-column-properties style:column-width="3.189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4.214cm"/>
    </style:style>
    <style:style style:name="Table14.B" style:family="table-column">
      <style:table-column-properties style:column-width="4.574cm"/>
    </style:style>
    <style:style style:name="Table14.C" style:family="table-column">
      <style:table-column-properties style:column-width="4.329cm"/>
    </style:style>
    <style:style style:name="Table14.D" style:family="table-column">
      <style:table-column-properties style:column-width="3.884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4.648cm"/>
    </style:style>
    <style:style style:name="Table15.B" style:family="table-column">
      <style:table-column-properties style:column-width="7.553cm"/>
    </style:style>
    <style:style style:name="Table15.C" style:family="table-column">
      <style:table-column-properties style:column-width="4.8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3.395cm"/>
    </style:style>
    <style:style style:name="Table16.B" style:family="table-column">
      <style:table-column-properties style:column-width="4.636cm"/>
    </style:style>
    <style:style style:name="Table16.C" style:family="table-column">
      <style:table-column-properties style:column-width="4.334cm"/>
    </style:style>
    <style:style style:name="Table16.A1" style:family="table-cell">
      <style:table-cell-properties style:vertical-align="middle" fo:padding="0.049cm" fo:border="none"/>
    </style:style>
    <style:style style:name="P1" style:family="paragraph" style:parent-style-name="Heading_20_4">
      <style:text-properties officeooo:paragraph-rsid="0000e0c9"/>
    </style:style>
    <style:style style:name="P2" style:family="paragraph" style:parent-style-name="Text_20_body">
      <style:text-properties officeooo:paragraph-rsid="0000e0c9"/>
    </style:style>
    <style:style style:name="P3" style:family="paragraph" style:parent-style-name="Text_20_body">
      <style:text-properties fo:color="#2a6099" loext:opacity="100%" fo:font-size="10pt" officeooo:paragraph-rsid="0003ee53" style:font-size-asian="10pt" style:font-size-complex="10pt"/>
    </style:style>
    <style:style style:name="P4" style:family="paragraph" style:parent-style-name="Text_20_body">
      <style:text-properties officeooo:paragraph-rsid="0009da85"/>
    </style:style>
    <style:style style:name="P5" style:family="paragraph" style:parent-style-name="Heading_20_3">
      <style:paragraph-properties fo:text-align="start" style:justify-single-word="false"/>
    </style:style>
    <style:style style:name="P6" style:family="paragraph" style:parent-style-name="Heading_20_3">
      <style:paragraph-properties fo:text-align="start" style:justify-single-word="false"/>
      <style:text-properties officeooo:paragraph-rsid="002199ec"/>
    </style:style>
    <style:style style:name="P7" style:family="paragraph" style:parent-style-name="Text_20_body">
      <style:paragraph-properties fo:text-align="start" style:justify-single-word="false"/>
      <style:text-properties officeooo:paragraph-rsid="002199ec"/>
    </style:style>
    <style:style style:name="P8" style:family="paragraph" style:parent-style-name="Heading_20_3">
      <style:paragraph-properties fo:text-align="start" style:justify-single-word="false"/>
      <style:text-properties officeooo:paragraph-rsid="0028e424"/>
    </style:style>
    <style:style style:name="P9" style:family="paragraph" style:parent-style-name="Text_20_body">
      <style:paragraph-properties fo:text-align="start" style:justify-single-word="false"/>
      <style:text-properties officeooo:paragraph-rsid="0028e424"/>
    </style:style>
    <style:style style:name="P10" style:family="paragraph" style:parent-style-name="Heading_20_3">
      <style:paragraph-properties fo:text-align="start" style:justify-single-word="false"/>
      <style:text-properties officeooo:paragraph-rsid="002d53ec"/>
    </style:style>
    <style:style style:name="P11" style:family="paragraph" style:parent-style-name="Text_20_body">
      <style:paragraph-properties fo:text-align="start" style:justify-single-word="false"/>
      <style:text-properties officeooo:paragraph-rsid="002d53ec"/>
    </style:style>
    <style:style style:name="P12" style:family="paragraph" style:parent-style-name="Heading_20_3">
      <style:paragraph-properties fo:text-align="start" style:justify-single-word="false"/>
      <style:text-properties officeooo:paragraph-rsid="00307508"/>
    </style:style>
    <style:style style:name="P13" style:family="paragraph" style:parent-style-name="Text_20_body">
      <style:paragraph-properties fo:text-align="start" style:justify-single-word="false"/>
      <style:text-properties officeooo:paragraph-rsid="00307508"/>
    </style:style>
    <style:style style:name="P14" style:family="paragraph" style:parent-style-name="Heading_20_3">
      <style:paragraph-properties fo:text-align="start" style:justify-single-word="false"/>
      <style:text-properties officeooo:paragraph-rsid="002e8d45"/>
    </style:style>
    <style:style style:name="P15" style:family="paragraph" style:parent-style-name="Text_20_body">
      <style:paragraph-properties fo:text-align="start" style:justify-single-word="false"/>
      <style:text-properties officeooo:paragraph-rsid="002e8d45"/>
    </style:style>
    <style:style style:name="P16" style:family="paragraph" style:parent-style-name="Text_20_body">
      <style:paragraph-properties fo:text-align="start" style:justify-single-word="false"/>
      <style:text-properties officeooo:paragraph-rsid="0024d130"/>
    </style:style>
    <style:style style:name="P17" style:family="paragraph" style:parent-style-name="Text_20_body">
      <style:paragraph-properties fo:text-align="start" style:justify-single-word="false"/>
      <style:text-properties officeooo:paragraph-rsid="00264ed4"/>
    </style:style>
    <style:style style:name="P18" style:family="paragraph" style:parent-style-name="Text_20_body">
      <style:paragraph-properties fo:text-align="start" style:justify-single-word="false"/>
      <style:text-properties officeooo:paragraph-rsid="003ee0bd"/>
    </style:style>
    <style:style style:name="P19" style:family="paragraph" style:parent-style-name="Text_20_body">
      <style:paragraph-properties fo:text-align="start" style:justify-single-word="false"/>
      <style:text-properties officeooo:paragraph-rsid="0044bb92"/>
    </style:style>
    <style:style style:name="P20" style:family="paragraph" style:parent-style-name="Text_20_body">
      <style:paragraph-properties fo:text-align="start" style:justify-single-word="false"/>
      <style:text-properties officeooo:paragraph-rsid="0045c95a"/>
    </style:style>
    <style:style style:name="P21" style:family="paragraph" style:parent-style-name="Heading_20_3">
      <style:text-properties officeooo:paragraph-rsid="001c05f2"/>
    </style:style>
    <style:style style:name="P22" style:family="paragraph" style:parent-style-name="Text_20_body">
      <style:text-properties officeooo:paragraph-rsid="001c05f2"/>
    </style:style>
    <style:style style:name="P23" style:family="paragraph" style:parent-style-name="Heading_20_3">
      <style:paragraph-properties fo:text-align="start" style:justify-single-word="false"/>
      <style:text-properties fo:font-size="11pt" officeooo:rsid="0024d130" officeooo:paragraph-rsid="0024d130" style:font-size-asian="11pt" style:font-size-complex="11pt"/>
    </style:style>
    <style:style style:name="P24" style:family="paragraph" style:parent-style-name="Text_20_body">
      <style:paragraph-properties fo:text-align="start" style:justify-single-word="false"/>
      <style:text-properties fo:font-size="11pt" officeooo:rsid="0024d130" officeooo:paragraph-rsid="0024d130" style:font-size-asian="11pt" style:font-size-complex="11pt"/>
    </style:style>
    <style:style style:name="P25" style:family="paragraph" style:parent-style-name="Table_20_Contents">
      <style:text-properties fo:font-size="11pt" style:font-size-asian="11pt" style:font-size-complex="11pt"/>
    </style:style>
    <style:style style:name="P26" style:family="paragraph" style:parent-style-name="Table_20_Contents">
      <style:paragraph-properties fo:text-align="center" style:justify-single-word="false"/>
      <style:text-properties fo:font-size="11pt" style:font-size-asian="11pt" style:font-size-complex="11pt"/>
    </style:style>
    <style:style style:name="P27" style:family="paragraph" style:parent-style-name="Table_20_Heading">
      <style:paragraph-properties fo:text-align="center" style:justify-single-word="false"/>
      <style:text-properties fo:font-size="11pt" style:font-size-asian="11pt" style:font-size-complex="11pt"/>
    </style:style>
    <style:style style:name="P28" style:family="paragraph" style:parent-style-name="Table_20_Contents">
      <style:paragraph-properties fo:text-align="center" style:justify-single-word="false"/>
      <style:text-properties fo:font-size="11pt" officeooo:rsid="004593db" officeooo:paragraph-rsid="004593db" style:font-size-asian="11pt" style:font-size-complex="11pt"/>
    </style:style>
    <style:style style:name="P29" style:family="paragraph" style:parent-style-name="Table_20_Heading">
      <style:text-properties fo:font-size="11pt" style:font-size-asian="11pt" style:font-size-complex="11pt"/>
    </style:style>
    <style:style style:name="P30" style:family="paragraph" style:parent-style-name="Text_20_body">
      <style:text-properties fo:font-size="11pt" style:font-size-asian="11pt" style:font-size-complex="11pt"/>
    </style:style>
    <style:style style:name="P31" style:family="paragraph" style:parent-style-name="Text_20_body">
      <style:paragraph-properties fo:text-align="start" style:justify-single-word="false"/>
      <style:text-properties fo:font-size="11pt" officeooo:paragraph-rsid="002199ec" style:font-size-asian="11pt" style:font-size-complex="11pt"/>
    </style:style>
    <style:style style:name="P32" style:family="paragraph" style:parent-style-name="Table_20_Contents">
      <style:text-properties fo:font-size="11pt" fo:font-weight="normal" style:font-size-asian="11pt" style:font-weight-asian="normal" style:font-size-complex="11pt" style:font-weight-complex="normal"/>
    </style:style>
    <style:style style:name="P33" style:family="paragraph" style:parent-style-name="Heading_20_3">
      <style:paragraph-properties fo:text-align="start" style:justify-single-word="false"/>
      <style:text-properties fo:font-size="12pt" officeooo:paragraph-rsid="002e8d45" style:font-size-asian="12pt" style:font-size-complex="12pt"/>
    </style:style>
    <style:style style:name="P34" style:family="paragraph" style:parent-style-name="Text_20_body">
      <style:paragraph-properties fo:text-align="start" style:justify-single-word="false"/>
      <style:text-properties fo:font-size="12pt" officeooo:paragraph-rsid="002e8d45" style:font-size-asian="12pt" style:font-size-complex="12pt"/>
    </style:style>
    <style:style style:name="P35" style:family="paragraph" style:parent-style-name="Heading_20_3">
      <style:text-properties fo:font-size="12pt" officeooo:rsid="0047c2f8" officeooo:paragraph-rsid="0089c013" style:font-size-asian="12pt" style:font-size-complex="12pt"/>
    </style:style>
    <style:style style:name="P36" style:family="paragraph" style:parent-style-name="Text_20_body">
      <style:text-properties fo:font-size="12pt" officeooo:rsid="0047c2f8" officeooo:paragraph-rsid="0089c013" style:font-size-asian="12pt" style:font-size-complex="12pt"/>
    </style:style>
    <style:style style:name="P37" style:family="paragraph" style:parent-style-name="Text_20_body">
      <style:text-properties fo:font-size="12pt" officeooo:rsid="0047c2f8" officeooo:paragraph-rsid="00483642" style:font-size-asian="12pt" style:font-size-complex="12pt"/>
    </style:style>
    <style:style style:name="P38" style:family="paragraph" style:parent-style-name="Text_20_body">
      <style:text-properties fo:font-size="12pt" officeooo:rsid="0047c2f8" officeooo:paragraph-rsid="00951ec4" style:font-size-asian="12pt" style:font-size-complex="12pt"/>
    </style:style>
    <style:style style:name="P39" style:family="paragraph" style:parent-style-name="Text_20_body">
      <style:text-properties fo:font-size="12pt" officeooo:rsid="005d0207" officeooo:paragraph-rsid="005d0207" style:font-size-asian="12pt" style:font-size-complex="12pt"/>
    </style:style>
    <style:style style:name="P40" style:family="paragraph" style:parent-style-name="Text_20_body">
      <style:text-properties fo:font-size="12pt" officeooo:rsid="00111dfe" officeooo:paragraph-rsid="004ccd53" style:font-size-asian="12pt" style:font-size-complex="12pt"/>
    </style:style>
    <style:style style:name="P41" style:family="paragraph" style:parent-style-name="Text_20_body">
      <style:text-properties fo:font-size="12pt" fo:font-weight="bold" officeooo:rsid="00483642" officeooo:paragraph-rsid="00483642" style:font-size-asian="12pt" style:font-weight-asian="bold" style:font-size-complex="12pt" style:font-weight-complex="bold"/>
    </style:style>
    <style:style style:name="P42" style:family="paragraph" style:parent-style-name="Text_20_body">
      <style:text-properties fo:font-size="12pt" fo:font-weight="bold" officeooo:rsid="0047c2f8" officeooo:paragraph-rsid="00951ec4" style:font-size-asian="12pt" style:font-weight-asian="bold" style:font-size-complex="12pt" style:font-weight-complex="bold"/>
    </style:style>
    <style:style style:name="P43" style:family="paragraph" style:parent-style-name="Text_20_body">
      <style:text-properties officeooo:paragraph-rsid="005d2400"/>
    </style:style>
    <style:style style:name="P44" style:family="paragraph" style:parent-style-name="Table_20_Contents">
      <style:text-properties fo:color="#ff4000" loext:opacity="100%" fo:font-size="11pt" style:font-size-asian="11pt" style:font-size-complex="11pt"/>
    </style:style>
    <style:style style:name="P45" style:family="paragraph" style:parent-style-name="Table_20_Contents">
      <style:paragraph-properties fo:text-align="center" style:justify-single-word="false"/>
    </style:style>
    <style:style style:name="P46" style:family="paragraph" style:parent-style-name="Table_20_Heading">
      <style:paragraph-properties fo:text-align="center" style:justify-single-word="false"/>
    </style:style>
    <style:style style:name="P47" style:family="paragraph" style:parent-style-name="Text_20_body">
      <style:text-properties officeooo:paragraph-rsid="001b92ec"/>
    </style:style>
    <style:style style:name="P48" style:family="paragraph" style:parent-style-name="Text_20_body">
      <style:text-properties fo:font-weight="bold" officeooo:rsid="00111dfe" officeooo:paragraph-rsid="0047c2f8" style:font-weight-asian="bold" style:font-weight-complex="bold"/>
    </style:style>
    <style:style style:name="P49" style:family="paragraph" style:parent-style-name="Text_20_body">
      <style:text-properties fo:font-weight="bold" officeooo:rsid="00483642" officeooo:paragraph-rsid="00483642" style:font-weight-asian="bold" style:font-weight-complex="bold"/>
    </style:style>
    <style:style style:name="P50" style:family="paragraph" style:parent-style-name="Text_20_body">
      <style:text-properties fo:font-weight="bold" officeooo:rsid="00483642" officeooo:paragraph-rsid="005af777" style:font-weight-asian="bold" style:font-weight-complex="bold"/>
    </style:style>
    <style:style style:name="P51" style:family="paragraph" style:parent-style-name="Text_20_body">
      <style:text-properties fo:font-weight="bold" officeooo:rsid="0047c2f8" officeooo:paragraph-rsid="0047c2f8" style:font-weight-asian="bold" style:font-weight-complex="bold"/>
    </style:style>
    <style:style style:name="P52" style:family="paragraph" style:parent-style-name="Text_20_body">
      <style:text-properties fo:font-weight="bold" officeooo:rsid="00962bf4" officeooo:paragraph-rsid="00962bf4" style:font-weight-asian="bold" style:font-weight-complex="bold"/>
    </style:style>
    <style:style style:name="P53" style:family="paragraph" style:parent-style-name="Text_20_body">
      <style:text-properties fo:font-weight="bold" officeooo:rsid="009ad35d" officeooo:paragraph-rsid="009ad35d" style:font-weight-asian="bold" style:font-weight-complex="bold"/>
    </style:style>
    <style:style style:name="P54" style:family="paragraph" style:parent-style-name="Text_20_body">
      <style:text-properties fo:font-weight="normal" style:font-weight-asian="normal" style:font-weight-complex="normal"/>
    </style:style>
    <style:style style:name="P55" style:family="paragraph" style:parent-style-name="Text_20_body">
      <style:text-properties fo:color="#000000" loext:opacity="100%" officeooo:rsid="003b6165" officeooo:paragraph-rsid="003b6165"/>
    </style:style>
    <style:style style:name="P56" style:family="paragraph" style:parent-style-name="Text_20_body">
      <style:text-properties fo:color="#000000" loext:opacity="100%" officeooo:rsid="003b6165" officeooo:paragraph-rsid="003ee0bd"/>
    </style:style>
    <style:style style:name="P57" style:family="paragraph" style:parent-style-name="Text_20_body">
      <style:text-properties fo:color="#000000" loext:opacity="100%" officeooo:paragraph-rsid="003b6165"/>
    </style:style>
    <style:style style:name="P58" style:family="paragraph" style:parent-style-name="Text_20_body">
      <style:text-properties officeooo:rsid="00111dfe" officeooo:paragraph-rsid="0047c2f8"/>
    </style:style>
    <style:style style:name="P59" style:family="paragraph" style:parent-style-name="Text_20_body">
      <style:text-properties officeooo:rsid="00111dfe" officeooo:paragraph-rsid="004ccd53"/>
    </style:style>
    <style:style style:name="P60" style:family="paragraph" style:parent-style-name="Text_20_body">
      <style:text-properties officeooo:rsid="0047c2f8" officeooo:paragraph-rsid="0051f1ba"/>
    </style:style>
    <style:style style:name="P61" style:family="paragraph" style:parent-style-name="Text_20_body">
      <style:text-properties officeooo:rsid="0047c2f8" officeooo:paragraph-rsid="0071d8f6"/>
    </style:style>
    <style:style style:name="P62" style:family="paragraph" style:parent-style-name="Text_20_body">
      <style:text-properties officeooo:rsid="00483642" officeooo:paragraph-rsid="00483642"/>
    </style:style>
    <style:style style:name="P63" style:family="paragraph" style:parent-style-name="Text_20_body">
      <style:text-properties officeooo:rsid="00483642" officeooo:paragraph-rsid="00548ecf"/>
    </style:style>
    <style:style style:name="P64" style:family="paragraph" style:parent-style-name="Text_20_body">
      <style:text-properties officeooo:rsid="00483642" officeooo:paragraph-rsid="005af777"/>
    </style:style>
    <style:style style:name="P65" style:family="paragraph" style:parent-style-name="Text_20_body">
      <style:text-properties officeooo:rsid="00483642" officeooo:paragraph-rsid="007a1b23"/>
    </style:style>
    <style:style style:name="P66" style:family="paragraph" style:parent-style-name="Text_20_body">
      <style:text-properties officeooo:rsid="00483642" officeooo:paragraph-rsid="007f0dde"/>
    </style:style>
    <style:style style:name="P67" style:family="paragraph" style:parent-style-name="Text_20_body">
      <style:text-properties officeooo:rsid="0049de4c" officeooo:paragraph-rsid="0049de4c"/>
    </style:style>
    <style:style style:name="P68" style:family="paragraph" style:parent-style-name="Text_20_body">
      <style:text-properties officeooo:paragraph-rsid="0049de4c"/>
    </style:style>
    <style:style style:name="P69" style:family="paragraph" style:parent-style-name="Text_20_body">
      <style:text-properties officeooo:rsid="004ebef9" officeooo:paragraph-rsid="004ebef9"/>
    </style:style>
    <style:style style:name="P70" style:family="paragraph" style:parent-style-name="Text_20_body">
      <style:text-properties officeooo:paragraph-rsid="0051f1ba"/>
    </style:style>
    <style:style style:name="P71" style:family="paragraph" style:parent-style-name="Text_20_body">
      <style:text-properties officeooo:rsid="005349ed" officeooo:paragraph-rsid="005349ed"/>
    </style:style>
    <style:style style:name="P72" style:family="paragraph" style:parent-style-name="Text_20_body">
      <style:text-properties officeooo:rsid="00548ecf" officeooo:paragraph-rsid="00548ecf"/>
    </style:style>
    <style:style style:name="P73" style:family="paragraph" style:parent-style-name="Text_20_body">
      <style:text-properties officeooo:rsid="0057ef91" officeooo:paragraph-rsid="0057ef91"/>
    </style:style>
    <style:style style:name="P74" style:family="paragraph" style:parent-style-name="Text_20_body">
      <style:text-properties officeooo:rsid="005af777" officeooo:paragraph-rsid="005af777"/>
    </style:style>
    <style:style style:name="P75" style:family="paragraph" style:parent-style-name="Text_20_body">
      <style:text-properties officeooo:rsid="005af777" officeooo:paragraph-rsid="00951ec4"/>
    </style:style>
    <style:style style:name="P76" style:family="paragraph" style:parent-style-name="Text_20_body">
      <style:text-properties officeooo:rsid="005af777"/>
    </style:style>
    <style:style style:name="P77" style:family="paragraph" style:parent-style-name="Text_20_body">
      <style:text-properties officeooo:paragraph-rsid="005af777"/>
    </style:style>
    <style:style style:name="P78" style:family="paragraph" style:parent-style-name="Text_20_body">
      <style:text-properties officeooo:paragraph-rsid="006feae1"/>
    </style:style>
    <style:style style:name="P79" style:family="paragraph" style:parent-style-name="Text_20_body">
      <style:text-properties officeooo:paragraph-rsid="0071d8f6"/>
    </style:style>
    <style:style style:name="P80" style:family="paragraph" style:parent-style-name="Text_20_body">
      <style:text-properties fo:color="#ff0000" loext:opacity="100%" officeooo:rsid="0080ddf7" officeooo:paragraph-rsid="0080ddf7"/>
    </style:style>
    <style:style style:name="P81" style:family="paragraph" style:parent-style-name="Text_20_body">
      <style:text-properties fo:color="#ff0000" loext:opacity="100%" officeooo:rsid="00859283" officeooo:paragraph-rsid="00859283"/>
    </style:style>
    <style:style style:name="P82" style:family="paragraph" style:parent-style-name="Text_20_body">
      <style:text-properties fo:color="#ff0000" loext:opacity="100%" officeooo:rsid="0089c013" officeooo:paragraph-rsid="0089c013"/>
    </style:style>
    <style:style style:name="P83" style:family="paragraph" style:parent-style-name="Text_20_body">
      <style:text-properties officeooo:rsid="0092c697" officeooo:paragraph-rsid="0092c697"/>
    </style:style>
    <style:style style:name="P84" style:family="paragraph" style:parent-style-name="Text_20_body">
      <style:text-properties officeooo:paragraph-rsid="00937979"/>
    </style:style>
    <style:style style:name="P85" style:family="paragraph" style:parent-style-name="Text_20_body">
      <style:text-properties officeooo:paragraph-rsid="00951ec4"/>
    </style:style>
    <style:style style:name="P86" style:family="paragraph" style:parent-style-name="Heading_20_4">
      <style:text-properties officeooo:paragraph-rsid="00a5b6a3"/>
    </style:style>
    <style:style style:name="P87" style:family="paragraph" style:parent-style-name="Text_20_body" style:list-style-name="L1">
      <style:text-properties fo:color="#000000" loext:opacity="100%" officeooo:rsid="003b6165" officeooo:paragraph-rsid="003b6165"/>
    </style:style>
    <style:style style:name="P88" style:family="paragraph" style:parent-style-name="Text_20_body">
      <style:paragraph-properties fo:text-align="start" style:justify-single-word="false"/>
      <style:text-properties fo:color="#000000" loext:opacity="100%" officeooo:rsid="002199ec" officeooo:paragraph-rsid="002199ec"/>
    </style:style>
    <style:style style:name="P89" style:family="paragraph" style:parent-style-name="Text_20_body" style:list-style-name="L2"/>
    <style:style style:name="P90" style:family="paragraph" style:parent-style-name="Text_20_body">
      <style:paragraph-properties fo:text-align="start" style:justify-single-word="false"/>
      <style:text-properties fo:font-size="12pt" officeooo:rsid="0028e424" officeooo:paragraph-rsid="003ee0bd" style:font-size-asian="12pt" style:font-size-complex="12pt"/>
    </style:style>
    <style:style style:name="P91" style:family="paragraph" style:parent-style-name="Text_20_body">
      <style:paragraph-properties fo:text-align="start" style:justify-single-word="false"/>
      <style:text-properties fo:font-size="12pt" officeooo:rsid="0028e424" officeooo:paragraph-rsid="002e8d45" style:font-size-asian="12pt" style:font-size-complex="12pt"/>
    </style:style>
    <style:style style:name="P92" style:family="paragraph" style:parent-style-name="Text_20_body">
      <style:text-properties fo:font-size="12pt" fo:font-weight="normal" officeooo:rsid="004ebef9" officeooo:paragraph-rsid="004ebef9" style:font-size-asian="12pt" style:font-weight-asian="normal" style:font-size-complex="12pt" style:font-weight-complex="normal"/>
    </style:style>
    <style:style style:name="P93" style:family="paragraph" style:parent-style-name="Text_20_body">
      <style:text-properties fo:font-weight="normal" officeooo:rsid="005349ed" officeooo:paragraph-rsid="005349ed" style:font-weight-asian="normal" style:font-weight-complex="normal"/>
    </style:style>
    <style:style style:name="P94" style:family="paragraph" style:parent-style-name="Text_20_body">
      <style:text-properties fo:font-weight="normal" officeooo:rsid="00548ecf" officeooo:paragraph-rsid="007f0dde" style:font-weight-asian="normal" style:font-weight-complex="normal"/>
    </style:style>
    <style:style style:name="P95" style:family="paragraph" style:parent-style-name="Text_20_body">
      <style:text-properties fo:font-weight="normal" officeooo:rsid="0047c2f8" officeooo:paragraph-rsid="00483642" style:font-weight-asian="normal" style:font-weight-complex="normal"/>
    </style:style>
    <style:style style:name="P96" style:family="paragraph" style:parent-style-name="Text_20_body">
      <style:text-properties fo:font-weight="normal" officeooo:rsid="0051f1ba" officeooo:paragraph-rsid="0051f1ba" style:font-weight-asian="normal" style:font-weight-complex="normal"/>
    </style:style>
    <style:style style:name="P97" style:family="paragraph" style:parent-style-name="Text_20_body">
      <style:text-properties fo:font-weight="normal" officeooo:rsid="0051f1ba" officeooo:paragraph-rsid="0071d8f6" style:font-weight-asian="normal" style:font-weight-complex="normal"/>
    </style:style>
    <style:style style:name="P98" style:family="paragraph" style:parent-style-name="Text_20_body">
      <style:text-properties fo:font-weight="normal" officeooo:rsid="006feae1" officeooo:paragraph-rsid="0051f1ba" style:font-weight-asian="normal" style:font-weight-complex="normal"/>
    </style:style>
    <style:style style:name="P99" style:family="paragraph" style:parent-style-name="Text_20_body">
      <style:text-properties fo:font-weight="normal" officeooo:rsid="00773472" officeooo:paragraph-rsid="00773472" style:font-weight-asian="normal" style:font-weight-complex="normal"/>
    </style:style>
    <style:style style:name="P100" style:family="paragraph" style:parent-style-name="Text_20_body">
      <style:text-properties fo:font-weight="normal" officeooo:rsid="005a0c10" officeooo:paragraph-rsid="0057ef91" style:font-weight-asian="normal" style:font-weight-complex="normal"/>
    </style:style>
    <style:style style:name="T1" style:family="text">
      <style:text-properties officeooo:rsid="0000e0c9"/>
    </style:style>
    <style:style style:name="T2" style:family="text">
      <style:text-properties fo:font-size="12pt" style:font-size-asian="12pt" style:font-size-complex="12pt"/>
    </style:style>
    <style:style style:name="T3" style:family="text">
      <style:text-properties fo:font-size="12pt" officeooo:rsid="0024d130" style:font-size-asian="12pt" style:font-size-complex="12pt"/>
    </style:style>
    <style:style style:name="T4" style:family="text">
      <style:text-properties fo:font-size="12pt" officeooo:rsid="002686da" style:font-size-asian="12pt" style:font-size-complex="12pt"/>
    </style:style>
    <style:style style:name="T5" style:family="text">
      <style:text-properties fo:font-size="12pt" officeooo:rsid="0028e424" style:font-size-asian="12pt" style:font-size-complex="12pt"/>
    </style:style>
    <style:style style:name="T6" style:family="text">
      <style:text-properties fo:font-size="12pt" officeooo:rsid="002b978c" style:font-size-asian="12pt" style:font-size-complex="12pt"/>
    </style:style>
    <style:style style:name="T7" style:family="text">
      <style:text-properties fo:font-size="12pt" officeooo:rsid="002d53ec" style:font-size-asian="12pt" style:font-size-complex="12pt"/>
    </style:style>
    <style:style style:name="T8" style:family="text">
      <style:text-properties fo:font-size="12pt" officeooo:rsid="002e8d45" style:font-size-asian="12pt" style:font-size-complex="12pt"/>
    </style:style>
    <style:style style:name="T9" style:family="text">
      <style:text-properties fo:font-size="12pt" officeooo:rsid="00307508" style:font-size-asian="12pt" style:font-size-complex="12pt"/>
    </style:style>
    <style:style style:name="T10" style:family="text">
      <style:text-properties fo:font-size="12pt" officeooo:rsid="003a2448" style:font-size-asian="12pt" style:font-size-complex="12pt"/>
    </style:style>
    <style:style style:name="T11" style:family="text">
      <style:text-properties fo:font-size="12pt" officeooo:rsid="0041ad43" style:font-size-asian="12pt" style:font-size-complex="12pt"/>
    </style:style>
    <style:style style:name="T12" style:family="text">
      <style:text-properties fo:font-size="12pt" officeooo:rsid="00937979" style:font-size-asian="12pt" style:font-size-complex="12pt"/>
    </style:style>
    <style:style style:name="T13" style:family="text">
      <style:text-properties fo:font-size="12pt" officeooo:rsid="00951ec4"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28e424" style:font-size-asian="12pt" style:font-weight-asian="normal" style:font-size-complex="12pt" style:font-weight-complex="normal"/>
    </style:style>
    <style:style style:name="T16" style:family="text">
      <style:text-properties fo:font-size="12pt" fo:font-weight="normal" officeooo:rsid="002e8d45" style:font-size-asian="12pt" style:font-weight-asian="normal" style:font-size-complex="12pt" style:font-weight-complex="normal"/>
    </style:style>
    <style:style style:name="T17" style:family="text">
      <style:text-properties fo:font-size="12pt" fo:font-weight="normal" officeooo:rsid="00307508" style:font-size-asian="12pt" style:font-weight-asian="normal" style:font-size-complex="12pt" style:font-weight-complex="normal"/>
    </style:style>
    <style:style style:name="T18" style:family="text">
      <style:text-properties fo:font-size="12pt" fo:font-weight="normal" officeooo:rsid="005cbb9b" style:font-size-asian="12pt" style:font-weight-asian="normal" style:font-size-complex="12pt" style:font-weight-complex="normal"/>
    </style:style>
    <style:style style:name="T19" style:family="text">
      <style:text-properties fo:font-size="12pt" fo:font-weight="normal" officeooo:rsid="00937979" style:font-size-asian="12pt" style:font-weight-asian="normal" style:font-size-complex="12pt" style:font-weight-complex="normal"/>
    </style:style>
    <style:style style:name="T20" style:family="text">
      <style:text-properties fo:font-size="12pt" fo:font-weight="bold" officeooo:rsid="003a2448" style:font-size-asian="12pt" style:font-weight-asian="bold" style:font-size-complex="12pt" style:font-weight-complex="bold"/>
    </style:style>
    <style:style style:name="T21" style:family="text">
      <style:text-properties fo:font-size="12pt" fo:font-weight="bold" officeooo:rsid="00433c3c" style:font-size-asian="12pt" style:font-weight-asian="bold" style:font-size-complex="12pt" style:font-weight-complex="bold"/>
    </style:style>
    <style:style style:name="T22" style:family="text">
      <style:text-properties fo:font-size="12pt" fo:font-weight="bold" officeooo:rsid="0047c2f8" style:font-size-asian="12pt" style:font-weight-asian="bold" style:font-size-complex="12pt" style:font-weight-complex="bold"/>
    </style:style>
    <style:style style:name="T23" style:family="text">
      <style:text-properties fo:font-size="12pt" fo:font-weight="bold" officeooo:rsid="00951ec4" style:font-size-asian="12pt" style:font-weight-asian="bold" style:font-size-complex="12pt" style:font-weight-complex="bold"/>
    </style:style>
    <style:style style:name="T24" style:family="text">
      <style:text-properties fo:color="#000000" loext:opacity="100%" fo:font-size="12pt" fo:font-weight="bold" officeooo:rsid="0003ee53" style:font-size-asian="12pt" style:font-weight-asian="bold" style:font-size-complex="12pt" style:font-weight-complex="bold"/>
    </style:style>
    <style:style style:name="T25" style:family="text">
      <style:text-properties fo:color="#000000" loext:opacity="100%" fo:font-size="12pt" fo:font-weight="bold" officeooo:rsid="00111dfe" style:font-size-asian="12pt" style:font-weight-asian="bold" style:font-size-complex="12pt" style:font-weight-complex="bold"/>
    </style:style>
    <style:style style:name="T26" style:family="text">
      <style:text-properties fo:color="#000000" loext:opacity="100%" fo:font-weight="bold" officeooo:rsid="002199ec" style:font-weight-asian="bold" style:font-weight-complex="bold"/>
    </style:style>
    <style:style style:name="T27" style:family="text">
      <style:text-properties fo:color="#000000" loext:opacity="100%" fo:font-weight="bold" officeooo:rsid="0044bb92" style:font-weight-asian="bold" style:font-weight-complex="bold"/>
    </style:style>
    <style:style style:name="T28" style:family="text">
      <style:text-properties fo:color="#000000" loext:opacity="100%" officeooo:rsid="0044bb92"/>
    </style:style>
    <style:style style:name="T29" style:family="text">
      <style:text-properties fo:color="#c9211e" loext:opacity="100%" fo:font-size="12pt" fo:font-weight="normal" officeooo:rsid="0003ee53" style:font-size-asian="12pt" style:font-weight-asian="normal" style:font-size-complex="12pt" style:font-weight-complex="normal"/>
    </style:style>
    <style:style style:name="T30" style:family="text">
      <style:text-properties fo:color="#c9211e" loext:opacity="100%" officeooo:rsid="00230098"/>
    </style:style>
    <style:style style:name="T31" style:family="text">
      <style:text-properties officeooo:rsid="000eef4b"/>
    </style:style>
    <style:style style:name="T32" style:family="text">
      <style:text-properties officeooo:rsid="000f8cc9"/>
    </style:style>
    <style:style style:name="T33" style:family="text">
      <style:text-properties officeooo:rsid="00111dfe"/>
    </style:style>
    <style:style style:name="T34" style:family="text">
      <style:text-properties officeooo:rsid="0012fe92"/>
    </style:style>
    <style:style style:name="T35" style:family="text">
      <style:text-properties fo:font-weight="bold" style:font-weight-asian="bold" style:font-weight-complex="bold"/>
    </style:style>
    <style:style style:name="T36" style:family="text">
      <style:text-properties fo:font-weight="bold" officeooo:rsid="00111dfe" style:font-weight-asian="bold" style:font-weight-complex="bold"/>
    </style:style>
    <style:style style:name="T37" style:family="text">
      <style:text-properties fo:font-weight="bold" officeooo:rsid="0012fe92" style:font-weight-asian="bold" style:font-weight-complex="bold"/>
    </style:style>
    <style:style style:name="T38" style:family="text">
      <style:text-properties fo:font-weight="bold" officeooo:rsid="001c05f2" style:font-weight-asian="bold" style:font-weight-complex="bold"/>
    </style:style>
    <style:style style:name="T39" style:family="text">
      <style:text-properties fo:font-weight="bold" officeooo:rsid="00951ec4" style:font-weight-asian="bold" style:font-weight-complex="bold"/>
    </style:style>
    <style:style style:name="T40" style:family="text">
      <style:text-properties fo:font-weight="bold" officeooo:rsid="0089c013" style:font-weight-asian="bold" style:font-weight-complex="bold"/>
    </style:style>
    <style:style style:name="T41" style:family="text">
      <style:text-properties fo:font-weight="bold" officeooo:rsid="009ccc30" style:font-weight-asian="bold" style:font-weight-complex="bold"/>
    </style:style>
    <style:style style:name="T42" style:family="text">
      <style:text-properties fo:font-weight="bold" officeooo:rsid="009f4293" style:font-weight-asian="bold" style:font-weight-complex="bold"/>
    </style:style>
    <style:style style:name="T43" style:family="text">
      <style:text-properties officeooo:rsid="0014df78"/>
    </style:style>
    <style:style style:name="T44" style:family="text">
      <style:text-properties fo:font-size="11pt" style:font-size-asian="11pt" style:font-size-complex="11pt"/>
    </style:style>
    <style:style style:name="T45" style:family="text">
      <style:text-properties fo:font-size="11pt" fo:font-weight="normal" style:font-size-asian="11pt" style:font-weight-asian="normal" style:font-size-complex="11pt" style:font-weight-complex="normal"/>
    </style:style>
    <style:style style:name="T46" style:family="text">
      <style:text-properties fo:font-size="11pt" fo:font-weight="normal" officeooo:rsid="0024d130" style:font-size-asian="11pt" style:font-weight-asian="normal" style:font-size-complex="11pt"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326dd7" style:font-weight-asian="normal" style:font-weight-complex="normal"/>
    </style:style>
    <style:style style:name="T49" style:family="text">
      <style:text-properties fo:font-weight="normal" officeooo:rsid="0045c95a" style:font-weight-asian="normal" style:font-weight-complex="normal"/>
    </style:style>
    <style:style style:name="T50" style:family="text">
      <style:text-properties fo:font-weight="normal" officeooo:rsid="0047c2f8" style:font-weight-asian="normal" style:font-weight-complex="normal"/>
    </style:style>
    <style:style style:name="T51" style:family="text">
      <style:text-properties fo:font-weight="normal" officeooo:rsid="0049de4c" style:font-weight-asian="normal" style:font-weight-complex="normal"/>
    </style:style>
    <style:style style:name="T52" style:family="text">
      <style:text-properties fo:font-weight="normal" officeooo:rsid="004ccd53" style:font-weight-asian="normal" style:font-weight-complex="normal"/>
    </style:style>
    <style:style style:name="T53" style:family="text">
      <style:text-properties fo:font-weight="normal" officeooo:rsid="0051f1ba" style:font-weight-asian="normal" style:font-weight-complex="normal"/>
    </style:style>
    <style:style style:name="T54" style:family="text">
      <style:text-properties fo:font-weight="normal" officeooo:rsid="005a0c10" style:font-weight-asian="normal" style:font-weight-complex="normal"/>
    </style:style>
    <style:style style:name="T55" style:family="text">
      <style:text-properties fo:font-weight="normal" officeooo:rsid="005af777" style:font-weight-asian="normal" style:font-weight-complex="normal"/>
    </style:style>
    <style:style style:name="T56" style:family="text">
      <style:text-properties fo:font-weight="normal" officeooo:rsid="005ba9fd" style:font-weight-asian="normal" style:font-weight-complex="normal"/>
    </style:style>
    <style:style style:name="T57" style:family="text">
      <style:text-properties fo:font-weight="normal" officeooo:rsid="006aaf18" style:font-weight-asian="normal" style:font-weight-complex="normal"/>
    </style:style>
    <style:style style:name="T58" style:family="text">
      <style:text-properties fo:font-weight="normal" officeooo:rsid="006e0a8f" style:font-weight-asian="normal" style:font-weight-complex="normal"/>
    </style:style>
    <style:style style:name="T59" style:family="text">
      <style:text-properties fo:font-weight="normal" officeooo:rsid="006feae1" style:font-weight-asian="normal" style:font-weight-complex="normal"/>
    </style:style>
    <style:style style:name="T60" style:family="text">
      <style:text-properties fo:font-weight="normal" officeooo:rsid="00707e0b" style:font-weight-asian="normal" style:font-weight-complex="normal"/>
    </style:style>
    <style:style style:name="T61" style:family="text">
      <style:text-properties fo:font-weight="normal" officeooo:rsid="005d2400" style:font-weight-asian="normal" style:font-weight-complex="normal"/>
    </style:style>
    <style:style style:name="T62" style:family="text">
      <style:text-properties fo:font-weight="normal" officeooo:rsid="008aa244" style:font-weight-asian="normal" style:font-weight-complex="normal"/>
    </style:style>
    <style:style style:name="T63" style:family="text">
      <style:text-properties fo:font-weight="normal" officeooo:rsid="00a18b84" style:font-weight-asian="normal" style:font-weight-complex="normal"/>
    </style:style>
    <style:style style:name="T64" style:family="text">
      <style:text-properties officeooo:rsid="001e935c"/>
    </style:style>
    <style:style style:name="T65" style:family="text">
      <style:text-properties officeooo:rsid="002199ec"/>
    </style:style>
    <style:style style:name="T66" style:family="text">
      <style:text-properties officeooo:rsid="0024d130"/>
    </style:style>
    <style:style style:name="T67" style:family="text">
      <style:text-properties officeooo:rsid="00264ed4"/>
    </style:style>
    <style:style style:name="T68" style:family="text">
      <style:text-properties officeooo:rsid="002a2d6d"/>
    </style:style>
    <style:style style:name="T69" style:family="text">
      <style:text-properties officeooo:rsid="002e6151"/>
    </style:style>
    <style:style style:name="T70" style:family="text">
      <style:text-properties officeooo:rsid="003b6165"/>
    </style:style>
    <style:style style:name="T71" style:family="text">
      <style:text-properties officeooo:rsid="003ee0bd"/>
    </style:style>
    <style:style style:name="T72" style:family="text">
      <style:text-properties officeooo:rsid="0047c2f8"/>
    </style:style>
    <style:style style:name="T73" style:family="text">
      <style:text-properties officeooo:rsid="004ebef9"/>
    </style:style>
    <style:style style:name="T74" style:family="text">
      <style:text-properties officeooo:rsid="005af777"/>
    </style:style>
    <style:style style:name="T75" style:family="text">
      <style:text-properties officeooo:rsid="006ead5e"/>
    </style:style>
    <style:style style:name="T76" style:family="text">
      <style:text-properties officeooo:rsid="006feae1"/>
    </style:style>
    <style:style style:name="T77" style:family="text">
      <style:text-properties officeooo:rsid="0073ef0a"/>
    </style:style>
    <style:style style:name="T78" style:family="text">
      <style:text-properties officeooo:rsid="00755e30"/>
    </style:style>
    <style:style style:name="T79" style:family="text">
      <style:text-properties officeooo:rsid="0078d92e"/>
    </style:style>
    <style:style style:name="T80" style:family="text">
      <style:text-properties officeooo:rsid="007c78e9"/>
    </style:style>
    <style:style style:name="T81" style:family="text">
      <style:text-properties officeooo:rsid="0081fc9a"/>
    </style:style>
    <style:style style:name="T82" style:family="text">
      <style:text-properties officeooo:rsid="008286e5"/>
    </style:style>
    <style:style style:name="T83" style:family="text">
      <style:text-properties officeooo:rsid="008aa244"/>
    </style:style>
    <style:style style:name="T84" style:family="text">
      <style:text-properties officeooo:rsid="008ffb34"/>
    </style:style>
    <style:style style:name="T85" style:family="text">
      <style:text-properties officeooo:rsid="0091c7f4"/>
    </style:style>
    <style:style style:name="T86" style:family="text">
      <style:text-properties officeooo:rsid="0092c697"/>
    </style:style>
    <style:style style:name="T87" style:family="text">
      <style:text-properties officeooo:rsid="00937979"/>
    </style:style>
    <style:style style:name="T88" style:family="text">
      <style:text-properties officeooo:rsid="00944770"/>
    </style:style>
    <style:style style:name="T89" style:family="text">
      <style:text-properties officeooo:rsid="00951ec4"/>
    </style:style>
    <style:style style:name="T90" style:family="text">
      <style:text-properties officeooo:rsid="009565df"/>
    </style:style>
    <style:style style:name="T91" style:family="text">
      <style:text-properties officeooo:rsid="00962bf4"/>
    </style:style>
    <style:style style:name="T92" style:family="text">
      <style:text-properties officeooo:rsid="00970c7e"/>
    </style:style>
    <style:style style:name="T93" style:family="text">
      <style:text-properties officeooo:rsid="0098cca5"/>
    </style:style>
    <style:style style:name="T94" style:family="text">
      <style:text-properties officeooo:rsid="009907b6"/>
    </style:style>
    <style:style style:name="T95" style:family="text">
      <style:text-properties fo:font-style="normal" style:font-style-asian="normal" style:font-style-complex="normal"/>
    </style:style>
    <style:style style:name="T96" style:family="text">
      <style:text-properties fo:font-style="normal" officeooo:rsid="009907b6" style:font-style-asian="normal" style:font-style-complex="normal"/>
    </style:style>
    <style:style style:name="T97" style:family="text">
      <style:text-properties officeooo:rsid="009ad35d"/>
    </style:style>
    <style:style style:name="T98" style:family="text">
      <style:text-properties officeooo:rsid="00a24cec"/>
    </style:style>
    <style:style style:name="T99" style:family="text">
      <style:text-properties officeooo:rsid="00a2e5d2"/>
    </style:style>
    <style:style style:name="T100" style:family="text">
      <style:text-properties officeooo:rsid="00a5b6a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text:span text:style-name="Strong_20_Emphasis">Chapter 3: </text:span><text:span text:style-name="Strong_20_Emphasis"><text:span text:style-name="T31">Results and</text:span></text:span><text:span text:style-name="Strong_20_Emphasis"> findings on shared decision-making </text:span><text:span text:style-name="Strong_20_Emphasis"><text:span text:style-name="T32">and autonomy</text:span></text:span><text:span text:style-name="Strong_20_Emphasis"><text:line-break/><text:line-break/></text:span><text:span text:style-name="Strong_20_Emphasis"><text:span text:style-name="T14">Summary: This chapter presents the collected body of experiential knowledge gathered through three distinct surveys, each offering critical insights into the lived effects of psychiatric practice and the possibilities for ethical transformation. Rather than reducing responses to aggregate data, the surveys foreground personal testimony, relational complexity, and institutional critique from the standpoint of those directly involved. Across roles and contexts, respondents describe systems that often operate in contradiction to their stated principles: labels that harm rather than guide, interventions applied without consent or reflection, and institutional routines that override dialogue, continuity, and care. Yet within these accounts emerge clear patterns of awareness and resistance. Many professionals—particularly those with decades of experience—report acting ethically despite systemic constraints, advocating for relational practices and exposing the costs of rigid diagnostic thinking and medication-centered paradigms. Experiences of marginalization, misdiagnosis, and silence recur across responses, but so do concrete efforts to build trust, protect autonomy, and implement dialogical approaches even without formal support. In the first survey alone, over 300 individuals—primarily survivors and relatives—shared their experiences around psychiatric labeling, with striking consistency in reporting harm, coercion, and diagnostic violence masked as treatment. Their accounts form a densely layered indictment of systemic practices that deny context, erase agency, and substitute protocol for presence. From these narratives, it becomes evident that the psychiatric system is not monolithic: its failings are widely known by those within it, and its transformation is already being quietly pursued by those who refuse to normalize harm. This chapter does not claim representativeness, but it does offer rare access to professional, survivor, and family perspectives often excluded from policy discourse. Their convergence points toward urgent systemic changes that are both realistic and necessary—if institutions are willing to listen.</text:span></text:span></text:h>
      <text:h text:style-name="P86" text:outline-level="4"><text:span text:style-name="Strong_20_Emphasis"><text:line-break/>3.1 </text:span><text:span text:style-name="Strong_20_Emphasis"><text:span text:style-name="T100">I</text:span></text:span><text:span text:style-name="Strong_20_Emphasis">ntroduction<text:line-break/><text:line-break/><text:line-break/><text:line-break/>3.1 </text:span><text:span text:style-name="Strong_20_Emphasis"><text:span text:style-name="T100">Introduction to survey based results</text:span></text:span></text:h>
      <text:p text:style-name="Text_20_body">The present chapter begins with a corpus of surveys that operate not as statistical instruments, but as distributed ethical mechanisms to capture and amplify situated knowledge within psychiatry. Designed with an intentionally open, reflective architecture, the surveys collected here reject the premise of objectivity through abstraction. Instead, they affirm that meaningful insight arises from the intersection of direct experience, professional engagement, and structural position. Each respondent—whether a clinician, researcher, relative, or survivor—contributes not data points, but testimony. These responses are not to be interpreted as representative in a numerical sense, but as collectively diagnostic of systemic conditions otherwise ignored or normalized.</text:p>
      <text:p text:style-name="Text_20_body">The function of this block is not to test hypotheses through formal generalization, but to foreground the epistemic validity of lived experience, to map patterns of harm and ethical dissent, and to gather practical knowledge from those who operate inside, alongside, or in tension with psychiatric institutions. The surveys thus serve as participatory acts of witnessing. They were distributed with minimal constraint, favoring narrative prompts, long-form reflections, and context-specific inquiries over fixed-response structures. Their internal consistency arises from this methodological coherence: to restore dignity to the voices long made marginal, and to expose—through repetition, nuance, and contradiction—the systemic mechanisms by which autonomy is denied, violence is institutionalized, and care becomes conditional on submission.</text:p>
      <text:p text:style-name="Text_20_body"><text:soft-page-break/>What follows is not a presentation of frequencies or statistical correlations, but a structured analysis of thematic convergence. Across the three surveys, certain patterns are undeniable: coercion masquerading as care; medication regimes enforced without sufficient cause or review; diagnoses imposed without adequate assessment or informed consent; dialogical practices marginalized despite evidence of their effectiveness; and practitioners navigating deep ethical conflicts without institutional support. Yet these same narratives also reveal points of resistance: professionals quietly adapting practice, users reclaiming meaning, and families demanding recognition. In making space for this knowledge, the survey block fulfills its purpose—not as measurement, but as interruption, confrontation, and reconfiguration of what counts as evidence in psychiatric reform.</text:p>
      <text:h text:style-name="Heading_20_4" text:outline-level="4"><text:span text:style-name="Strong_20_Emphasis">3.</text:span><text:span text:style-name="Strong_20_Emphasis"><text:span text:style-name="T33">1.1</text:span></text:span><text:span text:style-name="Strong_20_Emphasis"> “Schizophrenia”: A Study on Psychiatric Labels and Their Consequences</text:span></text:h>
      <text:p text:style-name="Text_20_body">This section analyzes the survey titled “Schizophrenia: a study on psychiatric labels,” initially deployed to gather qualitative data on the experience and effects of receiving—or witnessing others receive—this specific diagnosis. The results present an overwhelming pattern of social abandonment, medical harm, iatrogenic trauma, and institutional complicity. Respondents included professionals, family members, and diagnosed individuals who offered unfiltered accounts of coercion, suffering, and often irreversible life damage. What emerges is a layered diagnosis of the diagnostic act itself: a medical labeling that produces marginalization rather than care. The responses not only describe harm but also articulate collective insight into the mechanisms of structural violence, evidencing the need for deep legal, ethical, and epistemic reconsideration.<text:line-break/><text:line-break/><text:span text:style-name="T35">Purpose: </text:span>This survey aimed to investigate how the diagnostic labels “schizophrenia” and “psychosis” are experienced, applied, understood, and contested across multiple roles—by users, relatives, and mental health professionals. Its primary goal was to unpack the ethical, social, and clinical implications of labeling practices in psychiatry, with special attention to their effects on identity, relationships, institutional processes, and access to justice and care. The survey combined structured quantitative items with open-ended qualitative responses to enable a textured and participatory account of diagnostic power and its lived consequences.</text:p>
      <text:p text:style-name="Text_20_body"><text:span text:style-name="T35">Connection to thesis: </text:span>This survey is foundational to the thesis’s core argument that any ethical system of care must prioritize shared decision-making, autonomy, and structural support over institutional inertia, professional control, or epistemic violence. It exposes how the labeling process—far from being neutral—can damage trust, obstruct care, and obscure lived experiences behind abstract classifications. The findings reveal that many respondents, particularly those with lived experience and reflective professionals, associate these labels not with healing or understanding, but with loss of agency, trauma, and long-term harm. Across the data, powerful critiques emerge about the misuse of diagnosis as a tool of control rather than collaboration, with significant concern for the way these labels are used to bypass personal narratives, silence alternative interpretations, and justify coercive measures. Racial and ethnic bias, overpathologization, and the perception of dangerousness are reported as frequent outcomes, further isolating individuals and reinforcing stigma. Many also reflect on the failure of services to offer trauma-informed, contextualized care that respects personal meaning-making and biographical complexity. <text:span text:style-name="T43">T</text:span>he survey <text:span text:style-name="T43">also </text:span>captures the tension between professional communication needs and ethical constraints. While some clinicians defend diagnostic shorthand as useful, most agree that any benefit is undermined when such language becomes totalizing or is used outside of collaborative frameworks. Many call for reform—<text:soft-page-break/>adopting narrative formulations, shared interpretations, and the Power-Threat-Meaning Framework, among others—to replace static diagnoses with person-centered understandings.</text:p>
      <text:p text:style-name="Text_20_body"/>
      <text:p text:style-name="Text_20_body">This evidence supports the thesis’s broader commitment to psychiatric reform rooted in dignity, mutual recognition, and cultural transformation. The responses challenge professional normalization of outdated practices and illuminate viable, already-practiced alternatives grounded in collaboration and care ethics. They confirm the urgency of rejecting pathologizing language and call for multidisciplinary retraining, community support, and dialogical practices as conditions for any legitimate mental health system in the 21st century.</text:p>
      <text:p text:style-name="Text_20_body"><text:span text:style-name="T35">Respondent demographics and roles: </text:span>The survey gathered responses from a total of 356 individuals who occupy a diverse array of roles in relation to psychiatric diagnoses, particularly concerning "schizophrenia" and "psychosis." Of these, 21% were individuals who had personally received such diagnoses, while 10% had received a different psychiatric diagnosis. A substantial proportion—24%—identified as family members or close friends of someone diagnosed. Most notably, 36% of respondents were mental health professionals, including psychiatrists, psychologists, social workers, and general practitioners. The remaining respondents included students, advocates, caregivers, and individuals engaged with the mental health system in other capacities. This distribution ensures a broad experiential base from which to understand diagnostic impact, relational dynamics, and systemic failure. The range of participants underscores that psychiatric labeling is not a marginal issue but one that touches lives across personal, familial, and institutional domains. The depth of their testimonies confirms the necessity of reform rooted in recognition, co-responsibility, and dignity.<text:line-break/><text:line-break/><text:span text:style-name="Strong_20_Emphasis">Table: Respondent Roles and Demographic Breakdow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9">Role/Relationship to Diagnosis</text:p>
            </table:table-cell>
            <table:table-cell table:style-name="Table1.A1" office:value-type="string">
              <text:p text:style-name="P27">Count</text:p>
            </table:table-cell>
            <table:table-cell table:style-name="Table1.A1" office:value-type="string">
              <text:p text:style-name="P27">Percentage</text:p>
            </table:table-cell>
          </table:table-row>
        </table:table-header-rows>
        <table:table-row>
          <table:table-cell table:style-name="Table1.A1" office:value-type="string">
            <text:p text:style-name="P25">Has received a diagnosis related to “schizophrenia” or “psychosis”</text:p>
          </table:table-cell>
          <table:table-cell table:style-name="Table1.A1" office:value-type="string">
            <text:p text:style-name="P26">75</text:p>
          </table:table-cell>
          <table:table-cell table:style-name="Table1.A1" office:value-type="string">
            <text:p text:style-name="P26">21.07%</text:p>
          </table:table-cell>
        </table:table-row>
        <table:table-row>
          <table:table-cell table:style-name="Table1.A1" office:value-type="string">
            <text:p text:style-name="P25">Has received another psychiatric diagnosis</text:p>
          </table:table-cell>
          <table:table-cell table:style-name="Table1.A1" office:value-type="string">
            <text:p text:style-name="P26">35</text:p>
          </table:table-cell>
          <table:table-cell table:style-name="Table1.A1" office:value-type="string">
            <text:p text:style-name="P26">9.83%</text:p>
          </table:table-cell>
        </table:table-row>
        <table:table-row>
          <table:table-cell table:style-name="Table1.A1" office:value-type="string">
            <text:p text:style-name="P25">Has a family member or friend diagnosed with “schizophrenia” or “psychosis”</text:p>
          </table:table-cell>
          <table:table-cell table:style-name="Table1.A1" office:value-type="string">
            <text:p text:style-name="P26">86</text:p>
          </table:table-cell>
          <table:table-cell table:style-name="Table1.A1" office:value-type="string">
            <text:p text:style-name="P26">24.16%</text:p>
          </table:table-cell>
        </table:table-row>
        <table:table-row>
          <table:table-cell table:style-name="Table1.A1" office:value-type="string">
            <text:p text:style-name="P25">Is a mental health professional (psychiatrist, psychologist, nurse, social worker, etc.)</text:p>
          </table:table-cell>
          <table:table-cell table:style-name="Table1.A1" office:value-type="string">
            <text:p text:style-name="P26">128</text:p>
          </table:table-cell>
          <table:table-cell table:style-name="Table1.A1" office:value-type="string">
            <text:p text:style-name="P26">35.96%</text:p>
          </table:table-cell>
        </table:table-row>
        <table:table-row>
          <table:table-cell table:style-name="Table1.A1" office:value-type="string">
            <text:p text:style-name="P25">Not any of the above, but interested in mental health</text:p>
          </table:table-cell>
          <table:table-cell table:style-name="Table1.A1" office:value-type="string">
            <text:p text:style-name="P26">11</text:p>
          </table:table-cell>
          <table:table-cell table:style-name="Table1.A1" office:value-type="string">
            <text:p text:style-name="P26">3.09%</text:p>
          </table:table-cell>
        </table:table-row>
        <table:table-row>
          <table:table-cell table:style-name="Table1.A1" office:value-type="string">
            <text:p text:style-name="P25">Other (students, professionals outside psychiatry, affected parents, advocacy roles, etc.)</text:p>
          </table:table-cell>
          <table:table-cell table:style-name="Table1.A1" office:value-type="string">
            <text:p text:style-name="P26">22</text:p>
          </table:table-cell>
          <table:table-cell table:style-name="Table1.A1" office:value-type="string">
            <text:p text:style-name="P26">6.18%</text:p>
          </table:table-cell>
        </table:table-row>
        <table:table-row>
          <table:table-cell table:style-name="Table1.A1" office:value-type="string">
            <text:p text:style-name="P25">Responses not completed or excluded</text:p>
          </table:table-cell>
          <table:table-cell table:style-name="Table1.A1" office:value-type="string">
            <text:p text:style-name="P26">34</text:p>
          </table:table-cell>
          <table:table-cell table:style-name="Table1.A1" office:value-type="string">
            <text:p text:style-name="P26">9.55%</text:p>
          </table:table-cell>
        </table:table-row>
      </table:table>
      <text:p text:style-name="Text_20_body"/>
      <text:p text:style-name="Text_20_body">Across the wide spectrum of responses collected, several powerful and recurring themes emerged that speak directly to the epistemic, structural, and interpersonal consequences of psychiatric labeling—particularly concerning “schizophrenia” and “psychosis.” These labels were overwhelmingly described not as neutral tools of care, but as symbols of stigma, marginalization, and institutional power. One of the most salient patterns was the perception that these diagnoses often <text:span text:style-name="Strong_20_Emphasis">fail to represent the individual’s experience</text:span>, instead functioning as reductive markers that obscure biography, context, and relational meaning. As one respondent put it: <text:span text:style-name="Emphasis">“What I lived through wasn’t an illness—it was loss, grief, fear. But they just called it schizophrenia and ignored everything else.”</text:span></text:p>
      <text:p text:style-name="Text_20_body"><text:soft-page-break/>This narrative of reduction was closely linked to another major theme: <text:span text:style-name="Strong_20_Emphasis">iatrogenic harm through diagnosis</text:span>. Many respondents—including professionals—described how receiving or applying such labels can initiate a cascade of loss: trust, employment, relational support, and even self-worth. Several users described the label itself as more devastating than the experiences that led to their crisis. This idea was powerfully echoed in statements like: <text:span text:style-name="Emphasis">“The diagnosis destroyed my life more than the psychosis ever did.”</text:span></text:p>
      <text:p text:style-name="Text_20_body"><text:span text:style-name="Strong_20_Emphasis"><text:span text:style-name="T47">Distrust in psychiatric services</text:span></text:span><text:span text:style-name="T47"> was another widespread concern. Respondents cited routine diagnostic processes as opaque, non-consensual, and imposed. Family members, too, often reported being excluded from understanding or participating in care decisions. Professionals shared their own discomfort with the rigidity and social impact of these labels, noting that the system frequently pressures them to use diagnoses that do not match the nuanced reality of their clients’ lives. One psychologist remarked: </text:span><text:span text:style-name="Emphasis"><text:span text:style-name="T47">“I use these terms in reports because I have to—not because they help the person in front of me.”</text:span></text:span></text:p>
      <text:p text:style-name="Text_20_body"><text:span text:style-name="T47">A significant number of respondents also highlighted </text:span><text:span text:style-name="Strong_20_Emphasis"><text:span text:style-name="T47">structural bias and racialization</text:span></text:span><text:span text:style-name="T47">, affirming that race, ethnicity, and social class frequently influence how diagnoses are distributed and interpreted. The perception of </text:span><text:span text:style-name="Strong_20_Emphasis"><text:span text:style-name="T47">dangerousness</text:span></text:span><text:span text:style-name="T47"> attached to the “schizophrenia” label was seen as a persistent driver of exclusion and coercion, particularly among men, migrants, and racialized individuals. These social dynamics are not anecdotal but form a pattern that reinforces the thesis’s core claim that psychiatric systems often reproduce, rather than correct, social injustice.</text:span></text:p>
      <text:p text:style-name="Text_20_body"><text:span text:style-name="T47">Finally, despite the prevalence of these critiques, respondents also offered </text:span><text:span text:style-name="Strong_20_Emphasis"><text:span text:style-name="T47">constructive alternatives</text:span></text:span><text:span text:style-name="T47">, many aligned with dialogical and trauma-informed care. Suggestions included abandoning the terms entirely, adopting narrative formulations, or using frameworks like the Power Threat Meaning Framework. These proposals did not come from a place of rejection but from a desire to rebuild care around </text:span><text:span text:style-name="Strong_20_Emphasis"><text:span text:style-name="T47">trust, dignity, and mutual understanding</text:span></text:span><text:span text:style-name="T47">. As one professional respondent wrote: </text:span><text:span text:style-name="Emphasis"><text:span text:style-name="T47">“We don’t need to call people schizophrenic to help them. We need to listen.”</text:span></text:span></text:p>
      <text:p text:style-name="P54">These patterns confirm that resistance to diagnostic violence is not confined to activists or survivors but is widespread among those working within the system. The convergence of voices across positions and contexts offers a coherent, evidence-based argument for structural transformation—a shift away from fixed labels and toward ethical, context-aware, and autonomy-respecting models of care.</text:p>
      <text:h text:style-name="Heading_20_3" text:outline-level="3"><text:span text:style-name="Strong_20_Emphasis">Table: recurring themes and key findings</text:span><text:span text:style-name="T44"/></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text:span text:style-name="T44">Theme</text:span></text:span></text:p>
            </table:table-cell>
            <table:table-cell table:style-name="Table2.A1" office:value-type="string">
              <text:p text:style-name="Table_20_Heading"><text:span text:style-name="Strong_20_Emphasis"><text:span text:style-name="T44">Key Finding</text:span></text:span></text:p>
            </table:table-cell>
            <table:table-cell table:style-name="Table2.A1" office:value-type="string">
              <text:p text:style-name="Table_20_Heading"><text:span text:style-name="Strong_20_Emphasis"><text:span text:style-name="T44">Illustrative Quote</text:span></text:span></text:p>
            </table:table-cell>
          </table:table-row>
        </table:table-header-rows>
        <table:table-row>
          <table:table-cell table:style-name="Table2.A1" office:value-type="string">
            <text:p text:style-name="Table_20_Contents"><text:span text:style-name="Strong_20_Emphasis"><text:span text:style-name="T45">Diagnostic labels as identity erasure</text:span></text:span></text:p>
          </table:table-cell>
          <table:table-cell table:style-name="Table2.A1" office:value-type="string">
            <text:p text:style-name="P32">Diagnoses are seen as reductive, failing to reflect personal experience.</text:p>
          </table:table-cell>
          <table:table-cell table:style-name="Table2.A1" office:value-type="string">
            <text:p text:style-name="P32">“They didn’t ask what happened to me—just what was wrong.”</text:p>
          </table:table-cell>
        </table:table-row>
        <table:table-row>
          <table:table-cell table:style-name="Table2.A1" office:value-type="string">
            <text:p text:style-name="Table_20_Contents"><text:span text:style-name="Strong_20_Emphasis"><text:span text:style-name="T45">Iatrogenic harm from labeling</text:span></text:span></text:p>
          </table:table-cell>
          <table:table-cell table:style-name="Table2.A1" office:value-type="string">
            <text:p text:style-name="P32">Being labeled “schizophrenic” often causes more suffering than the crisis itself.</text:p>
          </table:table-cell>
          <table:table-cell table:style-name="Table2.A1" office:value-type="string">
            <text:p text:style-name="P32">“The label did more damage than the breakdown.”</text:p>
          </table:table-cell>
        </table:table-row>
        <table:table-row>
          <table:table-cell table:style-name="Table2.A1" office:value-type="string">
            <text:p text:style-name="Table_20_Contents"><text:span text:style-name="Strong_20_Emphasis"><text:span text:style-name="T45">Loss of trust in professionals</text:span></text:span></text:p>
          </table:table-cell>
          <table:table-cell table:style-name="Table2.A1" office:value-type="string">
            <text:p text:style-name="P32">Labels break trust and hinder open communication.</text:p>
          </table:table-cell>
          <table:table-cell table:style-name="Table2.A1" office:value-type="string">
            <text:p text:style-name="P32">“After the diagnosis, they stopped listening altogether.”</text:p>
          </table:table-cell>
        </table:table-row>
        <table:table-row>
          <table:table-cell table:style-name="Table2.A1" office:value-type="string">
            <text:p text:style-name="Table_20_Contents"><text:span text:style-name="Strong_20_Emphasis"><text:span text:style-name="T45">Institutional coercion and silencing</text:span></text:span></text:p>
          </table:table-cell>
          <table:table-cell table:style-name="Table2.A1" office:value-type="string">
            <text:p text:style-name="P32">Diagnostic practices are imposed, not negotiated.</text:p>
          </table:table-cell>
          <table:table-cell table:style-name="Table2.A1" office:value-type="string">
            <text:p text:style-name="P32">“I was never asked if I agreed—they just wrote it down.”</text:p>
          </table:table-cell>
        </table:table-row>
        <table:table-row>
          <table:table-cell table:style-name="Table2.A1" office:value-type="string">
            <text:p text:style-name="Table_20_Contents"><text:span text:style-name="Strong_20_Emphasis"><text:span text:style-name="T45">Fear and stigma in social perception</text:span></text:span></text:p>
          </table:table-cell>
          <table:table-cell table:style-name="Table2.A1" office:value-type="string">
            <text:p text:style-name="P32">Public and professional discourse associate diagnosis with dangerousness.</text:p>
          </table:table-cell>
          <table:table-cell table:style-name="Table2.A1" office:value-type="string">
            <text:p text:style-name="P32">“People avoid you once they hear the word ‘schizophrenia.’”</text:p>
          </table:table-cell>
        </table:table-row>
        <table:table-row>
          <table:table-cell table:style-name="Table2.A1" office:value-type="string">
            <text:p text:style-name="Table_20_Contents"><text:span text:style-name="Strong_20_Emphasis"><text:span text:style-name="T45">Ethnic and class bias in diagnosis</text:span></text:span></text:p>
          </table:table-cell>
          <table:table-cell table:style-name="Table2.A1" office:value-type="string">
            <text:p text:style-name="P32">Minorities and migrants report over-diagnosis and misinterpretation.</text:p>
          </table:table-cell>
          <table:table-cell table:style-name="Table2.A1" office:value-type="string">
            <text:p text:style-name="P32">“I was treated as violent before I even spoke.”</text:p>
          </table:table-cell>
        </table:table-row>
        <text:soft-page-break/>
        <table:table-row>
          <table:table-cell table:style-name="Table2.A1" office:value-type="string">
            <text:p text:style-name="Table_20_Contents"><text:span text:style-name="Strong_20_Emphasis"><text:span text:style-name="T45">Resistance from within the system</text:span></text:span></text:p>
          </table:table-cell>
          <table:table-cell table:style-name="Table2.A1" office:value-type="string">
            <text:p text:style-name="P32">Many professionals express discomfort with labels and seek new approaches.</text:p>
          </table:table-cell>
          <table:table-cell table:style-name="Table2.A1" office:value-type="string">
            <text:p text:style-name="P32">“I use the term for the system—not for the person.”</text:p>
          </table:table-cell>
        </table:table-row>
        <table:table-row>
          <table:table-cell table:style-name="Table2.A1" office:value-type="string">
            <text:p text:style-name="Table_20_Contents"><text:span text:style-name="Strong_20_Emphasis"><text:span text:style-name="T45">Desire for narrative and contextual care</text:span></text:span></text:p>
          </table:table-cell>
          <table:table-cell table:style-name="Table2.A1" office:value-type="string">
            <text:p text:style-name="P32">Respondents prefer explanatory models that include trauma, biography, and meaning.</text:p>
          </table:table-cell>
          <table:table-cell table:style-name="Table2.A1" office:value-type="string">
            <text:p text:style-name="P32">“Call it grief, call it trauma—but not a disease.”</text:p>
          </table:table-cell>
        </table:table-row>
        <table:table-row>
          <table:table-cell table:style-name="Table2.A1" office:value-type="string">
            <text:p text:style-name="Table_20_Contents"><text:span text:style-name="Strong_20_Emphasis"><text:span text:style-name="T45">Suggestions for reform</text:span></text:span></text:p>
          </table:table-cell>
          <table:table-cell table:style-name="Table2.A1" office:value-type="string">
            <text:p text:style-name="P32">Proposals include dialogical practice, shared narratives, and better training.</text:p>
          </table:table-cell>
          <table:table-cell table:style-name="Table2.A1" office:value-type="string">
            <text:p text:style-name="P32">“We need to learn how to listen before we diagnose.”</text:p>
          </table:table-cell>
        </table:table-row>
      </table:table>
      <text:p text:style-name="P30"/>
      <text:p text:style-name="P2"><text:span text:style-name="Strong_20_Emphasis"><text:span text:style-name="T47">The findings of this survey reveal a psychiatric system still deeply marked by asymmetrical power, structural neglect, and normative violence, where diagnostic categories like schizophrenia and psychosis often operate not as tools of support, but as instruments of erasure, control, and social exclusion. The most structurally relevant patterns—such as widespread mistrust toward professionals following diagnosis, the depersonalizing effect of labels, the racialization of diagnostic practices, and the reported silence around trauma—reflect a pervasive epistemic injustice, in which those most affected by mental health interventions are also those least heard, least protected, and least empowered to define their own experience.</text:span></text:span></text:p>
      <text:p text:style-name="Text_20_body"><text:span text:style-name="T47">Beyond interpersonal encounters, the use of fixed psychiatric labels emerges as a </text:span><text:span text:style-name="Strong_20_Emphasis"><text:span text:style-name="T47">systemic mechanism of overreach</text:span></text:span><text:span text:style-name="T47">, legitimizing coercion and silencing through clinical authority, while absolving services of the responsibility to contextualize distress, address social determinants, or offer genuine alternatives to biomedical narratives. These insights support the core thesis that true care requires the </text:span><text:span text:style-name="Strong_20_Emphasis"><text:span text:style-name="T47">redistribution of epistemic power</text:span></text:span><text:span text:style-name="T47">, the centering of first-person knowledge, and the systematic revision of training, protocols, and evaluative frameworks within mental health care.</text:span></text:p>
      <text:p text:style-name="Text_20_body"><text:span text:style-name="T47">And yet, the survey also uncovers signs of transformation already in motion. A considerable number of professionals—particularly those with years of reflective practice—are already distancing themselves from rigid diagnostic logics, advocating for person-centered, trauma-informed, and dialogical approaches grounded in </text:span><text:span text:style-name="Strong_20_Emphasis"><text:span text:style-name="T47">trust, shared meaning, and relational ethics</text:span></text:span><text:span text:style-name="T47">. This confirms that ethical change is not only possible but present, albeit insufficiently supported and often marginalized within dominant institutions. These voices, both from within and outside psychiatry, point to a future of the discipline in which </text:span><text:span text:style-name="Strong_20_Emphasis"><text:span text:style-name="T47">dignity, autonomy, and collective accountability</text:span></text:span><text:span text:style-name="T47"> guide clinical reasoning and policy design.</text:span></text:p>
      <text:p text:style-name="Text_20_body"><text:span text:style-name="T47">This survey contributes not only new data but a coherent critical map of the harms, tensions, and alternatives surrounding one of the most contested diagnoses in mental health. Its integration into this thesis reinforces the call for a </text:span><text:span text:style-name="Strong_20_Emphasis"><text:span text:style-name="T47">comprehensive, multi-level reform</text:span></text:span><text:span text:style-name="T47"> grounded in lived experience, interdisciplinary collaboration, and democratic values. It will inform further cross-survey analysis, comparative mapping of care paradigms, and concrete policy recommendations designed to end institutional violence, foster trust-based systems, and ensure that care becomes a space for recovery, not subjugation.</text:span></text:p>
      <text:h text:style-name="P1" text:outline-level="4"><text:span text:style-name="Strong_20_Emphasis">3.</text:span><text:span text:style-name="Strong_20_Emphasis"><text:span text:style-name="T33">1.2</text:span></text:span><text:span text:style-name="Strong_20_Emphasis"> Survey-Based Study on Open Dialogue in Spain</text:span></text:h>
      <text:p text:style-name="P47">This section embeds and contextualizes the peer-reviewed publication on the first wide-scale survey regarding the availability and perception of Open Dialogue among Spanish professionals. The inclusion of the full article as a documented scientific product reflects its foundational relevance: it provides a map of current understanding, resistances, and opportunities for change within the Spanish psychiatric system. The responses, although initially numerical, include open commentary that reveals systemic suspicion, underinvestment in training, and fragmented implementation. <text:soft-page-break/>Despite this, a notable cohort of respondents identify Open Dialogue as a model aligned with their ethical aspirations and a potential route to overcome coercion, diagnostic overreach, and the silencing of patients.</text:p>
      <text:p text:style-name="P47"><text:span text:style-name="Strong_20_Emphasis"><text:span text:style-name="T29"><text:line-break/></text:span></text:span></text:p>
      <text:p text:style-name="P4"><text:span text:style-name="T24">3.</text:span><text:span text:style-name="T25">1.3</text:span><text:span text:style-name="T24"> </text:span><text:span text:style-name="Strong_20_Emphasis">Embedded paper introduction: open dialogue as a structural framework for autonomy, recovery, and non-coercive mental health care</text:span></text:p>
      <text:p text:style-name="Text_20_body">The implementation and reception of Open Dialogue in the Spanish context provides a critical empirical and conceptual cornerstone for this dissertation’s central argument: that psychiatry must be reconfigured around principles of autonomy, voluntary participation, trauma-informed care, and sustained relational continuity. The Open Dialogue framework, developed in Western Lapland in the 1980s and 1990s (Seikkula et al., 2006), has gained international attention for its non-hierarchical, dialogical approach to mental health crises. Its core components—immediate help, continuity, network-based meetings, tolerance of uncertainty, and polyphonic dialogue—represent a paradigmatic departure from coercive, diagnosis-centered psychiatry. By centering the voice of the person in distress and involving their social network from the first contact, Open Dialogue proposes not a set of techniques but a structural reconfiguration of what counts as care (Olson et al., 2014; Buus et al., 2021). It is precisely this structural nature that makes Open Dialogue relevant not only as a model of intervention but as a lens through which systemic barriers to ethical practice can be analyzed.</text:p>
      <text:p text:style-name="Text_20_body">This chapter embeds and presents the first nationwide survey conducted in Spain on the knowledge, training, and institutional conditions surrounding Open Dialogue implementation. Developed collaboratively by professionals from multiple Spanish academic and clinical institutions, the survey emerged from the combined initiative of early adopters, researchers, and educators engaged in teaching, dissemination, and applied adaptation of dialogical practices. As a co-organizer of one of the foundational national conferences on Open Dialogue—hosted in partnership with HopenDialogue and involving a wide range of practitioners, researchers, and users—I had the opportunity to facilitate early conversations about the ethical, legal, and educational implications of its potential adoption. This work was not limited to conference-level engagement. It extended to participation in international Open Dialogue forums (both virtual and in-person), integration into clinical teaching and postgraduate instruction, and direct collaboration with professionals seeking to transition from traditional psychiatric paradigms to dialogically informed practices. The survey itself was disseminated through these channels, creating both a data-gathering instrument and a moment of national reflection on the feasibility of real systemic change.</text:p>
      <text:p text:style-name="Text_20_body">The scientific rationale for embedding this publication in the dissertation is twofold. First, it provides concrete evidence of professional awareness, interest, and ethical alignment with a model that rejects coercion and emphasizes shared decision-making—not as an ideal, but as a structured clinical commitment. Respondents report high levels of motivation to learn and apply Open Dialogue principles, while also revealing the institutional and epistemological resistance that inhibits its full implementation. This dual awareness—of both the promise and the obstacles—is crucial to understanding the structural dilemmas explored throughout this thesis. Second, the survey results directly validate many of the core findings derived from the other two surveys and the ethnographic work. They reveal that the deficits in current psychiatric practice are widely <text:soft-page-break/>recognized from within, and that better alternatives are not only theoretically available but already being sought by professionals across the system. This scientific embedding, therefore, is not merely contextual—it is integral to the research architecture of the thesis. It demonstrates that Open Dialogue is not an imported solution but a feasible, desired, and ethically necessary direction for local and international transformation in mental health care.</text:p>
      <text:p text:style-name="Text_20_body">As such, the article that follows should be read not as an isolated study, but as a substantiated contribution to the overall diagnosis and structural proposal articulated throughout this dissertation. It reveals both the system’s permeability and inertia, its ethical tensions and possibilities. It confirms that autonomy, recovery-oriented care, and non-violent psychiatric practice are not utopian aspirations but urgent imperatives—ones that have already taken root in the work of those willing to resist institutional conformity and reimagine what care could become.</text:p>
      <text:p text:style-name="P3"/>
      <text:h text:style-name="Heading_20_4" text:outline-level="4"><text:span text:style-name="Strong_20_Emphasis">3.</text:span><text:span text:style-name="Strong_20_Emphasis"><text:span text:style-name="T33">1.</text:span></text:span><text:span text:style-name="Strong_20_Emphasis"><text:span text:style-name="T1">4</text:span></text:span><text:span text:style-name="Strong_20_Emphasis"> Survey on Shared Decision-Making and Medication Management</text:span></text:h>
      <text:p text:style-name="P22">This section presents the results of the core survey conducted on shared decision-making in psychiatry, with a focus on medication use, deprescribing, and autonomy in clinical encounters. The survey’s qualitative architecture allowed respondents—many of whom are professionals themselves—to articulate in detail how real-world practices often contradict official policy claims. Responses highlight systemic barriers to collaborative care, including the asymmetry of information, institutional time constraints, cultural norms of medical authority, and fear of retaliation when dissenting. Several testimonies describe pathways toward hopeful practice, but these are exceptions. Most responses portray a system where patient voice is neutralized, and professional discretion is structured more by inertia than ethical reasoning. <text:span text:style-name="T75">The survey was active 105 days, and got 90 respondents, with an average response time of 41 minutes and a half, accumulating 63 full hours of expert insights.</text:span></text:p>
      <text:p text:style-name="P22"><text:span text:style-name="T35">Purpose: </text:span>The primary objective of this survey was to collect experiential, clinical, and professional perspectives on shared decision-making and long-term psychiatric medication use, with particular focus on misdiagnosis, autonomy, deprescribing, and institutional practices. The survey aimed to uncover both structural barriers and possible enablers to ethical, rights-based care practices. It invited responses from diverse actors—psychiatric survivors, caregivers, family members, and professionals across disciplines—regarding systemic patterns, diagnostic reliability, and opportunities for reform within mental health services.</text:p>
      <text:p text:style-name="P22"><text:span text:style-name="T35">Connection to the </text:span><text:span text:style-name="T38">t</text:span><text:span text:style-name="T35">hesis:</text:span> This survey forms a cornerstone of the thesis’s empirical base, offering insight into the lived consequences of power asymmetries in psychiatric contexts and the systemic normalization of coercive or negligent practices. It directly informs the overarching research aim: to develop scientifically and ethically grounded strategies for implementing shared decision-making, fostering personal and network-based autonomy, and interrupting the cycles of harm and epistemic injustice perpetuated by current psychiatric and social care systems.</text:p>
      <text:p text:style-name="P78"><text:span text:style-name="Strong_20_Emphasis">Respondent </text:span><text:span text:style-name="Strong_20_Emphasis"><text:span text:style-name="T64">d</text:span></text:span><text:span text:style-name="Strong_20_Emphasis">emographics and </text:span><text:span text:style-name="Strong_20_Emphasis"><text:span text:style-name="T64">r</text:span></text:span><text:span text:style-name="Strong_20_Emphasis">oles: </text:span>This survey gathered a diverse range of voices, with responses coming from individuals with direct lived experience of psychiatric diagnosis, family members, and mental health professionals. Of the total respondents, a significant portion identified as having personally experienced a diagnosis related to schizophrenia, psychosis, or other psychiatric conditions. Alongside them, relatives and caregivers of diagnosed individuals offered <text:soft-page-break/>critical insights into the impacts of treatment, institutional behavior, and long-term outcomes. Professionals—including psychiatrists, psychologists, social workers, and general practitioners—also contributed detailed observations on structural barriers, clinical culture, and ethical dilemmas within psychiatric practice. The demographic distribution confirms the multisectoral relevance of the issue and supports a triangulated interpretation of institutional dynamics, power asymmetries, and the pathways toward safer, more collaborative care. The presence of deeply reflective narratives across all roles signals a shared recognition of the need for reform and collective responsibility in addressing systemic dysfunctions.</text:p>
      <text:p text:style-name="P78"><text:line-break/></text:p>
      <text:p text:style-name="P22"><text:span text:style-name="Strong_20_Emphasis">Table: Respondent Roles and Participation</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text:span text:style-name="T44">Role / Relationship to Psychiatry</text:span></text:span></text:p>
            </table:table-cell>
            <table:table-cell table:style-name="Table3.A1" office:value-type="string">
              <text:p text:style-name="Table_20_Heading"><text:span text:style-name="Strong_20_Emphasis"><text:span text:style-name="T44">Number of Respondents</text:span></text:span></text:p>
            </table:table-cell>
            <table:table-cell table:style-name="Table3.A1" office:value-type="string">
              <text:p text:style-name="Table_20_Heading"><text:span text:style-name="Strong_20_Emphasis"><text:span text:style-name="T44">Percentage (approx.)</text:span></text:span></text:p>
            </table:table-cell>
          </table:table-row>
        </table:table-header-rows>
        <table:table-row>
          <table:table-cell table:style-name="Table3.A1" office:value-type="string">
            <text:p text:style-name="P25">Person diagnosed with schizophrenia, psychosis, or related conditions</text:p>
          </table:table-cell>
          <table:table-cell table:style-name="Table3.A1" office:value-type="string">
            <text:p text:style-name="P25">75</text:p>
          </table:table-cell>
          <table:table-cell table:style-name="Table3.A1" office:value-type="string">
            <text:p text:style-name="P25">21%</text:p>
          </table:table-cell>
        </table:table-row>
        <table:table-row>
          <table:table-cell table:style-name="Table3.A1" office:value-type="string">
            <text:p text:style-name="P25">Person with another psychiatric diagnosis</text:p>
          </table:table-cell>
          <table:table-cell table:style-name="Table3.A1" office:value-type="string">
            <text:p text:style-name="P25">35</text:p>
          </table:table-cell>
          <table:table-cell table:style-name="Table3.A1" office:value-type="string">
            <text:p text:style-name="P25">10%</text:p>
          </table:table-cell>
        </table:table-row>
        <table:table-row>
          <table:table-cell table:style-name="Table3.A1" office:value-type="string">
            <text:p text:style-name="P25">Relative or close friend of a diagnosed person</text:p>
          </table:table-cell>
          <table:table-cell table:style-name="Table3.A1" office:value-type="string">
            <text:p text:style-name="P25">86</text:p>
          </table:table-cell>
          <table:table-cell table:style-name="Table3.A1" office:value-type="string">
            <text:p text:style-name="P25">24%</text:p>
          </table:table-cell>
        </table:table-row>
        <table:table-row>
          <table:table-cell table:style-name="Table3.A1" office:value-type="string">
            <text:p text:style-name="P25">Mental health professional (psychiatrist, psychologist, nurse, social worker)</text:p>
          </table:table-cell>
          <table:table-cell table:style-name="Table3.A1" office:value-type="string">
            <text:p text:style-name="P25">128</text:p>
          </table:table-cell>
          <table:table-cell table:style-name="Table3.A1" office:value-type="string">
            <text:p text:style-name="P25">36%</text:p>
          </table:table-cell>
        </table:table-row>
        <table:table-row>
          <table:table-cell table:style-name="Table3.A1" office:value-type="string">
            <text:p text:style-name="P25">Others (students, legal advocates, carers, professionals in training, etc.)</text:p>
          </table:table-cell>
          <table:table-cell table:style-name="Table3.A1" office:value-type="string">
            <text:p text:style-name="P25">22</text:p>
          </table:table-cell>
          <table:table-cell table:style-name="Table3.A1" office:value-type="string">
            <text:p text:style-name="P25">6%</text:p>
          </table:table-cell>
        </table:table-row>
        <table:table-row>
          <table:table-cell table:style-name="Table3.A1" office:value-type="string">
            <text:p text:style-name="P25">Not directly connected but interested in mental health</text:p>
          </table:table-cell>
          <table:table-cell table:style-name="Table3.A1" office:value-type="string">
            <text:p text:style-name="P25">11</text:p>
          </table:table-cell>
          <table:table-cell table:style-name="Table3.A1" office:value-type="string">
            <text:p text:style-name="P25">3%</text:p>
          </table:table-cell>
        </table:table-row>
      </table:table>
      <text:p text:style-name="P22"/>
      <text:p text:style-name="P22"><text:line-break/>The survey responses reveal recurring patterns of institutional mistrust, misalignment between diagnostic practices and patient needs, and a widespread desire for a more humane, participatory model of care. Across all roles—users, relatives, and professionals—there is strong concern that psychiatric diagnosis, particularly when centered on long-term medication without shared deliberation, often leads to depersonalization, coercion, and epistemic invalidation. Lived experience respondents consistently describe feeling silenced, stigmatized, and deprived of agency in treatment decisions. For many, medication was introduced without sufficient explanation, long-term planning, or informed consent, resulting in cumulative harm—physically, psychologically, and relationally.</text:p>
      <text:p text:style-name="Text_20_body">Professionals too, especially those with extensive experience, report struggling within rigid systems that prioritize protocol over personhood. They acknowledge the pressure to medicate without dialogue, the institutional inertia against deprescribing, and the moral distress of witnessing harm without adequate structural support to intervene. Family members describe feeling excluded from care processes, confused by terminology, and unsupported when raising concerns about overmedication or side effects. There is repeated reference to the <text:span text:style-name="Strong_20_Emphasis">overuse of medication as a first-line intervention</text:span>, often disconnected from contextual factors like trauma, poverty, housing insecurity, or systemic racism.</text:p>
      <text:p text:style-name="Text_20_body">However, running parallel to this critique is a rich set of <text:span text:style-name="Strong_20_Emphasis">concrete proposals</text:span>: training in shared decision-making, interdisciplinary collaboration, more flexible care pathways, and a shift from symptom control to relationship-centered recovery. Respondents point to <text:span text:style-name="Strong_20_Emphasis">dialogical approaches, </text:span><text:soft-page-break/><text:span text:style-name="Strong_20_Emphasis">narrative formulation, and ethical deprescribing</text:span> as essential to restoring trust, dignity, and clinical integrity. The insights from this survey confirm that the dominant biomedical model—especially when implemented without checks and balances—has lost legitimacy among many of those it claims to serve. At the same time, the results also demonstrate a deep reservoir of ethical commitment and experiential knowledge that can and must guide future reforms.</text:p>
      <text:p text:style-name="P22"/>
      <text:h text:style-name="P21" text:outline-level="3"><text:span text:style-name="Strong_20_Emphasis">Table: Recurring Themes and Key Findings</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span text:style-name="Strong_20_Emphasis"><text:span text:style-name="T44">Theme</text:span></text:span></text:p>
            </table:table-cell>
            <table:table-cell table:style-name="Table4.A1" office:value-type="string">
              <text:p text:style-name="Table_20_Heading"><text:span text:style-name="Strong_20_Emphasis"><text:span text:style-name="T44">Key Finding</text:span></text:span></text:p>
            </table:table-cell>
            <table:table-cell table:style-name="Table4.A1" office:value-type="string">
              <text:p text:style-name="Table_20_Heading"><text:span text:style-name="Strong_20_Emphasis"><text:span text:style-name="T44">Illustrative Quote</text:span></text:span></text:p>
            </table:table-cell>
          </table:table-row>
        </table:table-header-rows>
        <table:table-row>
          <table:table-cell table:style-name="Table4.A1" office:value-type="string">
            <text:p text:style-name="Table_20_Contents"><text:span text:style-name="Strong_20_Emphasis"><text:span text:style-name="T44">Lack of Shared Decision-Making</text:span></text:span></text:p>
          </table:table-cell>
          <table:table-cell table:style-name="Table4.A1" office:value-type="string">
            <text:p text:style-name="P25">Treatment decisions are often made without meaningful patient involvement.</text:p>
          </table:table-cell>
          <table:table-cell table:style-name="Table4.A1" office:value-type="string">
            <text:p text:style-name="P25">“I wasn’t asked if I agreed with the diagnosis or the treatment.”</text:p>
          </table:table-cell>
        </table:table-row>
        <table:table-row>
          <table:table-cell table:style-name="Table4.A1" office:value-type="string">
            <text:p text:style-name="Table_20_Contents"><text:span text:style-name="Strong_20_Emphasis"><text:span text:style-name="T44">Medication as First and Only Response</text:span></text:span></text:p>
          </table:table-cell>
          <table:table-cell table:style-name="Table4.A1" office:value-type="string">
            <text:p text:style-name="P25">Psychotropic drugs are prescribed rapidly, with little exploration of alternatives.</text:p>
          </table:table-cell>
          <table:table-cell table:style-name="Table4.A1" office:value-type="string">
            <text:p text:style-name="P25">“The first thing was pills, not even a conversation.”</text:p>
          </table:table-cell>
        </table:table-row>
        <table:table-row>
          <table:table-cell table:style-name="Table4.A1" office:value-type="string">
            <text:p text:style-name="Table_20_Contents"><text:span text:style-name="Strong_20_Emphasis"><text:span text:style-name="T44">Loss of Trust and Silencing</text:span></text:span></text:p>
          </table:table-cell>
          <table:table-cell table:style-name="Table4.A1" office:value-type="string">
            <text:p text:style-name="P25">Patients feel devalued and unheard in psychiatric encounters.</text:p>
          </table:table-cell>
          <table:table-cell table:style-name="Table4.A1" office:value-type="string">
            <text:p text:style-name="P25">“Speaking up only made things worse—they labeled me resistant.”</text:p>
          </table:table-cell>
        </table:table-row>
        <table:table-row>
          <table:table-cell table:style-name="Table4.A1" office:value-type="string">
            <text:p text:style-name="Table_20_Contents"><text:span text:style-name="Strong_20_Emphasis"><text:span text:style-name="T44">Epistemic Injustice and Power Asymmetry</text:span></text:span></text:p>
          </table:table-cell>
          <table:table-cell table:style-name="Table4.A1" office:value-type="string">
            <text:p text:style-name="P25">Professionals’ voices dominate, invalidating personal and cultural knowledge.</text:p>
          </table:table-cell>
          <table:table-cell table:style-name="Table4.A1" office:value-type="string">
            <text:p text:style-name="P25">“Everything I said was interpreted as a symptom.”</text:p>
          </table:table-cell>
        </table:table-row>
        <table:table-row>
          <table:table-cell table:style-name="Table4.A1" office:value-type="string">
            <text:p text:style-name="Table_20_Contents"><text:span text:style-name="Strong_20_Emphasis"><text:span text:style-name="T44">Neglect of Contextual Factors</text:span></text:span></text:p>
          </table:table-cell>
          <table:table-cell table:style-name="Table4.A1" office:value-type="string">
            <text:p text:style-name="P25">Trauma, family dynamics, poverty, and discrimination are often ignored in diagnosis and care.</text:p>
          </table:table-cell>
          <table:table-cell table:style-name="Table4.A1" office:value-type="string">
            <text:p text:style-name="P25">“No one asked what had happened—just what I was feeling.”</text:p>
          </table:table-cell>
        </table:table-row>
        <table:table-row>
          <table:table-cell table:style-name="Table4.A1" office:value-type="string">
            <text:p text:style-name="Table_20_Contents"><text:span text:style-name="Strong_20_Emphasis"><text:span text:style-name="T44">Side Effects and Chronic Harm</text:span></text:span></text:p>
          </table:table-cell>
          <table:table-cell table:style-name="Table4.A1" office:value-type="string">
            <text:p text:style-name="P25">Long-term medication is associated with debilitating physical, emotional, and cognitive impacts.</text:p>
          </table:table-cell>
          <table:table-cell table:style-name="Table4.A1" office:value-type="string">
            <text:p text:style-name="P25">“I lost my energy, my memory, my sense of self.”</text:p>
          </table:table-cell>
        </table:table-row>
        <table:table-row>
          <table:table-cell table:style-name="Table4.A1" office:value-type="string">
            <text:p text:style-name="Table_20_Contents"><text:span text:style-name="Strong_20_Emphasis"><text:span text:style-name="T44">Professional Complicity and Constraints</text:span></text:span></text:p>
          </table:table-cell>
          <table:table-cell table:style-name="Table4.A1" office:value-type="string">
            <text:p text:style-name="P25">Clinicians acknowledge systemic pressure to conform, even when it contradicts ethical practice.</text:p>
          </table:table-cell>
          <table:table-cell table:style-name="Table4.A1" office:value-type="string">
            <text:p text:style-name="P25">“We’re told to follow protocol, even if it harms the person.”</text:p>
          </table:table-cell>
        </table:table-row>
        <table:table-row>
          <table:table-cell table:style-name="Table4.A1" office:value-type="string">
            <text:p text:style-name="Table_20_Contents"><text:span text:style-name="Strong_20_Emphasis"><text:span text:style-name="T44">Desire for Training and Cultural Change</text:span></text:span></text:p>
          </table:table-cell>
          <table:table-cell table:style-name="Table4.A1" office:value-type="string">
            <text:p text:style-name="P25">Respondents call for education in trauma-informed, rights-based, dialogical care.</text:p>
          </table:table-cell>
          <table:table-cell table:style-name="Table4.A1" office:value-type="string">
            <text:p text:style-name="P25">“We need to unlearn the habit of control.”</text:p>
          </table:table-cell>
        </table:table-row>
        <table:table-row>
          <table:table-cell table:style-name="Table4.A1" office:value-type="string">
            <text:p text:style-name="Table_20_Contents"><text:span text:style-name="Strong_20_Emphasis"><text:span text:style-name="T44">Advocacy for Ethical Deprescribing</text:span></text:span></text:p>
          </table:table-cell>
          <table:table-cell table:style-name="Table4.A1" office:value-type="string">
            <text:p text:style-name="P25">There is growing awareness of the need to taper medication safely and collaboratively.</text:p>
          </table:table-cell>
          <table:table-cell table:style-name="Table4.A1" office:value-type="string">
            <text:p text:style-name="P25">“I had to guide my own withdrawal because nobody would help.”</text:p>
          </table:table-cell>
        </table:table-row>
        <table:table-row>
          <table:table-cell table:style-name="Table4.A1" office:value-type="string">
            <text:p text:style-name="Table_20_Contents"><text:span text:style-name="Strong_20_Emphasis"><text:span text:style-name="T44">Hope for a More Humane System</text:span></text:span></text:p>
          </table:table-cell>
          <table:table-cell table:style-name="Table4.A1" office:value-type="string">
            <text:p text:style-name="P25">Many see the possibility of change through co-production, support networks, and mutual respect.</text:p>
          </table:table-cell>
          <table:table-cell table:style-name="Table4.A1" office:value-type="string">
            <text:p text:style-name="P25">“Care should mean healing, not submission.”</text:p>
          </table:table-cell>
        </table:table-row>
      </table:table>
      <text:p text:style-name="P22"/>
      <text:p text:style-name="P56"><text:span text:style-name="T71">R</text:span>egarding when mental health professionals support or oppose shared decision-making and deprescribing across various diagnostic contexts, <text:span text:style-name="T71">when analyzing the likert scale questions of the survey, </text:span>the following key patterns emerge:</text:p>
      <text:list text:style-name="L1">
        <text:list-item>
          <text:p text:style-name="P87">Professionals generally favor shared decision-making (SDM) and support deprescribing in a wide range of scenarios, particularly where diagnostic clarity is evolving or where overmedicalization is suspected. Notably, most respondents “strongly support” both SDM and deprescribing in contexts such as first-episode psychosis, depressive disorders with augmentation strategies, non-specified or unclear psychiatric diagnoses, and trauma-related symptom presentations. This suggests a critical view of entrenched pharmacological practices, particularly where diagnostic certainty is low or risks of harm are high.</text:p>
        </text:list-item>
        <text:list-item>
          <text:p text:style-name="P87"><text:soft-page-break/>In contrast, support decreases in situations perceived as more clinically complex or potentially risky, such as in elderly populations with behavioral symptoms, institutionalized patients, and pediatric or adolescent populations. In these cases, some respondents adopt a more cautious or even oppositional stance, citing concerns over patient vulnerability or the lack of viable non-pharmacological alternatives. However, even in these contexts, a majority still lean toward supporting shared decision-making as a guiding ethical principle, reflecting a growing recognition of the harms of coercive and overreliant medication practices, albeit tempered by pragmatic risk assessment.</text:p>
          <text:p text:style-name="P87"/>
        </text:list-item>
        <text:list-item>
          <text:p text:style-name="P87">Respondents with formal training in deprescribing or SDM are more likely to express nuanced support, indicating that education plays a key role in professional openness to reform. Those without such training often report feeling unsure or resorting to standard protocols by default, highlighting the need for structured, evidence-informed pathways and interdisciplinary collaboration to ensure safe, respectful deprescription practices.</text:p>
        </text:list-item>
      </text:list>
      <text:p text:style-name="P55"/>
      <text:p text:style-name="P57"><text:span text:style-name="T70">Overall, the data reflect a shifting professional paradigm: while fears of relapse and systemic inertia remain barriers, there is clear momentum toward patient-centered, autonomy-enhancing approaches—especially when supported by adequate training, institutional backing, and resource availability. This insight reinforces the broader thesis argument for culturally and clinically grounded psychiatric reform. <text:s/></text:span><text:span text:style-name="T71">Following are the results from t</text:span>he eight <text:span text:style-name="T71">open questions</text:span> <text:span text:style-name="T71">posed on </text:span>clinical and policy scenarios presented <text:span text:style-name="T71">in the survey, which </text:span>form a coherent framework for analyzing critical gaps and opportunities in psychiatric practice through the lens of shared decision-making, autonomy, and evidence-based care. Each scenario reflects a high-impact point of intervention where systemic practices have veered away from ethical standards and scientific rigor, often at the expense of patient dignity and health. These cases are not isolated anomalies but emblematic of deeper structural problems—diagnostic neglect, epistemic injustice, and the entrenchment of pharmacological dependency in the absence of comprehensive assessments or individualized support. Their inclusion in this thesis allows for a focused exploration of how professional roles, clinical traditions, and institutional logics interact to either perpetuate harm or create openings for meaningful change. As a collective, they make visible the urgent need for national audits, training reforms, interdisciplinary approaches, and accountability mechanisms to prevent iatrogenic harm. Most importantly, these scenarios are not hypothetical: they are drawn from real survey data and professional testimony, and speak to the broader cultural and structural transformations needed to realize truly trauma-informed, autonomy-enhancing, and recovery-oriented psychiatric care. Their systematic analysis within this chapter contributes directly to the thesis’s objective of mapping viable, ethically grounded pathways for reform in the governance and practice of mental health.</text:p>
      <text:p text:style-name="P7"><text:span text:style-name="T65">Scenario 1, </text:span><text:span text:style-name="T66">i</text:span><text:span text:style-name="T65">mplementing national screening for gluten sensitivity in psychiatric diagnoses: </text:span>Many respondents demonstrate a cautious but increasingly open attitude toward the role of nutrition—and specifically gluten sensitivity—in psychiatric presentations. A majority stress the need for more education and interdisciplinary integration to assess and respond to such sensitivities without defaulting to long-term pharmacological interventions. Several participants underscore the importance of trauma-informed, individualized care, where dietary changes, if warranted, are collaboratively planned and transparently explained to the patient. Ethical deprescription emerges as <text:soft-page-break/>a consistent recommendation, contingent on close follow-up and genuine informed consent. Challenges cited include systemic inertia, lack of coordination between primary care and psychiatry, insufficient training, and persistent adherence to the biomedical paradigm. Yet, within the reflections, one sees the blueprint for ethical reform: shared decision-making, holistic evaluation, humility about scientific limits, and respect for the patient's role and voice in their own treatment.</text:p>
      <text:p text:style-name="Text_20_body"><text:span text:style-name="Strong_20_Emphasis"/></text:p>
      <text:p text:style-name="Text_20_body"><text:span text:style-name="Strong_20_Emphasis">Table: Recurring Themes and Key Findings – Gluten Sensitivity Question</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9">Theme</text:p>
            </table:table-cell>
            <table:table-cell table:style-name="Table5.A1" office:value-type="string">
              <text:p text:style-name="P29">Key Insight</text:p>
            </table:table-cell>
            <table:table-cell table:style-name="Table5.A1" office:value-type="string">
              <text:p text:style-name="P29">Illustrative Quote</text:p>
            </table:table-cell>
          </table:table-row>
        </table:table-header-rows>
        <table:table-row>
          <table:table-cell table:style-name="Table5.A1" office:value-type="string">
            <text:p text:style-name="Table_20_Contents"><text:span text:style-name="Strong_20_Emphasis"><text:span text:style-name="T45">Need for Individualized Assessment</text:span></text:span></text:p>
          </table:table-cell>
          <table:table-cell table:style-name="Table5.A1" office:value-type="string">
            <text:p text:style-name="P25">Calls for screening and caution before assigning psychiatric diagnoses.</text:p>
          </table:table-cell>
          <table:table-cell table:style-name="Table5.A1" office:value-type="string">
            <text:p text:style-name="P44">“...evaluar el estado nutricional, metabólico, las sensibilidades,... al inicio de cualquier trastorno poco definido… me parece lo más prudente.”</text:p>
          </table:table-cell>
        </table:table-row>
        <table:table-row>
          <table:table-cell table:style-name="Table5.A1" office:value-type="string">
            <text:p text:style-name="Table_20_Contents"><text:span text:style-name="Strong_20_Emphasis"><text:span text:style-name="T45">Lack of Professional Training</text:span></text:span></text:p>
          </table:table-cell>
          <table:table-cell table:style-name="Table5.A1" office:value-type="string">
            <text:p text:style-name="P25">Acknowledged knowledge gap among psychiatrists about nutritional links.</text:p>
          </table:table-cell>
          <table:table-cell table:style-name="Table5.A1" office:value-type="string">
            <text:p text:style-name="P44">“No tengo información ni formación de la relación entre la celiaquía y síntomas neuropsiquiátricos.”</text:p>
          </table:table-cell>
        </table:table-row>
        <table:table-row>
          <table:table-cell table:style-name="Table5.A1" office:value-type="string">
            <text:p text:style-name="Table_20_Contents"><text:span text:style-name="Strong_20_Emphasis"><text:span text:style-name="T45">Trauma-informed deprescription</text:span></text:span></text:p>
          </table:table-cell>
          <table:table-cell table:style-name="Table5.A1" office:value-type="string">
            <text:p text:style-name="P25">Advocates deprescription if gluten sensitivity is confirmed, involving patient in planning.</text:p>
          </table:table-cell>
          <table:table-cell table:style-name="Table5.A1" office:value-type="string">
            <text:p text:style-name="P44">“...establecer un plan de actuación compartido... el paciente debe ser partícipe de la decisión.”</text:p>
          </table:table-cell>
        </table:table-row>
        <table:table-row>
          <table:table-cell table:style-name="Table5.A1" office:value-type="string">
            <text:p text:style-name="Table_20_Contents"><text:span text:style-name="Strong_20_Emphasis"><text:span text:style-name="T45">Patient-centered dialogue</text:span></text:span></text:p>
          </table:table-cell>
          <table:table-cell table:style-name="Table5.A1" office:value-type="string">
            <text:p text:style-name="P25">Decision-making must include education, honesty, and cultural sensitivity.</text:p>
          </table:table-cell>
          <table:table-cell table:style-name="Table5.A1" office:value-type="string">
            <text:p text:style-name="P44">“Transmitiendo la información de manera accesible… Importante pedir disculpas por el tiempo de tratamiento.”</text:p>
          </table:table-cell>
        </table:table-row>
        <table:table-row>
          <table:table-cell table:style-name="Table5.A1" office:value-type="string">
            <text:p text:style-name="Table_20_Contents"><text:span text:style-name="Strong_20_Emphasis"><text:span text:style-name="T45">Ethical reform and systemic obstacles</text:span></text:span></text:p>
          </table:table-cell>
          <table:table-cell table:style-name="Table5.A1" office:value-type="string">
            <text:p text:style-name="P25">Institutional failure to adopt integrated care or promote non-pharmacological paths.</text:p>
          </table:table-cell>
          <table:table-cell table:style-name="Table5.A1" office:value-type="string">
            <text:p text:style-name="P44">“...el sistema sigue siendo muy hospitalocéntrico, biomédico/psicofarmacológico, escasamente comunitario…”</text:p>
          </table:table-cell>
        </table:table-row>
        <table:table-row>
          <table:table-cell table:style-name="Table5.A1" office:value-type="string">
            <text:p text:style-name="Table_20_Contents"><text:span text:style-name="Strong_20_Emphasis"><text:span text:style-name="T45">Skepticism with openness to research</text:span></text:span></text:p>
          </table:table-cell>
          <table:table-cell table:style-name="Table5.A1" office:value-type="string">
            <text:p text:style-name="P25">Many demand stronger evidence before making changes but support further studies.</text:p>
          </table:table-cell>
          <table:table-cell table:style-name="Table5.A1" office:value-type="string">
            <text:p text:style-name="P44">“Por lo que conozco, hay evidencias aún débiles… son necesarios más estudios antes de implementar estas decisiones.”</text:p>
          </table:table-cell>
        </table:table-row>
        <table:table-row>
          <table:table-cell table:style-name="Table5.A1" office:value-type="string">
            <text:p text:style-name="Table_20_Contents"><text:span text:style-name="Strong_20_Emphasis"><text:span text:style-name="T45">Call for broader health paradigm</text:span></text:span></text:p>
          </table:table-cell>
          <table:table-cell table:style-name="Table5.A1" office:value-type="string">
            <text:p text:style-name="P25">Emphasis on lifestyle, prevention, and restoring human-scale care.</text:p>
          </table:table-cell>
          <table:table-cell table:style-name="Table5.A1" office:value-type="string">
            <text:p text:style-name="P44">“...fortalecimiento de otras intervenciones no farmacológicas como programas de prevención... estilos de vida más saludables…”</text:p>
          </table:table-cell>
        </table:table-row>
      </table:table>
      <text:p text:style-name="P7"/>
      <text:p text:style-name="P17"><text:span text:style-name="T66">Scenario 2, </text:span><text:span text:style-name="T67">d</text:span><text:span text:style-name="Strong_20_Emphasis"><text:span text:style-name="T46">eprescribing neuroleptics in cases of missed metabolic and nutritional disorders</text:span></text:span><text:span text:style-name="T66">: </text:span>First, there is widespread agreement on the critical need for <text:span text:style-name="Emphasis">prior comprehensive organic screening</text:span> before any psychiatric diagnosis is finalized or neuroleptic prescribed. Respondents frequently cite overlooked endocrine or metabolic disorders—such as hypothyroidism, vitamin deficiencies, or electrolyte imbalances—as contributors or mimics of psychiatric symptoms, highlighting dangerous diagnostic shortcuts still prevalent in psychiatric practice. Second, participants emphasize that safe deprescription requires <text:span text:style-name="Emphasis">slow, careful tapering</text:span> in close coordination between psychiatry and primary care. This includes clear communication, multidisciplinary collaboration, and patient-centered planning that validates and informs the person about their physiological and psychological evolution. A third recurring theme is the call for <text:span text:style-name="Emphasis">cultural and systemic change</text:span>, underpinned by enhanced training for psychiatrists in neuro-endocrinology, more holistic approaches to mental and physical health, and the development of shared care pathways that transcend rigid specialty boundaries. Many respondents point to the systemic inertia and lack of institutional safeguards that perpetuate harmful prescribing patterns. Finally, there is a notable presence of lived experience, <text:soft-page-break/>including narratives of harm caused by misdiagnosis and long-term medication, alongside constructive suggestions for ethical, evidence-based responses. Respondents advocate for coordinated protocols, increased investment in primary care capacity, and the creation of national programs for metabolic screening and deprescribing informed by cutting-edge research. These insights reaffirm the need for trauma-informed, recovery-oriented, and epistemically just models of care, grounded in scientific vigilance and human dignity.</text:p>
      <text:h text:style-name="P6" text:outline-level="3"><text:span text:style-name="Strong_20_Emphasis">Table: recurring themes and key findings – nutritional and metabolic disorders</text:spa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ext:span text:style-name="Strong_20_Emphasis"><text:span text:style-name="T44">Theme</text:span></text:span></text:p>
            </table:table-cell>
            <table:table-cell table:style-name="Table6.A1" office:value-type="string">
              <text:p text:style-name="Table_20_Heading"><text:span text:style-name="Strong_20_Emphasis"><text:span text:style-name="T44">Key Insight</text:span></text:span></text:p>
            </table:table-cell>
            <table:table-cell table:style-name="Table6.A1" office:value-type="string">
              <text:p text:style-name="Table_20_Heading"><text:span text:style-name="Strong_20_Emphasis"><text:span text:style-name="T44">Illustrative Quote (Translated)</text:span></text:span></text:p>
            </table:table-cell>
          </table:table-row>
        </table:table-header-rows>
        <table:table-row>
          <table:table-cell table:style-name="Table6.A1" office:value-type="string">
            <text:p text:style-name="Table_20_Contents"><text:span text:style-name="Strong_20_Emphasis"><text:span text:style-name="T44">Organic Screening Before Diagnosis</text:span></text:span></text:p>
          </table:table-cell>
          <table:table-cell table:style-name="Table6.A1" office:value-type="string">
            <text:p text:style-name="P25">Psychiatric symptoms must be evaluated in light of possible endocrine, nutritional, or metabolic causes.</text:p>
          </table:table-cell>
          <table:table-cell table:style-name="Table6.A1" office:value-type="string">
            <text:p text:style-name="P25">“Psychiatric symptoms often have physical causes. We should rule them out first.”</text:p>
          </table:table-cell>
        </table:table-row>
        <table:table-row>
          <table:table-cell table:style-name="Table6.A1" office:value-type="string">
            <text:p text:style-name="Table_20_Contents"><text:span text:style-name="Strong_20_Emphasis"><text:span text:style-name="T44">Diagnostic Oversight and Harm</text:span></text:span></text:p>
          </table:table-cell>
          <table:table-cell table:style-name="Table6.A1" office:value-type="string">
            <text:p text:style-name="P25">Missed diagnoses of hypothyroidism, electrolyte imbalance, or vitamin deficits lead to iatrogenic damage.</text:p>
          </table:table-cell>
          <table:table-cell table:style-name="Table6.A1" office:value-type="string">
            <text:p text:style-name="P25">“A woman labeled bipolar for years simply had untreated hypothyroidism.”</text:p>
          </table:table-cell>
        </table:table-row>
        <table:table-row>
          <table:table-cell table:style-name="Table6.A1" office:value-type="string">
            <text:p text:style-name="Table_20_Contents"><text:span text:style-name="Strong_20_Emphasis"><text:span text:style-name="T44">Need for Multidisciplinary Coordination</text:span></text:span></text:p>
          </table:table-cell>
          <table:table-cell table:style-name="Table6.A1" office:value-type="string">
            <text:p text:style-name="P25">Deprescription and reevaluation must be coordinated with primary care, endocrinology, and general medicine.</text:p>
          </table:table-cell>
          <table:table-cell table:style-name="Table6.A1" office:value-type="string">
            <text:p text:style-name="P25">“I’ve had to refer many patients to their GP because psychiatry ignored bloodwork.”</text:p>
          </table:table-cell>
        </table:table-row>
        <table:table-row>
          <table:table-cell table:style-name="Table6.A1" office:value-type="string">
            <text:p text:style-name="Table_20_Contents"><text:span text:style-name="Strong_20_Emphasis"><text:span text:style-name="T44">Trauma-Informed and Gradual Tapering</text:span></text:span></text:p>
          </table:table-cell>
          <table:table-cell table:style-name="Table6.A1" office:value-type="string">
            <text:p text:style-name="P25">Safe deprescribing requires trust, slow reduction, and ongoing monitoring with informed consent.</text:p>
          </table:table-cell>
          <table:table-cell table:style-name="Table6.A1" office:value-type="string">
            <text:p text:style-name="P25">“Withdrawing a neuroleptic requires months, and a well-prepared support plan.”</text:p>
          </table:table-cell>
        </table:table-row>
        <table:table-row>
          <table:table-cell table:style-name="Table6.A1" office:value-type="string">
            <text:p text:style-name="Table_20_Contents"><text:span text:style-name="Strong_20_Emphasis"><text:span text:style-name="T44">Knowledge Gaps in Psychiatry</text:span></text:span></text:p>
          </table:table-cell>
          <table:table-cell table:style-name="Table6.A1" office:value-type="string">
            <text:p text:style-name="P25">Respondents criticize psychiatry's lack of training in nutrition, metabolism, and systems medicine.</text:p>
          </table:table-cell>
          <table:table-cell table:style-name="Table6.A1" office:value-type="string">
            <text:p text:style-name="P25">“Psychiatrists don’t learn enough about the body—only about controlling behavior.”</text:p>
          </table:table-cell>
        </table:table-row>
        <table:table-row>
          <table:table-cell table:style-name="Table6.A1" office:value-type="string">
            <text:p text:style-name="Table_20_Contents"><text:span text:style-name="Strong_20_Emphasis"><text:span text:style-name="T44">Siloed Specialties Create Risk</text:span></text:span></text:p>
          </table:table-cell>
          <table:table-cell table:style-name="Table6.A1" office:value-type="string">
            <text:p text:style-name="P25">Fragmented care leads to redundant, uninformed, or contradictory treatment plans.</text:p>
          </table:table-cell>
          <table:table-cell table:style-name="Table6.A1" office:value-type="string">
            <text:p text:style-name="P25">“One service prescribes what the other hasn’t even evaluated.”</text:p>
          </table:table-cell>
        </table:table-row>
        <table:table-row>
          <table:table-cell table:style-name="Table6.A1" office:value-type="string">
            <text:p text:style-name="Table_20_Contents"><text:span text:style-name="Strong_20_Emphasis"><text:span text:style-name="T44">Calls for Institutional Reform</text:span></text:span></text:p>
          </table:table-cell>
          <table:table-cell table:style-name="Table6.A1" office:value-type="string">
            <text:p text:style-name="P25">Systemic inertia and overreliance on medication must be addressed through structural changes.</text:p>
          </table:table-cell>
          <table:table-cell table:style-name="Table6.A1" office:value-type="string">
            <text:p text:style-name="P25">“The system prefers quick medication to a proper diagnosis.”</text:p>
          </table:table-cell>
        </table:table-row>
        <table:table-row>
          <table:table-cell table:style-name="Table6.A1" office:value-type="string">
            <text:p text:style-name="Table_20_Contents"><text:span text:style-name="Strong_20_Emphasis"><text:span text:style-name="T44">Respect for Patient Voice</text:span></text:span></text:p>
          </table:table-cell>
          <table:table-cell table:style-name="Table6.A1" office:value-type="string">
            <text:p text:style-name="P25">Personal experience, self-reports, and health literacy should be included in all care planning.</text:p>
          </table:table-cell>
          <table:table-cell table:style-name="Table6.A1" office:value-type="string">
            <text:p text:style-name="P25">“The patient knew something was wrong, but no one listened until much later.”</text:p>
          </table:table-cell>
        </table:table-row>
        <table:table-row>
          <table:table-cell table:style-name="Table6.A1" office:value-type="string">
            <text:p text:style-name="Table_20_Contents"><text:span text:style-name="Strong_20_Emphasis"><text:span text:style-name="T44">Advocacy for Evidence-Based Change</text:span></text:span></text:p>
          </table:table-cell>
          <table:table-cell table:style-name="Table6.A1" office:value-type="string">
            <text:p text:style-name="P25">National deprescription protocols, training programs, and broader health screenings are proposed.</text:p>
          </table:table-cell>
          <table:table-cell table:style-name="Table6.A1" office:value-type="string">
            <text:p text:style-name="P25">“We need an institutional framework for detecting and reversing these cases.”</text:p>
          </table:table-cell>
        </table:table-row>
      </table:table>
      <text:p text:style-name="P31"/>
      <text:p text:style-name="P16"><text:span text:style-name="T3">Scenario 3, </text:span><text:span text:style-name="T4">addressing psychiatric abuse cases uncovered through national research on mental health and violence: </text:span><text:span text:style-name="T2">Based on the responses in the document titled </text:span><text:span text:style-name="Emphasis"><text:span text:style-name="T2">Masked abuses</text:span></text:span><text:span text:style-name="T2">, several recurring themes and key findings emerge from the answers provided by mental health professionals, survivors, and community respondents. These themes reflect systemic failures, ethical concerns, and visionary proposals for reform:</text:span></text:p>
      <text:list text:style-name="L2">
        <text:list-item>
          <text:p text:style-name="P89"><text:span text:style-name="Strong_20_Emphasis">Recognition of Institutional Violence</text:span>: Many respondents call for the acknowledgment of the harm caused by psychiatric institutions, including forced medication, misdiagnosis, retraumatization, and denial of narrative. There is a widespread demand for official apologies, restorative justice mechanisms, and reparations—both symbolic and structural.</text:p>
        </text:list-item>
        <text:list-item>
          <text:p text:style-name="P89"><text:span text:style-name="Strong_20_Emphasis">Trauma-Informed Approaches</text:span>: Respondents stress the urgent need to shift toward trauma-informed care models. This includes training mental health professionals on trauma, <text:soft-page-break/>dissociation, and power dynamics, and the integration of psychosocial, individualized support.</text:p>
        </text:list-item>
        <text:list-item>
          <text:p text:style-name="P89"><text:span text:style-name="Strong_20_Emphasis">Deprescription and Holistic Support</text:span>: There is a strong emphasis on deprescribing psychotropic medications that were wrongly or harmfully prescribed, particularly when related to trauma responses rather than chronic illness. Respondents advocate for personalized tapering schedules and support systems such as peer support, housing, and therapeutic alternatives.</text:p>
        </text:list-item>
        <text:list-item>
          <text:p text:style-name="P89"><text:span text:style-name="Strong_20_Emphasis">Reform of Diagnostic and Training Systems</text:span>: Many testimonies call for the abandonment or radical revision of current diagnostic frameworks (e.g., DSM), highlighting their role in pathologizing normal suffering. The need for a transdisciplinary, non-hierarchical model of care is repeatedly expressed, alongside curricular changes from early education through medical specialization.</text:p>
        </text:list-item>
        <text:list-item>
          <text:p text:style-name="P89"><text:span text:style-name="Strong_20_Emphasis">Restoring Dialogue and Decision-Making Capacity</text:span>: A foundational element across responses is the need to restore the patient's voice and power, through shared decision-making, transparent communication, and validation of lived experience. This includes mechanisms for reevaluating previous diagnoses and involving patients and families in care planning.</text:p>
        </text:list-item>
        <text:list-item>
          <text:p text:style-name="P89"><text:span text:style-name="Strong_20_Emphasis">Ethical and Legal Overhaul</text:span>: Numerous answers identify systemic conflicts of interest and lack of accountability within psychiatric and health systems. Proposals include establishing independent observatories, bioethics committees, and national commissions to oversee past and ongoing abuses.</text:p>
        </text:list-item>
        <text:list-item>
          <text:p text:style-name="P89"><text:span text:style-name="Strong_20_Emphasis">Socioeconomic and Rights-Based Framing</text:span>: Several respondents place psychiatric reform within broader social and economic justice frameworks. This includes addressing poverty, housing, and employment as essential for mental health, and advocating for adherence to international human rights conventions like the UNCRPD.</text:p>
        </text:list-item>
      </text:list>
      <text:p text:style-name="Text_20_body">Together, these patterns reveal a critical, well-informed body of experiential and professional knowledge that indicts current psychiatric practices for systemic harms and charts a path toward ethical, trauma-informed, participatory care grounded in human rights and structural reform. This aligns directly with the thesis objectives: to document abuse, validate survivor knowledge, and support concrete reforms through shared decision-making, policy change, and institutional accountability.</text:p>
      <text:h text:style-name="P23" text:outline-level="3"><text:span text:style-name="Strong_20_Emphasis">Table: Recurring Themes and Key Findings – Masked Abuses</text:span><text:span text:style-name="T44"/></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text:span text:style-name="T44">Theme</text:span></text:span></text:p>
            </table:table-cell>
            <table:table-cell table:style-name="Table7.A1" office:value-type="string">
              <text:p text:style-name="Table_20_Heading"><text:span text:style-name="Strong_20_Emphasis"><text:span text:style-name="T44">Key Finding</text:span></text:span></text:p>
            </table:table-cell>
            <table:table-cell table:style-name="Table7.A1" office:value-type="string">
              <text:p text:style-name="Table_20_Heading"><text:span text:style-name="Strong_20_Emphasis"><text:span text:style-name="T44">Illustrative Quote (English)</text:span></text:span></text:p>
            </table:table-cell>
          </table:table-row>
        </table:table-header-rows>
        <table:table-row>
          <table:table-cell table:style-name="Table7.A1" office:value-type="string">
            <text:p text:style-name="Table_20_Contents"><text:span text:style-name="Strong_20_Emphasis"><text:span text:style-name="T44">Institutional Violence and Neglect</text:span></text:span></text:p>
          </table:table-cell>
          <table:table-cell table:style-name="Table7.A1" office:value-type="string">
            <text:p text:style-name="P25">Widespread acknowledgment of systemic abuse under the guise of care, including coercion, overmedication, and silencing.</text:p>
          </table:table-cell>
          <table:table-cell table:style-name="Table7.A1" office:value-type="string">
            <text:p text:style-name="P25">“There is no record of the beatings, the deaths, the abuses. They are not recognized anywhere.”</text:p>
          </table:table-cell>
        </table:table-row>
        <table:table-row>
          <table:table-cell table:style-name="Table7.A1" office:value-type="string">
            <text:p text:style-name="Table_20_Contents"><text:span text:style-name="Strong_20_Emphasis"><text:span text:style-name="T44">Need for Official Apologies and Reparation</text:span></text:span></text:p>
          </table:table-cell>
          <table:table-cell table:style-name="Table7.A1" office:value-type="string">
            <text:p text:style-name="P25">Respondents demand institutional recognition of harm and compensation, both symbolic and material.</text:p>
          </table:table-cell>
          <table:table-cell table:style-name="Table7.A1" office:value-type="string">
            <text:p text:style-name="P25">“There must be apologies and reparation for those of us they broke in silence.”</text:p>
          </table:table-cell>
        </table:table-row>
        <table:table-row>
          <table:table-cell table:style-name="Table7.A1" office:value-type="string">
            <text:p text:style-name="Table_20_Contents"><text:span text:style-name="Strong_20_Emphasis"><text:span text:style-name="T44">Trauma-Informed Recovery Pathways</text:span></text:span></text:p>
          </table:table-cell>
          <table:table-cell table:style-name="Table7.A1" office:value-type="string">
            <text:p text:style-name="P25">Emphasis on understanding dissociation, trauma responses, and the healing process beyond medication.</text:p>
          </table:table-cell>
          <table:table-cell table:style-name="Table7.A1" office:value-type="string">
            <text:p text:style-name="P25">“They interpreted my trauma as pathology—and added more trauma through treatment.”</text:p>
          </table:table-cell>
        </table:table-row>
        <text:soft-page-break/>
        <table:table-row>
          <table:table-cell table:style-name="Table7.A1" office:value-type="string">
            <text:p text:style-name="Table_20_Contents"><text:span text:style-name="Strong_20_Emphasis"><text:span text:style-name="T44">Deprescription and Restorative Practices</text:span></text:span></text:p>
          </table:table-cell>
          <table:table-cell table:style-name="Table7.A1" office:value-type="string">
            <text:p text:style-name="P25">Call for reversing harmful treatments through supported medication tapering and alternative supports.</text:p>
          </table:table-cell>
          <table:table-cell table:style-name="Table7.A1" office:value-type="string">
            <text:p text:style-name="P25">“They drugged me for years for something that was never mine. I want that erased.”</text:p>
          </table:table-cell>
        </table:table-row>
        <table:table-row>
          <table:table-cell table:style-name="Table7.A1" office:value-type="string">
            <text:p text:style-name="Table_20_Contents"><text:span text:style-name="Strong_20_Emphasis"><text:span text:style-name="T44">Critique of Psychiatric Diagnoses</text:span></text:span></text:p>
          </table:table-cell>
          <table:table-cell table:style-name="Table7.A1" office:value-type="string">
            <text:p text:style-name="P25">Many call for abandoning DSM-style labeling in favor of narrative, psychosocial, and biographical models.</text:p>
          </table:table-cell>
          <table:table-cell table:style-name="Table7.A1" office:value-type="string">
            <text:p text:style-name="P25">“The label killed my future. No one cared to ask what had happened.”</text:p>
          </table:table-cell>
        </table:table-row>
        <table:table-row>
          <table:table-cell table:style-name="Table7.A1" office:value-type="string">
            <text:p text:style-name="Table_20_Contents"><text:span text:style-name="Strong_20_Emphasis"><text:span text:style-name="T44">Bioethical and Legal Accountability</text:span></text:span></text:p>
          </table:table-cell>
          <table:table-cell table:style-name="Table7.A1" office:value-type="string">
            <text:p text:style-name="P25">Strong support for independent ethics bodies and commissions to address past and ongoing harm.</text:p>
          </table:table-cell>
          <table:table-cell table:style-name="Table7.A1" office:value-type="string">
            <text:p text:style-name="P25">“There must be a commission to investigate the damage psychiatry has done.”</text:p>
          </table:table-cell>
        </table:table-row>
        <table:table-row>
          <table:table-cell table:style-name="Table7.A1" office:value-type="string">
            <text:p text:style-name="Table_20_Contents"><text:span text:style-name="Strong_20_Emphasis"><text:span text:style-name="T44">Role of Social Determinants</text:span></text:span></text:p>
          </table:table-cell>
          <table:table-cell table:style-name="Table7.A1" office:value-type="string">
            <text:p text:style-name="P25">Structural violence—poverty, exclusion, abandonment—is identified as fundamental to understanding distress.</text:p>
          </table:table-cell>
          <table:table-cell table:style-name="Table7.A1" office:value-type="string">
            <text:p text:style-name="P25">“Mental health starts with shelter, food, care. Not a prescription.”</text:p>
          </table:table-cell>
        </table:table-row>
        <table:table-row>
          <table:table-cell table:style-name="Table7.A1" office:value-type="string">
            <text:p text:style-name="Table_20_Contents"><text:span text:style-name="Strong_20_Emphasis"><text:span text:style-name="T44">Need for Early and Transdisciplinary Education</text:span></text:span></text:p>
          </table:table-cell>
          <table:table-cell table:style-name="Table7.A1" office:value-type="string">
            <text:p text:style-name="P25">Respondents propose reforming training from childhood to medical specialization to avoid future harm.</text:p>
          </table:table-cell>
          <table:table-cell table:style-name="Table7.A1" office:value-type="string">
            <text:p text:style-name="P25">“We need to teach empathy and critical thinking from school, not just at university.”</text:p>
          </table:table-cell>
        </table:table-row>
        <table:table-row>
          <table:table-cell table:style-name="Table7.A1" office:value-type="string">
            <text:p text:style-name="Table_20_Contents"><text:span text:style-name="Strong_20_Emphasis"><text:span text:style-name="T44">Restoration of Dignity and Dialogue</text:span></text:span></text:p>
          </table:table-cell>
          <table:table-cell table:style-name="Table7.A1" office:value-type="string">
            <text:p text:style-name="P25">Empowering patients through narrative, recognition, and inclusion in decisions is seen as fundamental.</text:p>
          </table:table-cell>
          <table:table-cell table:style-name="Table7.A1" office:value-type="string">
            <text:p text:style-name="P25">“What saved me wasn’t treatment—it was someone finally listening.”</text:p>
          </table:table-cell>
        </table:table-row>
        <table:table-row>
          <table:table-cell table:style-name="Table7.A1" office:value-type="string">
            <text:p text:style-name="Table_20_Contents"><text:span text:style-name="Strong_20_Emphasis"><text:span text:style-name="T44">Future-Oriented Ethical Transformation</text:span></text:span></text:p>
          </table:table-cell>
          <table:table-cell table:style-name="Table7.A1" office:value-type="string">
            <text:p text:style-name="P25">Hope remains alive in the proposal for care systems based on rights, autonomy, and collective healing.</text:p>
          </table:table-cell>
          <table:table-cell table:style-name="Table7.A1" office:value-type="string">
            <text:p text:style-name="P25">“We must invent another way to care, and this time, without harm.”</text:p>
          </table:table-cell>
        </table:table-row>
      </table:table>
      <text:p text:style-name="P24"/>
      <text:p text:style-name="P9"><text:span text:style-name="T2">Scenario </text:span><text:span text:style-name="T5">4</text:span><text:span text:style-name="T2">, </text:span><text:span text:style-name="T5">national deprescribing initiative for elderly patients at high risk of mortality and disability: The responses to the elderly care and deprescribing survey reveal a wide consensus around the urgent need to reform practices affecting older adults in mental health and residential care. Several core themes emerged consistently across contributions. Firstly, there is strong critique of the overreliance on neuroleptics and benzodiazepines, often administered in the absence of sufficient psychosocial support, adequate staffing, or trauma-informed care. This pharmacological dependency is not perceived as a clinical necessity, but as a substitute for structural deficits and human accompaniment—especially in institutional contexts where loneliness, abandonment, or aggressive containment practices are normalized. Respondents emphasize that the apparent “need” for sedation often arises from systemic failures rather than intrinsic clinical demands. </text:span>Secondly, many participants articulate a need for multidimensional strategies for safe and consensual deprescription, highlighting best practices such as long-term tapering plans, shared decision-making, and coordinated care between primary and mental health services. Training in geriatric mental health, access to advanced directives, and widespread awareness of human rights frameworks (e.g., WHO’s QualityRights program) are also proposed as vital. Thirdly, ethical critique is paired with constructive proposals for change: respondents advocate the integration of occupational therapists, psychogerontologists, and culturally sensitive staff to enhance non-pharmacological responses to behavioral distress and cognitive decline. They call for increased funding, improved working conditions, and a shift toward care models that privilege trust, presence, and dignity. <text:s/><text:span text:style-name="T68">T</text:span>here is a strong recognition that the conditions necessary for safe deprescription—time, empathy, institutional will, professional protection, family education, and community integration—are still lacking. Yet despite such barriers, contributors remain hopeful that systems can and must change. Their testimony affirms that reform is not only a clinical necessity but a moral imperative, echoing broader calls for justice, accountability, and humanization in psychiatric care.</text:p>
      <text:h text:style-name="P8" text:outline-level="3"><text:soft-page-break/><text:span text:style-name="Strong_20_Emphasis"><text:span text:style-name="T5">Table: </text:span></text:span><text:span text:style-name="Strong_20_Emphasis"><text:span text:style-name="T6">r</text:span></text:span><text:span text:style-name="Strong_20_Emphasis"><text:span text:style-name="T5">ecurring themes and key findings – elderly care and deprescribing</text:span></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text:span text:style-name="Strong_20_Emphasis"><text:span text:style-name="T44">Theme</text:span></text:span></text:p>
            </table:table-cell>
            <table:table-cell table:style-name="Table8.A1" office:value-type="string">
              <text:p text:style-name="Table_20_Heading"><text:span text:style-name="Strong_20_Emphasis"><text:span text:style-name="T44">Key Finding</text:span></text:span></text:p>
            </table:table-cell>
            <table:table-cell table:style-name="Table8.A1" office:value-type="string">
              <text:p text:style-name="Table_20_Heading"><text:span text:style-name="Strong_20_Emphasis"><text:span text:style-name="T44">Illustrative Quote (English)</text:span></text:span></text:p>
            </table:table-cell>
          </table:table-row>
        </table:table-header-rows>
        <table:table-row>
          <table:table-cell table:style-name="Table8.A1" office:value-type="string">
            <text:p text:style-name="Table_20_Contents"><text:span text:style-name="Strong_20_Emphasis"><text:span text:style-name="T45">Overmedication in residential settings</text:span></text:span></text:p>
          </table:table-cell>
          <table:table-cell table:style-name="Table8.A1" office:value-type="string">
            <text:p text:style-name="P25">Psychotropic drugs are often used as a substitute for presence, care, or appropriate staffing.</text:p>
          </table:table-cell>
          <table:table-cell table:style-name="Table8.A1" office:value-type="string">
            <text:p text:style-name="P25">“We sedate them so they don’t scream, not because they need it.”</text:p>
          </table:table-cell>
        </table:table-row>
        <table:table-row>
          <table:table-cell table:style-name="Table8.A1" office:value-type="string">
            <text:p text:style-name="Table_20_Contents"><text:span text:style-name="Strong_20_Emphasis"><text:span text:style-name="T45">Lack of informed consent</text:span></text:span></text:p>
          </table:table-cell>
          <table:table-cell table:style-name="Table8.A1" office:value-type="string">
            <text:p text:style-name="P25">Older adults are frequently medicated without understanding, consent, or involvement in decisions.</text:p>
          </table:table-cell>
          <table:table-cell table:style-name="Table8.A1" office:value-type="string">
            <text:p text:style-name="P25">“They never told my mother why she was on those pills.”</text:p>
          </table:table-cell>
        </table:table-row>
        <table:table-row>
          <table:table-cell table:style-name="Table8.A1" office:value-type="string">
            <text:p text:style-name="Table_20_Contents"><text:span text:style-name="Strong_20_Emphasis"><text:span text:style-name="T45">Structural causes of distress</text:span></text:span></text:p>
          </table:table-cell>
          <table:table-cell table:style-name="Table8.A1" office:value-type="string">
            <text:p text:style-name="P25">Emotional suffering is often misinterpreted as psychiatric illness rather than consequences of isolation, loss, or institutionalization.</text:p>
          </table:table-cell>
          <table:table-cell table:style-name="Table8.A1" office:value-type="string">
            <text:p text:style-name="P25">“She was grieving. They diagnosed her with a psychosis.”</text:p>
          </table:table-cell>
        </table:table-row>
        <table:table-row>
          <table:table-cell table:style-name="Table8.A1" office:value-type="string">
            <text:p text:style-name="Table_20_Contents"><text:span text:style-name="Strong_20_Emphasis"><text:span text:style-name="T45">Need for training and coordination</text:span></text:span></text:p>
          </table:table-cell>
          <table:table-cell table:style-name="Table8.A1" office:value-type="string">
            <text:p text:style-name="P25">Respondents call for more training in geriatric psychiatry and coordinated deprescription pathways.</text:p>
          </table:table-cell>
          <table:table-cell table:style-name="Table8.A1" office:value-type="string">
            <text:p text:style-name="P25">“Family doctors need support to taper these medications, not blame.”</text:p>
          </table:table-cell>
        </table:table-row>
        <table:table-row>
          <table:table-cell table:style-name="Table8.A1" office:value-type="string">
            <text:p text:style-name="Table_20_Contents"><text:span text:style-name="Strong_20_Emphasis"><text:span text:style-name="T45">Ethical tapering and long-term plans</text:span></text:span></text:p>
          </table:table-cell>
          <table:table-cell table:style-name="Table8.A1" office:value-type="string">
            <text:p text:style-name="P25">Safe deprescription must be slow, collaborative, and trauma-informed, with non-pharmacological alternatives.</text:p>
          </table:table-cell>
          <table:table-cell table:style-name="Table8.A1" office:value-type="string">
            <text:p text:style-name="P25">“Withdrawal must be a process with time, not a sudden change.”</text:p>
          </table:table-cell>
        </table:table-row>
        <table:table-row>
          <table:table-cell table:style-name="Table8.A1" office:value-type="string">
            <text:p text:style-name="Table_20_Contents"><text:span text:style-name="Strong_20_Emphasis"><text:span text:style-name="T45">Recognition of systemic neglect</text:span></text:span></text:p>
          </table:table-cell>
          <table:table-cell table:style-name="Table8.A1" office:value-type="string">
            <text:p text:style-name="P25">Sedation and neglect of the elderly reflect deeper cultural disregard and ageism in the healthcare system.</text:p>
          </table:table-cell>
          <table:table-cell table:style-name="Table8.A1" office:value-type="string">
            <text:p text:style-name="P25">“We treat our elders as disposable. The pills just make it more silent.”</text:p>
          </table:table-cell>
        </table:table-row>
        <table:table-row>
          <table:table-cell table:style-name="Table8.A1" office:value-type="string">
            <text:p text:style-name="Table_20_Contents"><text:span text:style-name="Strong_20_Emphasis"><text:span text:style-name="T45">Integration of alternative professionals</text:span></text:span></text:p>
          </table:table-cell>
          <table:table-cell table:style-name="Table8.A1" office:value-type="string">
            <text:p text:style-name="P25">Occupational therapists, psychogerontologists, and social workers are seen as essential to improve care.</text:p>
          </table:table-cell>
          <table:table-cell table:style-name="Table8.A1" office:value-type="string">
            <text:p text:style-name="P25">“An activity therapist can reduce medication better than any pill.”</text:p>
          </table:table-cell>
        </table:table-row>
        <table:table-row>
          <table:table-cell table:style-name="Table8.A1" office:value-type="string">
            <text:p text:style-name="Table_20_Contents"><text:span text:style-name="Strong_20_Emphasis"><text:span text:style-name="T45">Right to dignified aging</text:span></text:span></text:p>
          </table:table-cell>
          <table:table-cell table:style-name="Table8.A1" office:value-type="string">
            <text:p text:style-name="P25">Respondents stress that dignity, presence, and love are fundamental rights at the end of life.</text:p>
          </table:table-cell>
          <table:table-cell table:style-name="Table8.A1" office:value-type="string">
            <text:p text:style-name="P25">“The best medicine is a hand, a song, and time to be human again.”</text:p>
          </table:table-cell>
        </table:table-row>
        <table:table-row>
          <table:table-cell table:style-name="Table8.A1" office:value-type="string">
            <text:p text:style-name="Table_20_Contents"><text:span text:style-name="Strong_20_Emphasis"><text:span text:style-name="T45">Barriers to change and moral distress</text:span></text:span></text:p>
          </table:table-cell>
          <table:table-cell table:style-name="Table8.A1" office:value-type="string">
            <text:p text:style-name="P25">Professionals feel trapped between institutional expectations and ethical concerns.</text:p>
          </table:table-cell>
          <table:table-cell table:style-name="Table8.A1" office:value-type="string">
            <text:p text:style-name="P25">“We know it’s wrong, but we’re afraid to lose our job if we speak up.”</text:p>
          </table:table-cell>
        </table:table-row>
        <table:table-row>
          <table:table-cell table:style-name="Table8.A1" office:value-type="string">
            <text:p text:style-name="Table_20_Contents"><text:span text:style-name="Strong_20_Emphasis"><text:span text:style-name="T45">Hope for reform and humanization</text:span></text:span></text:p>
          </table:table-cell>
          <table:table-cell table:style-name="Table8.A1" office:value-type="string">
            <text:p text:style-name="P25">Despite systemic challenges, many believe a culture of care can replace a culture of containment.</text:p>
          </table:table-cell>
          <table:table-cell table:style-name="Table8.A1" office:value-type="string">
            <text:p text:style-name="P25">“There is another way to care, and it’s time we demand it for them and for us.”</text:p>
          </table:table-cell>
        </table:table-row>
      </table:table>
      <text:p text:style-name="P9"><text:span text:style-name="T5"/></text:p>
      <text:p text:style-name="P11"><text:span text:style-name="T5">Scenario </text:span><text:span text:style-name="T7">5</text:span><text:span text:style-name="T5">, </text:span><text:span text:style-name="T7">reevaluating long-term psychiatric diagnoses in a national audit: Recurring themes and key findings from the question on misdiagnosis and psychiatric labeling revolve around a profound critique of how diagnoses have been historically and clinically constructed, applied, and maintained. Respondents repeatedly emphasize that psychiatric diagnoses, particularly those leading to chronic prescription of neuroleptics, often lack scientific reliability, are epistemologically flawed, and serve to disempower individuals rather than foster recovery. A dominant theme is the call for re-evaluation and, where appropriate, full revision of diagnoses, not as isolated clinical decisions but as part of a restorative, transparent, and patient-led process. Contributors assert that many individuals have endured decades of inappropriate treatment, stemming from mislabeling and systematic neglect of trauma, social context, and individual variability.</text:span></text:p>
      <text:p text:style-name="Text_20_body">Another strong thread is the call for systematic deprescription policies, coupled with safeguards for autonomy, informed consent, and therapeutic accompaniment. Several testimonies highlight the need for ethical and legal recognition of iatrogenic harm and the implementation of reparative justice, including public acknowledgment, formal apologies, and compensation mechanisms. Professionals and survivors alike call for multidisciplinary, trauma-informed approaches that prioritize patient voice, cultural humility, and shared decision-making. At the structural level, the <text:soft-page-break/>data expose widespread institutional inertia, professional resistance to review past errors, and a dangerous conflation of diagnostic authority with truth, resulting in long-term harm and social exclusion. <text:span text:style-name="T69">T</text:span>he responses are not merely oppositional but constructively suggest paths forward, including national audits, independent review panels, enhanced training in ethics and diagnosis, and embedding first-person expertise into clinical governance. The data underscore the urgency of shifting from a model of imposed classification to one of dialogical, dynamic, and ethically accountable care.</text:p>
      <text:h text:style-name="P10" text:outline-level="3"><text:span text:style-name="Strong_20_Emphasis"><text:span text:style-name="T7">Table: Recurring Themes and Key Findings – Misdiagnosis and Psychiatric Labeling</text:span></text:span></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text:span text:style-name="Strong_20_Emphasis"><text:span text:style-name="T44">Theme</text:span></text:span></text:p>
            </table:table-cell>
            <table:table-cell table:style-name="Table9.A1" office:value-type="string">
              <text:p text:style-name="Table_20_Heading"><text:span text:style-name="Strong_20_Emphasis"><text:span text:style-name="T44">Key Finding</text:span></text:span></text:p>
            </table:table-cell>
            <table:table-cell table:style-name="Table9.A1" office:value-type="string">
              <text:p text:style-name="Table_20_Heading"><text:span text:style-name="Strong_20_Emphasis"><text:span text:style-name="T44">Illustrative Quote (English)</text:span></text:span></text:p>
            </table:table-cell>
          </table:table-row>
        </table:table-header-rows>
        <table:table-row>
          <table:table-cell table:style-name="Table9.A1" office:value-type="string">
            <text:p text:style-name="Table_20_Contents"><text:span text:style-name="Strong_20_Emphasis"><text:span text:style-name="T45">Harm from inaccurate diagnoses</text:span></text:span></text:p>
          </table:table-cell>
          <table:table-cell table:style-name="Table9.A1" office:value-type="string">
            <text:p text:style-name="P25">Many individuals were diagnosed without full evaluation, leading to years of unnecessary medication.</text:p>
          </table:table-cell>
          <table:table-cell table:style-name="Table9.A1" office:value-type="string">
            <text:p text:style-name="P25">“They gave me a diagnosis in ten minutes that defined the next twenty years.”</text:p>
          </table:table-cell>
        </table:table-row>
        <table:table-row>
          <table:table-cell table:style-name="Table9.A1" office:value-type="string">
            <text:p text:style-name="Table_20_Contents"><text:span text:style-name="Strong_20_Emphasis"><text:span text:style-name="T45">Neglect of trauma and context</text:span></text:span></text:p>
          </table:table-cell>
          <table:table-cell table:style-name="Table9.A1" office:value-type="string">
            <text:p text:style-name="P25">Diagnoses often ignore past trauma, social adversity, and life events.</text:p>
          </table:table-cell>
          <table:table-cell table:style-name="Table9.A1" office:value-type="string">
            <text:p text:style-name="P25">“Nobody asked about my abuse. They just said I had a disorder.”</text:p>
          </table:table-cell>
        </table:table-row>
        <table:table-row>
          <table:table-cell table:style-name="Table9.A1" office:value-type="string">
            <text:p text:style-name="Table_20_Contents"><text:span text:style-name="Strong_20_Emphasis"><text:span text:style-name="T45">Desire for diagnostic revision</text:span></text:span></text:p>
          </table:table-cell>
          <table:table-cell table:style-name="Table9.A1" office:value-type="string">
            <text:p text:style-name="P25">There is a widespread call for formal re-evaluation of psychiatric labels, especially chronic ones.</text:p>
          </table:table-cell>
          <table:table-cell table:style-name="Table9.A1" office:value-type="string">
            <text:p text:style-name="P25">“I need the diagnosis removed—it was never correct, and it changed my life forever.”</text:p>
          </table:table-cell>
        </table:table-row>
        <table:table-row>
          <table:table-cell table:style-name="Table9.A1" office:value-type="string">
            <text:p text:style-name="Table_20_Contents"><text:span text:style-name="Strong_20_Emphasis"><text:span text:style-name="T45">Epistemic injustice</text:span></text:span></text:p>
          </table:table-cell>
          <table:table-cell table:style-name="Table9.A1" office:value-type="string">
            <text:p text:style-name="P25">Patient knowledge and experience are dismissed in favor of professional authority.</text:p>
          </table:table-cell>
          <table:table-cell table:style-name="Table9.A1" office:value-type="string">
            <text:p text:style-name="P25">“I knew something was wrong with the diagnosis, but they told me I didn’t understand.”</text:p>
          </table:table-cell>
        </table:table-row>
        <table:table-row>
          <table:table-cell table:style-name="Table9.A1" office:value-type="string">
            <text:p text:style-name="Table_20_Contents"><text:span text:style-name="Strong_20_Emphasis"><text:span text:style-name="T45">Need for deprescription</text:span></text:span></text:p>
          </table:table-cell>
          <table:table-cell table:style-name="Table9.A1" office:value-type="string">
            <text:p text:style-name="P25">Misdiagnoses led to harmful, long-term use of neuroleptics and polypharmacy.</text:p>
          </table:table-cell>
          <table:table-cell table:style-name="Table9.A1" office:value-type="string">
            <text:p text:style-name="P25">“I’m still recovering from the damage caused by the drugs I never needed.”</text:p>
          </table:table-cell>
        </table:table-row>
        <table:table-row>
          <table:table-cell table:style-name="Table9.A1" office:value-type="string">
            <text:p text:style-name="Table_20_Contents"><text:span text:style-name="Strong_20_Emphasis"><text:span text:style-name="T45">Lack of accountability</text:span></text:span></text:p>
          </table:table-cell>
          <table:table-cell table:style-name="Table9.A1" office:value-type="string">
            <text:p text:style-name="P25">Institutions rarely acknowledge diagnostic errors or offer pathways to remedy them.</text:p>
          </table:table-cell>
          <table:table-cell table:style-name="Table9.A1" office:value-type="string">
            <text:p text:style-name="P25">“They refused to review my case even when I brought evidence.”</text:p>
          </table:table-cell>
        </table:table-row>
        <table:table-row>
          <table:table-cell table:style-name="Table9.A1" office:value-type="string">
            <text:p text:style-name="Table_20_Contents"><text:span text:style-name="Strong_20_Emphasis"><text:span text:style-name="T45">Hope for restorative approaches</text:span></text:span></text:p>
          </table:table-cell>
          <table:table-cell table:style-name="Table9.A1" office:value-type="string">
            <text:p text:style-name="P25">Respondents propose ethical review mechanisms and national audits for misdiagnoses.</text:p>
          </table:table-cell>
          <table:table-cell table:style-name="Table9.A1" office:value-type="string">
            <text:p text:style-name="P25">“There should be a commission to restore justice for those harmed by wrong labels.”</text:p>
          </table:table-cell>
        </table:table-row>
        <table:table-row>
          <table:table-cell table:style-name="Table9.A1" office:value-type="string">
            <text:p text:style-name="Table_20_Contents"><text:span text:style-name="Strong_20_Emphasis"><text:span text:style-name="T45">Cultural bias in diagnosis</text:span></text:span></text:p>
          </table:table-cell>
          <table:table-cell table:style-name="Table9.A1" office:value-type="string">
            <text:p text:style-name="P25">Some diagnoses reflect cultural misunderstanding or stigma rather than clinical truth.</text:p>
          </table:table-cell>
          <table:table-cell table:style-name="Table9.A1" office:value-type="string">
            <text:p text:style-name="P25">“They diagnosed me because I didn’t fit their norm—not because I was ill.”</text:p>
          </table:table-cell>
        </table:table-row>
        <table:table-row>
          <table:table-cell table:style-name="Table9.A1" office:value-type="string">
            <text:p text:style-name="Table_20_Contents"><text:span text:style-name="Strong_20_Emphasis"><text:span text:style-name="T45">Stigma and social consequences</text:span></text:span></text:p>
          </table:table-cell>
          <table:table-cell table:style-name="Table9.A1" office:value-type="string">
            <text:p text:style-name="P25">Psychiatric labels result in exclusion, loss of opportunities, and internalized shame.</text:p>
          </table:table-cell>
          <table:table-cell table:style-name="Table9.A1" office:value-type="string">
            <text:p text:style-name="P25">“That word on my file closed every door I tried to open.”</text:p>
          </table:table-cell>
        </table:table-row>
        <table:table-row>
          <table:table-cell table:style-name="Table9.A1" office:value-type="string">
            <text:p text:style-name="Table_20_Contents"><text:span text:style-name="Strong_20_Emphasis"><text:span text:style-name="T45">Call for dialogical models</text:span></text:span></text:p>
          </table:table-cell>
          <table:table-cell table:style-name="Table9.A1" office:value-type="string">
            <text:p text:style-name="P25">Emphasis on dialogical, first-person, and narrative-based frameworks to replace rigid categorization.</text:p>
          </table:table-cell>
          <table:table-cell table:style-name="Table9.A1" office:value-type="string">
            <text:p text:style-name="P25">“The real healing began when someone listened, not when they diagnosed.”</text:p>
          </table:table-cell>
        </table:table-row>
      </table:table>
      <text:p text:style-name="P11"><text:span text:style-name="T7"/></text:p>
      <text:p text:style-name="P13"><text:span text:style-name="T15">Scenario </text:span><text:span text:style-name="T16">6</text:span><text:span text:style-name="T15">, </text:span><text:span text:style-name="T17">a</text:span><text:span text:style-name="Strong_20_Emphasis"><text:span text:style-name="T15">ddressing the overprescription of neuroleptics in social care and marginalized communities: The responses to the question on marginalization and overprescription highlight a wide and deeply informed critique of current psychiatric practice when dealing with socially excluded populations. Several core themes emerged.</text:span></text:span></text:p>
      <text:p text:style-name="Text_20_body"><text:span text:style-name="T47">First, respondents emphasize the </text:span><text:span text:style-name="Strong_20_Emphasis"><text:span text:style-name="T47">structural determinants of psychiatric overreach</text:span></text:span><text:span text:style-name="T47">, particularly in contexts of poverty, homelessness, migration, and systemic discrimination. Professionals and survivors alike describe how psychiatric drugs—particularly neuroleptics—are used as crude tools of control, often prescribed without appropriate social evaluation or follow-up. There is clear consensus that </text:span><text:span text:style-name="Strong_20_Emphasis"><text:span text:style-name="T47">pharmacological intervention is routinely substituted for real social care</text:span></text:span><text:span text:style-name="T47">, and that this practice deepens the very exclusion it purports to treat. Many comments stress that the </text:span><text:soft-page-break/><text:span text:style-name="Strong_20_Emphasis"><text:span text:style-name="T47">overmedicalization of distress in marginalized groups reflects institutional incapacity</text:span></text:span><text:span text:style-name="T47">, leading to practices that are not only ineffective but deeply harmful. Second, there is a strong call for </text:span><text:span text:style-name="Strong_20_Emphasis"><text:span text:style-name="T47">integrated, community-based, and rights-informed alternatives</text:span></text:span><text:span text:style-name="T47">, including housing-first policies, income support, culturally competent care, and horizontal decision-making. Respondents consistently link shared decision-making and deprescription efforts with the </text:span><text:span text:style-name="Strong_20_Emphasis"><text:span text:style-name="T47">need for stable psychosocial environments</text:span></text:span><text:span text:style-name="T47"> and long-term therapeutic relationships. Without these, deprescription is seen as a superficial fix or even a disguised form of abandonment. Third, the responses reveal </text:span><text:span text:style-name="Strong_20_Emphasis"><text:span text:style-name="T47">epistemic injustice</text:span></text:span><text:span text:style-name="T47">: the voices of the poor, the racialized, the disabled, or the socially displaced are often dismissed as “non-compliant” or pathologized, reinforcing a cycle of coercion. Calls for the participation of patient advocates, peer-led support, and independent review mechanisms point to a shared desire to </text:span><text:span text:style-name="Strong_20_Emphasis"><text:span text:style-name="T47">reclaim dignity, autonomy, and trust</text:span></text:span><text:span text:style-name="T47"> in mental health systems. </text:span><text:span text:style-name="T48">To end with</text:span><text:span text:style-name="T47">, the tone across responses reflects both </text:span><text:span text:style-name="Strong_20_Emphasis"><text:span text:style-name="T47">frustration and resolve</text:span></text:span><text:span text:style-name="T47">. While there is clear indignation about the persistence of structural neglect and abuse, many respondents propose concrete and technically sophisticated alternatives. These include coordinated networks of care, explicit deprescription protocols, and multidisciplinary responses centered on basic needs, education, and inclusion.</text:span></text:p>
      <text:p text:style-name="Text_20_body"><text:span text:style-name="T47">This body of testimony aligns powerfully with the broader arguments of this dissertation: that coercion, overdiagnosis, and institutional violence cannot be separated from socioeconomic exclusion, and that ethical reform in psychiatry must begin by </text:span><text:span text:style-name="Strong_20_Emphasis"><text:span text:style-name="T47">restoring rights, investing in communities, and replacing domination with relational responsibility</text:span></text:span><text:span text:style-name="T47">.</text:span></text:p>
      <text:h text:style-name="P12" text:outline-level="3"><text:span text:style-name="Strong_20_Emphasis"><text:span text:style-name="T5">Table: Recurring themes and key findings – marginalization and overprescription</text:span></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text:span text:style-name="Strong_20_Emphasis"><text:span text:style-name="T44">Theme</text:span></text:span></text:p>
            </table:table-cell>
            <table:table-cell table:style-name="Table10.A1" office:value-type="string">
              <text:p text:style-name="Table_20_Heading"><text:span text:style-name="Strong_20_Emphasis"><text:span text:style-name="T44">Key Finding</text:span></text:span></text:p>
            </table:table-cell>
            <table:table-cell table:style-name="Table10.A1" office:value-type="string">
              <text:p text:style-name="Table_20_Heading"><text:span text:style-name="Strong_20_Emphasis"><text:span text:style-name="T44">Illustrative Quote (English)</text:span></text:span></text:p>
            </table:table-cell>
          </table:table-row>
        </table:table-header-rows>
        <table:table-row>
          <table:table-cell table:style-name="Table10.A1" office:value-type="string">
            <text:p text:style-name="Table_20_Contents"><text:span text:style-name="Strong_20_Emphasis"><text:span text:style-name="T45">Substitution of drugs for social support</text:span></text:span></text:p>
          </table:table-cell>
          <table:table-cell table:style-name="Table10.A1" office:value-type="string">
            <text:p text:style-name="P25">Medication is often used in place of addressing socioeconomic exclusion, trauma, or unmet basic needs.</text:p>
          </table:table-cell>
          <table:table-cell table:style-name="Table10.A1" office:value-type="string">
            <text:p text:style-name="P25">“They gave me pills, not a home, not work, not someone to talk to.”</text:p>
          </table:table-cell>
        </table:table-row>
        <table:table-row>
          <table:table-cell table:style-name="Table10.A1" office:value-type="string">
            <text:p text:style-name="Table_20_Contents"><text:span text:style-name="Strong_20_Emphasis"><text:span text:style-name="T45">Structural neglect and institutional violence</text:span></text:span></text:p>
          </table:table-cell>
          <table:table-cell table:style-name="Table10.A1" office:value-type="string">
            <text:p text:style-name="P25">Psychiatric labeling and overprescribing are instruments of control in contexts of poverty and racism.</text:p>
          </table:table-cell>
          <table:table-cell table:style-name="Table10.A1" office:value-type="string">
            <text:p text:style-name="P25">“Being poor made me ‘schizophrenic’ in their eyes.”</text:p>
          </table:table-cell>
        </table:table-row>
        <table:table-row>
          <table:table-cell table:style-name="Table10.A1" office:value-type="string">
            <text:p text:style-name="Table_20_Contents"><text:span text:style-name="Strong_20_Emphasis"><text:span text:style-name="T45">Epistemic injustice and silencing</text:span></text:span></text:p>
          </table:table-cell>
          <table:table-cell table:style-name="Table10.A1" office:value-type="string">
            <text:p text:style-name="P25">Marginalized people’s accounts are dismissed, reinforcing harm and blocking care alternatives.</text:p>
          </table:table-cell>
          <table:table-cell table:style-name="Table10.A1" office:value-type="string">
            <text:p text:style-name="P25">“No one listened. I was just another ‘case’ who didn’t obey.”</text:p>
          </table:table-cell>
        </table:table-row>
        <table:table-row>
          <table:table-cell table:style-name="Table10.A1" office:value-type="string">
            <text:p text:style-name="Table_20_Contents"><text:span text:style-name="Strong_20_Emphasis"><text:span text:style-name="T45">Failure to address root causes</text:span></text:span></text:p>
          </table:table-cell>
          <table:table-cell table:style-name="Table10.A1" office:value-type="string">
            <text:p text:style-name="P25">Respondents critique the failure to recognize structural determinants like abuse, displacement, and poverty.</text:p>
          </table:table-cell>
          <table:table-cell table:style-name="Table10.A1" office:value-type="string">
            <text:p text:style-name="P25">“I wasn’t ill. I was alone, abused, hungry, and terrified.”</text:p>
          </table:table-cell>
        </table:table-row>
        <table:table-row>
          <table:table-cell table:style-name="Table10.A1" office:value-type="string">
            <text:p text:style-name="Table_20_Contents"><text:span text:style-name="Strong_20_Emphasis"><text:span text:style-name="T45">Call for community-based alternatives</text:span></text:span></text:p>
          </table:table-cell>
          <table:table-cell table:style-name="Table10.A1" office:value-type="string">
            <text:p text:style-name="P25">Strong advocacy for non-medical interventions, peer support, housing-first models, and holistic care.</text:p>
          </table:table-cell>
          <table:table-cell table:style-name="Table10.A1" office:value-type="string">
            <text:p text:style-name="P25">“Support groups saved me—doctors only numbed me.”</text:p>
          </table:table-cell>
        </table:table-row>
        <table:table-row>
          <table:table-cell table:style-name="Table10.A1" office:value-type="string">
            <text:p text:style-name="Table_20_Contents"><text:span text:style-name="Strong_20_Emphasis"><text:span text:style-name="T45">Cultural and racial bias in diagnosis</text:span></text:span></text:p>
          </table:table-cell>
          <table:table-cell table:style-name="Table10.A1" office:value-type="string">
            <text:p text:style-name="P25">Diagnostic practices reflect racialized and class-based assumptions.</text:p>
          </table:table-cell>
          <table:table-cell table:style-name="Table10.A1" office:value-type="string">
            <text:p text:style-name="P25">“They treated me like a threat, not a person.”</text:p>
          </table:table-cell>
        </table:table-row>
        <table:table-row>
          <table:table-cell table:style-name="Table10.A1" office:value-type="string">
            <text:p text:style-name="Table_20_Contents"><text:span text:style-name="Strong_20_Emphasis"><text:span text:style-name="T45">Lack of coordination across services</text:span></text:span></text:p>
          </table:table-cell>
          <table:table-cell table:style-name="Table10.A1" office:value-type="string">
            <text:p text:style-name="P25">Overprescription is often the result of fragmentation in services and lack of responsibility.</text:p>
          </table:table-cell>
          <table:table-cell table:style-name="Table10.A1" office:value-type="string">
            <text:p text:style-name="P25">“They prescribed, but no one followed up. I disappeared in the system.”</text:p>
          </table:table-cell>
        </table:table-row>
        <table:table-row>
          <table:table-cell table:style-name="Table10.A1" office:value-type="string">
            <text:p text:style-name="Table_20_Contents"><text:span text:style-name="Strong_20_Emphasis"><text:span text:style-name="T45">Deprescription needs structural support</text:span></text:span></text:p>
          </table:table-cell>
          <table:table-cell table:style-name="Table10.A1" office:value-type="string">
            <text:p text:style-name="P25">Ending unnecessary medication requires social stability, accompaniment, and access to rights.</text:p>
          </table:table-cell>
          <table:table-cell table:style-name="Table10.A1" office:value-type="string">
            <text:p text:style-name="P25">“You can’t deprescribe someone who’s still homeless and hungry.”</text:p>
          </table:table-cell>
        </table:table-row>
        <table:table-row>
          <table:table-cell table:style-name="Table10.A1" office:value-type="string">
            <text:p text:style-name="Table_20_Contents"><text:span text:style-name="Strong_20_Emphasis"><text:span text:style-name="T45">Moral distress among professionals</text:span></text:span></text:p>
          </table:table-cell>
          <table:table-cell table:style-name="Table10.A1" office:value-type="string">
            <text:p text:style-name="P25">Some clinicians express ethical tension between their knowledge of harm and institutional constraints.</text:p>
          </table:table-cell>
          <table:table-cell table:style-name="Table10.A1" office:value-type="string">
            <text:p text:style-name="P25">“I knew it was wrong, but I had no other tools in the system they gave me.”</text:p>
          </table:table-cell>
        </table:table-row>
        <table:table-row>
          <table:table-cell table:style-name="Table10.A1" office:value-type="string">
            <text:p text:style-name="Table_20_Contents"><text:span text:style-name="Strong_20_Emphasis"><text:span text:style-name="T45">Vision for structural change</text:span></text:span></text:p>
          </table:table-cell>
          <table:table-cell table:style-name="Table10.A1" office:value-type="string">
            <text:p text:style-name="P25">Respondents outline pragmatic, <text:soft-page-break/>coordinated reforms grounded in dignity and justice.</text:p>
          </table:table-cell>
          <table:table-cell table:style-name="Table10.A1" office:value-type="string">
            <text:p text:style-name="P25">“We need networks, not prisons <text:soft-page-break/>with pills.”</text:p>
          </table:table-cell>
        </table:table-row>
      </table:table>
      <text:p text:style-name="P13"><text:span text:style-name="Strong_20_Emphasis"><text:span text:style-name="T15"/></text:span></text:p>
      <text:p text:style-name="P15"><text:span text:style-name="T5">Scenario </text:span><text:span text:style-name="T8">7</text:span><text:span text:style-name="T5">, </text:span><text:span text:style-name="T9">national review of the use of neuroleptics in children and adolescents: </text:span>The responses to the question on <text:span text:style-name="Strong_20_Emphasis">developmental and pediatric use of neuroleptics</text:span> reveal deep, sustained concern across participant roles—clinicians, family members, and survivors—regarding the medicalization of childhood distress and the ethical limitations of pharmacological approaches in early life. A dominant theme is the urgent call for <text:span text:style-name="Strong_20_Emphasis">strict regulation or even prohibition</text:span> of neuroleptic prescription in children, with professionals highlighting developmental vulnerability and the long-term risks of iatrogenic harm. Respondents emphasize that the <text:span text:style-name="Strong_20_Emphasis">first-line responses should be psychosocial, educational, and family-centered</text:span>, and that <text:span text:style-name="Strong_20_Emphasis">true informed consent must include the voice of the child</text:span>, with age-appropriate education and participatory decision-making.</text:p>
      <text:p text:style-name="Text_20_body">Several contributions point out that medicalization often compensates for <text:span text:style-name="Strong_20_Emphasis">systemic failures</text:span>: overwhelmed school environments, unsupported families, unmet socioeconomic needs, and lack of access to tailored, continuous psychological care. Interventions like sensory-friendly school spaces, trauma-informed care, family education, and peer-support networks are proposed, highlighting a <text:span text:style-name="Strong_20_Emphasis">multi-systemic vision for reform</text:span>. Others stress that deprescription programs must be fully resourced, with careful monitoring, coordination across sectors, and respect for the individuality of each case. Several professionals reflect critically on <text:span text:style-name="Strong_20_Emphasis">institutional pressures and ideological dominance</text:span> that lead to early and prolonged use of medication, calling for <text:span text:style-name="Strong_20_Emphasis">interdisciplinary, non-hierarchical teams</text:span> and <text:span text:style-name="Strong_20_Emphasis">a systemic reframing of the child not as the problem, but as a signal of larger dysfunction</text:span>. The theme of epistemic injustice also emerges, especially in the dismissal of children’s voices and parents’ concerns in current practices.</text:p>
      <text:p text:style-name="Text_20_body">The collected narratives form a coherent demand for <text:span text:style-name="Strong_20_Emphasis">systemic, ethical, and developmental justice</text:span>, calling for a redirection of practice toward prevention, accompaniment, and structural change rather than pharmacological suppression of distress signals in the most vulnerable.</text:p>
      <text:h text:style-name="P33" text:outline-level="3"><text:span text:style-name="Strong_20_Emphasis">Table: Recurring Themes and Key Findings – Developmental and Pediatric Neuroleptic Use</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text:span text:style-name="Strong_20_Emphasis"><text:span text:style-name="T45">Theme</text:span></text:span></text:p>
            </table:table-cell>
            <table:table-cell table:style-name="Table11.A1" office:value-type="string">
              <text:p text:style-name="Table_20_Heading"><text:span text:style-name="Strong_20_Emphasis"><text:span text:style-name="T45">Key Finding</text:span></text:span></text:p>
            </table:table-cell>
            <table:table-cell table:style-name="Table11.A1" office:value-type="string">
              <text:p text:style-name="Table_20_Heading"><text:span text:style-name="Strong_20_Emphasis"><text:span text:style-name="T45">Illustrative Quote (English)</text:span></text:span></text:p>
            </table:table-cell>
          </table:table-row>
        </table:table-header-rows>
        <table:table-row>
          <table:table-cell table:style-name="Table11.A1" office:value-type="string">
            <text:p text:style-name="Table_20_Contents"><text:span text:style-name="Strong_20_Emphasis"><text:span text:style-name="T45">Opposition to neuroleptic use in children</text:span></text:span></text:p>
          </table:table-cell>
          <table:table-cell table:style-name="Table11.A1" office:value-type="string">
            <text:p text:style-name="P32">Broad rejection of prescribing antipsychotics to minors except in rare, justified, and monitored cases.</text:p>
          </table:table-cell>
          <table:table-cell table:style-name="Table11.A1" office:value-type="string">
            <text:p text:style-name="P32">“They are drugs for extreme cases, not for children struggling at school.”</text:p>
          </table:table-cell>
        </table:table-row>
        <table:table-row>
          <table:table-cell table:style-name="Table11.A1" office:value-type="string">
            <text:p text:style-name="Table_20_Contents"><text:span text:style-name="Strong_20_Emphasis"><text:span text:style-name="T45">Developmental vulnerability</text:span></text:span></text:p>
          </table:table-cell>
          <table:table-cell table:style-name="Table11.A1" office:value-type="string">
            <text:p text:style-name="P32">Concerns about neurodevelopmental disruption and irreversible side effects.</text:p>
          </table:table-cell>
          <table:table-cell table:style-name="Table11.A1" office:value-type="string">
            <text:p text:style-name="P32">“Giving neuroleptics to a growing brain is playing with fire.”</text:p>
          </table:table-cell>
        </table:table-row>
        <table:table-row>
          <table:table-cell table:style-name="Table11.A1" office:value-type="string">
            <text:p text:style-name="Table_20_Contents"><text:span text:style-name="Strong_20_Emphasis"><text:span text:style-name="T45">Informed consent and participation</text:span></text:span></text:p>
          </table:table-cell>
          <table:table-cell table:style-name="Table11.A1" office:value-type="string">
            <text:p text:style-name="P32">Call for age-appropriate, honest explanations to children and inclusion in decision-making.</text:p>
          </table:table-cell>
          <table:table-cell table:style-name="Table11.A1" office:value-type="string">
            <text:p text:style-name="P32">“No one asked him what he felt. He was just medicated.”</text:p>
          </table:table-cell>
        </table:table-row>
        <table:table-row>
          <table:table-cell table:style-name="Table11.A1" office:value-type="string">
            <text:p text:style-name="Table_20_Contents"><text:span text:style-name="Strong_20_Emphasis"><text:span text:style-name="T45">Systemic causes of distress ignored</text:span></text:span></text:p>
          </table:table-cell>
          <table:table-cell table:style-name="Table11.A1" office:value-type="string">
            <text:p text:style-name="P32">Behavioral issues often reflect trauma, sensory processing differences, or unmet educational needs.</text:p>
          </table:table-cell>
          <table:table-cell table:style-name="Table11.A1" office:value-type="string">
            <text:p text:style-name="P32">“They punished his suffering with pills instead of asking what was happening.”</text:p>
          </table:table-cell>
        </table:table-row>
        <table:table-row>
          <table:table-cell table:style-name="Table11.A1" office:value-type="string">
            <text:p text:style-name="Table_20_Contents"><text:span text:style-name="Strong_20_Emphasis"><text:span text:style-name="T45">Deprescription as necessary repair</text:span></text:span></text:p>
          </table:table-cell>
          <table:table-cell table:style-name="Table11.A1" office:value-type="string">
            <text:p text:style-name="P32">Several respondents emphasize the need to reverse long-term iatrogenic harm.</text:p>
          </table:table-cell>
          <table:table-cell table:style-name="Table11.A1" office:value-type="string">
            <text:p text:style-name="P32">“We need national programs to help families get their children off these drugs.”</text:p>
          </table:table-cell>
        </table:table-row>
        <table:table-row>
          <table:table-cell table:style-name="Table11.A1" office:value-type="string">
            <text:p text:style-name="Table_20_Contents"><text:span text:style-name="Strong_20_Emphasis"><text:span text:style-name="T45">Structural support and alternatives</text:span></text:span></text:p>
          </table:table-cell>
          <table:table-cell table:style-name="Table11.A1" office:value-type="string">
            <text:p text:style-name="P32">Advocacy for family therapy, trauma-informed schooling, occupational therapy, and peer support.</text:p>
          </table:table-cell>
          <table:table-cell table:style-name="Table11.A1" office:value-type="string">
            <text:p text:style-name="P32">“What helped wasn’t a pill—it was a teacher who finally listened.”</text:p>
          </table:table-cell>
        </table:table-row>
        <text:soft-page-break/>
        <table:table-row>
          <table:table-cell table:style-name="Table11.A1" office:value-type="string">
            <text:p text:style-name="Table_20_Contents"><text:span text:style-name="Strong_20_Emphasis"><text:span text:style-name="T45">Medicalization of poverty and social problems</text:span></text:span></text:p>
          </table:table-cell>
          <table:table-cell table:style-name="Table11.A1" office:value-type="string">
            <text:p text:style-name="P32">Neuroleptics are used to mask inequality, neglect, or overwhelmed families.</text:p>
          </table:table-cell>
          <table:table-cell table:style-name="Table11.A1" office:value-type="string">
            <text:p text:style-name="P32">“If the system helped us feed and raise our kids, maybe we wouldn’t need to sedate them.”</text:p>
          </table:table-cell>
        </table:table-row>
        <table:table-row>
          <table:table-cell table:style-name="Table11.A1" office:value-type="string">
            <text:p text:style-name="Table_20_Contents"><text:span text:style-name="Strong_20_Emphasis"><text:span text:style-name="T45">Professional dissonance and constraints</text:span></text:span></text:p>
          </table:table-cell>
          <table:table-cell table:style-name="Table11.A1" office:value-type="string">
            <text:p text:style-name="P32">Professionals feel complicit but often powerless in systems that pressure medication as a default.</text:p>
          </table:table-cell>
          <table:table-cell table:style-name="Table11.A1" office:value-type="string">
            <text:p text:style-name="P32">“I regret having prescribed, but I was the only psychiatrist in a collapsing service.”</text:p>
          </table:table-cell>
        </table:table-row>
        <table:table-row>
          <table:table-cell table:style-name="Table11.A1" office:value-type="string">
            <text:p text:style-name="Table_20_Contents"><text:span text:style-name="Strong_20_Emphasis"><text:span text:style-name="T45">Call for ethical, long-term reforms</text:span></text:span></text:p>
          </table:table-cell>
          <table:table-cell table:style-name="Table11.A1" office:value-type="string">
            <text:p text:style-name="P32">Respondents propose guidelines, education, intersectoral coordination, and child rights frameworks.</text:p>
          </table:table-cell>
          <table:table-cell table:style-name="Table11.A1" office:value-type="string">
            <text:p text:style-name="P32">“We need to stop seeing kids as broken and start seeing the system that breaks them.”</text:p>
          </table:table-cell>
        </table:table-row>
        <table:table-row>
          <table:table-cell table:style-name="Table11.A1" office:value-type="string">
            <text:p text:style-name="Table_20_Contents"><text:span text:style-name="Strong_20_Emphasis"><text:span text:style-name="T45">Silenced or pathologized childhood</text:span></text:span></text:p>
          </table:table-cell>
          <table:table-cell table:style-name="Table11.A1" office:value-type="string">
            <text:p text:style-name="P32">Emotional and behavioral expressions in children are often pathologized instead of supported.</text:p>
          </table:table-cell>
          <table:table-cell table:style-name="Table11.A1" office:value-type="string">
            <text:p text:style-name="P32">“She was grieving, not bipolar.”</text:p>
          </table:table-cell>
        </table:table-row>
      </table:table>
      <text:p text:style-name="P34"/>
      <text:p text:style-name="P15"><text:span text:style-name="T5">Scenario </text:span><text:span text:style-name="T8">8</text:span><text:span text:style-name="T5">, </text:span><text:span text:style-name="T9">ending the use of neuroleptics for non-psychiatric indications in general medicine: </text:span>The responses related to the <text:span text:style-name="Strong_20_Emphasis">use of neuroleptics in general medicine and family practice</text:span> converge on several critical concerns and reform priorities. First, there is a pronounced consensus that neuroleptics should not be prescribed outside psychiatric indications unless under exceptional and clearly justified circumstances. Numerous professionals highlight that general practitioners, emergency physicians, and non-psychiatric hospital staff often lack adequate training in psychopharmacology, leading to misprescription—particularly for delirium, insomnia, behavioral agitation, or non-specific distress—without attending to underlying causes such as infection, trauma, or social determinants. This misuse is seen as symptomatic of structural dysfunction, where institutional convenience and systemic inertia override patient well-being.</text:p>
      <text:p text:style-name="Text_20_body">Respondents demand <text:span text:style-name="Strong_20_Emphasis">mandatory clinical audits</text:span>, independent reviews, and the incorporation of clear deprescription protocols. They also emphasize the need for coordinated multidisciplinary teams to replace isolated prescribers, alongside the implementation of community deprescription services and follow-up mechanisms after hospital discharge. Ethical concerns are pervasive: participants denounce the breach of informed consent, the erosion of patient autonomy, and the exploitation of institutional power asymmetries for bureaucratic or pharmacological control. Several cite the influence of pharmaceutical interests and outdated biomedical paradigms as major barriers, calling for the removal of industry-sponsored training, and a return to person-centered, context-sensitive care.</text:p>
      <text:p text:style-name="Text_20_body">A key demand across responses is <text:span text:style-name="Strong_20_Emphasis">the establishment of long-term structural safeguards</text:span>: national registers to monitor psychotropic prescribing, case-by-case justification reviews, patient access to second opinions, and educational campaigns on the harms of psychotropic drugs. The recurring message is that <text:span text:style-name="Strong_20_Emphasis">institutional reform is both urgent and viable</text:span>, provided that practitioners are protected, informed, and empowered to collaborate across disciplines while placing patient dignity at the center of clinical decisions.</text:p>
      <text:h text:style-name="P14" text:outline-level="3"><text:span text:style-name="Strong_20_Emphasis"><text:span text:style-name="T5">Table: Recurring Themes and Key Findings – Neuroleptics in General Medicine and Primary Care</text:span></text:span></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text:span text:style-name="Strong_20_Emphasis"><text:span text:style-name="T44">Theme</text:span></text:span></text:p>
            </table:table-cell>
            <table:table-cell table:style-name="Table12.A1" office:value-type="string">
              <text:p text:style-name="Table_20_Heading"><text:span text:style-name="Strong_20_Emphasis"><text:span text:style-name="T44">Key Finding</text:span></text:span></text:p>
            </table:table-cell>
            <table:table-cell table:style-name="Table12.A1" office:value-type="string">
              <text:p text:style-name="Table_20_Heading"><text:span text:style-name="Strong_20_Emphasis"><text:span text:style-name="T44">Illustrative Quote (English)</text:span></text:span></text:p>
            </table:table-cell>
          </table:table-row>
        </table:table-header-rows>
        <table:table-row>
          <table:table-cell table:style-name="Table12.A1" office:value-type="string">
            <text:p text:style-name="Table_20_Contents"><text:span text:style-name="Strong_20_Emphasis"><text:span text:style-name="T45">Improper prescription practices</text:span></text:span></text:p>
          </table:table-cell>
          <table:table-cell table:style-name="Table12.A1" office:value-type="string">
            <text:p text:style-name="P25">Neuroleptics are frequently prescribed by non-psychiatric professionals without adequate indications.</text:p>
          </table:table-cell>
          <table:table-cell table:style-name="Table12.A1" office:value-type="string">
            <text:p text:style-name="P25">“In the emergency room, they hand out haloperidol like it’s ibuprofen.”</text:p>
          </table:table-cell>
        </table:table-row>
        <text:soft-page-break/>
        <table:table-row>
          <table:table-cell table:style-name="Table12.A1" office:value-type="string">
            <text:p text:style-name="Table_20_Contents"><text:span text:style-name="Strong_20_Emphasis"><text:span text:style-name="T45">Lack of specialized training</text:span></text:span></text:p>
          </table:table-cell>
          <table:table-cell table:style-name="Table12.A1" office:value-type="string">
            <text:p text:style-name="P25">General practitioners lack psychopharmacological knowledge and often follow outdated protocols.</text:p>
          </table:table-cell>
          <table:table-cell table:style-name="Table12.A1" office:value-type="string">
            <text:p text:style-name="P25">“I was told to keep prescribing because that’s what we’ve always done.”</text:p>
          </table:table-cell>
        </table:table-row>
        <table:table-row>
          <table:table-cell table:style-name="Table12.A1" office:value-type="string">
            <text:p text:style-name="Table_20_Contents"><text:span text:style-name="Strong_20_Emphasis"><text:span text:style-name="T45">Masking of underlying conditions</text:span></text:span></text:p>
          </table:table-cell>
          <table:table-cell table:style-name="Table12.A1" office:value-type="string">
            <text:p text:style-name="P25">Behavioral symptoms are sedated instead of investigated, leading to misdiagnosis and harm.</text:p>
          </table:table-cell>
          <table:table-cell table:style-name="Table12.A1" office:value-type="string">
            <text:p text:style-name="P25">“They gave her neuroleptics for agitation—turned out she had sepsis.”</text:p>
          </table:table-cell>
        </table:table-row>
        <table:table-row>
          <table:table-cell table:style-name="Table12.A1" office:value-type="string">
            <text:p text:style-name="Table_20_Contents"><text:span text:style-name="Strong_20_Emphasis"><text:span text:style-name="T45">Institutional convenience over care</text:span></text:span></text:p>
          </table:table-cell>
          <table:table-cell table:style-name="Table12.A1" office:value-type="string">
            <text:p text:style-name="P25">Drugs are used to manage patients quickly rather than address their real needs.</text:p>
          </table:table-cell>
          <table:table-cell table:style-name="Table12.A1" office:value-type="string">
            <text:p text:style-name="P25">“We were pressured to calm them down, not to understand them.”</text:p>
          </table:table-cell>
        </table:table-row>
        <table:table-row>
          <table:table-cell table:style-name="Table12.A1" office:value-type="string">
            <text:p text:style-name="Table_20_Contents"><text:span text:style-name="Strong_20_Emphasis"><text:span text:style-name="T45">Absence of informed consent</text:span></text:span></text:p>
          </table:table-cell>
          <table:table-cell table:style-name="Table12.A1" office:value-type="string">
            <text:p text:style-name="P25">Patients often receive these medications without proper explanation or discussion.</text:p>
          </table:table-cell>
          <table:table-cell table:style-name="Table12.A1" office:value-type="string">
            <text:p text:style-name="P25">“He was medicated without even knowing what he was taking or why.”</text:p>
          </table:table-cell>
        </table:table-row>
        <table:table-row>
          <table:table-cell table:style-name="Table12.A1" office:value-type="string">
            <text:p text:style-name="Table_20_Contents"><text:span text:style-name="Strong_20_Emphasis"><text:span text:style-name="T45">Call for deprescription protocols</text:span></text:span></text:p>
          </table:table-cell>
          <table:table-cell table:style-name="Table12.A1" office:value-type="string">
            <text:p text:style-name="P25">Respondents urge structured processes for reviewing and reducing unnecessary prescriptions.</text:p>
          </table:table-cell>
          <table:table-cell table:style-name="Table12.A1" office:value-type="string">
            <text:p text:style-name="P25">“There should be a deprescription team in every health district.”</text:p>
          </table:table-cell>
        </table:table-row>
        <table:table-row>
          <table:table-cell table:style-name="Table12.A1" office:value-type="string">
            <text:p text:style-name="Table_20_Contents"><text:span text:style-name="Strong_20_Emphasis"><text:span text:style-name="T45">Pharmaceutical industry influence</text:span></text:span></text:p>
          </table:table-cell>
          <table:table-cell table:style-name="Table12.A1" office:value-type="string">
            <text:p text:style-name="P25">Industry-sponsored education perpetuates overreliance on medication.</text:p>
          </table:table-cell>
          <table:table-cell table:style-name="Table12.A1" office:value-type="string">
            <text:p text:style-name="P25">“Training is full of biased information, always favoring pharmacological solutions.”</text:p>
          </table:table-cell>
        </table:table-row>
        <table:table-row>
          <table:table-cell table:style-name="Table12.A1" office:value-type="string">
            <text:p text:style-name="Table_20_Contents"><text:span text:style-name="Strong_20_Emphasis"><text:span text:style-name="T45">Need for coordinated care</text:span></text:span></text:p>
          </table:table-cell>
          <table:table-cell table:style-name="Table12.A1" office:value-type="string">
            <text:p text:style-name="P25">Proposals include team-based review, intersectoral communication, and post-hospital follow-up.</text:p>
          </table:table-cell>
          <table:table-cell table:style-name="Table12.A1" office:value-type="string">
            <text:p text:style-name="P25">“Discharge shouldn’t mean abandonment—it should be a chance to start again properly.”</text:p>
          </table:table-cell>
        </table:table-row>
        <table:table-row>
          <table:table-cell table:style-name="Table12.A1" office:value-type="string">
            <text:p text:style-name="Table_20_Contents"><text:span text:style-name="Strong_20_Emphasis"><text:span text:style-name="T45">Ethical and legal accountability</text:span></text:span></text:p>
          </table:table-cell>
          <table:table-cell table:style-name="Table12.A1" office:value-type="string">
            <text:p text:style-name="P25">Professionals call for audits, rights-based frameworks, and second-opinion rights for patients.</text:p>
          </table:table-cell>
          <table:table-cell table:style-name="Table12.A1" office:value-type="string">
            <text:p text:style-name="P25">“We need systems where patients can contest harmful prescriptions.”</text:p>
          </table:table-cell>
        </table:table-row>
        <table:table-row>
          <table:table-cell table:style-name="Table12.A1" office:value-type="string">
            <text:p text:style-name="Table_20_Contents"><text:span text:style-name="Strong_20_Emphasis"><text:span text:style-name="T45">Hope for structural reform</text:span></text:span></text:p>
          </table:table-cell>
          <table:table-cell table:style-name="Table12.A1" office:value-type="string">
            <text:p text:style-name="P25">Despite constraints, many express belief that reform is possible through systemic coordination.</text:p>
          </table:table-cell>
          <table:table-cell table:style-name="Table12.A1" office:value-type="string">
            <text:p text:style-name="P25">“With training and time, we can do better—this doesn’t have to be the standard.”</text:p>
          </table:table-cell>
        </table:table-row>
      </table:table>
      <text:p text:style-name="P90"><text:line-break/></text:p>
      <text:p text:style-name="P18"><text:span text:style-name="T11">Overall, t</text:span><text:span text:style-name="T5">he scenarios elicit strong and often polarized responses, reflecting a field at a crossroads between entrenched paradigms and emerging reformist practice. On one end of the spectrum, a significant number of professionals demonstrate clear readiness to embrace change: they recognize the ethical imperatives of deprescribing, the failures of rigid diagnostic orthodoxy, and the long-standing neglect of nutritional, social, and developmental factors in psychiatric care. These respondents emphasize dignity, holistic recovery, and the moral responsibility to update practices in light of contemporary science and human rights standards. Their reflections are grounded in experience and often accompanied by concrete suggestions—screening for gluten sensitivity, ending neuroleptic use in general medicine, initiating national audits, and prioritizing elderly safety—indicating a sophisticated, care-centered epistemology committed to collaborative healing.</text:span></text:p>
      <text:p text:style-name="P18"><text:span text:style-name="T11">S</text:span><text:span text:style-name="T5">ome responses reveal hesitation, denial, or an implicit defense of the status quo, </text:span><text:span text:style-name="T11">and</text:span><text:span text:style-name="T5"> </text:span><text:span text:style-name="T11">t</text:span><text:span text:style-name="T5">hese often emerge from contexts of institutional inertia or professional fear—fear of liability, of destabilizing routines, or of challenging entrenched hierarchies. In such cases, reflexive justification of pharmacological intervention still dominates, especially around perceived risk groups like children, the elderly, or institutionalized individuals. Even among these voices, however, there are signs of doubt and moral discomfort, revealing the unsustainability of current models when confronted with real-world consequences and the visibility of harm.</text:span></text:p>
      <text:p text:style-name="P18"><text:span text:style-name="T5">Taken together, the scenarios function not only as diagnostic mirrors of the system’s fractures but also as blueprints for possible structural renewal. They show that professionals—when given space, </text:span><text:soft-page-break/><text:span text:style-name="T5">support, and accountability—can and do act with integrity and intelligence. But without systemic backing, education, and cultural transformation, isolated ethical action risks burnout or suppression. These insights underscore the thesis's central argument: reform is both necessary and possible, but it must be systemic, coordinated, and anchored in the lived realities of those most affected.</text:span></text:p>
      <text:p text:style-name="P18"><text:span text:style-name="T20">On </text:span><text:span text:style-name="T21">education and </text:span><text:span text:style-name="T20">training: </text:span><text:span text:style-name="T5">Many respondents highlight a severe lack of professional training as the primary barrier to implementing deprescribing practices in mental health, particularly among psychiatrists, general practitioners, and allied professionals. They frequently pair this with concerns about the scarcity of accessible non-pharmacological alternatives, underscoring the systemic reliance on medication as the default treatment in the absence of psychosocial or community-based options. There is widespread recognition that fear of relapse and the perceived risks of reducing medication are institutionalized in practice, often outweighing individual clinical assessments or patient preference.</text:span></text:p>
      <text:p text:style-name="P91">Several professionals report informal engagement in deprescribing, often case-by-case rather than programmatic, and express a strong desire for more structured training and support mechanisms. A minority have participated in formal initiatives, but many note the lack of institutional pathways or guidance. When asked whether the national mental health strategy addresses deprescribing and shared decision-making, responses skew negative. Even among those who believe the strategy mentions these elements, most cite deficient or contradictory implementation.</text:p>
      <text:p text:style-name="P15"><text:span text:style-name="T5">A recurrent proposal is the development of coordinated training programs, alongside increased access to non-pharmacological therapies, including therapy, peer support, and housing. Respondents also emphasize the need for policy reform and funding redirection, arguing for community-based care and rights-respecting frameworks. </text:span><text:span text:style-name="T10">A</text:span><text:span text:style-name="T5"> few participants </text:span><text:span text:style-name="T10">also </text:span><text:span text:style-name="T5">underline the ethical urgency of deprescribing and criticize the iatrogenic risks of long-term psychiatric medication use. There is also concern about professional isolation when pursuing deprescribing in systems that remain heavily medicalized.</text:span></text:p>
      <text:p text:style-name="P15"><text:span text:style-name="T5"/></text:p>
      <text:p text:style-name="P88">Analysis of the survey responses by language reveals distinct yet complementary trends that underscore the transnational relevance of psychiatric reform while highlighting culturally grounded divergences in expression and institutional critique. Spanish-language responses, which formed the majority, tend to foreground structural violence, institutional betrayal, and ethical dissonance with striking narrative force. Respondents often described the routine normalization of harm—particularly overmedication and disregard for patient autonomy—in the context of under-resourced systems and hierarchical medical culture. These accounts are emotionally charged, politically aware, and often anchored in direct professional experience within the Spanish mental health system. In contrast, English-language responses—typically from internationally trained professionals or cross-cultural collaborators—display a more formalized analytical tone, emphasizing policy reform, interdisciplinary approaches, and alignment with evidence-based, recovery-oriented models. While no less critical, they more frequently reference international guidelines and emphasize the institutionalization of shared decision-making as a normative ideal. Both linguistic groups converge in their support for deprescribing and ethical transformation, yet their respective discursive registers reflect not only differences in professional cultures but also the degree of systemic inertia or openness perceived in their respective contexts. These linguistic trends reaffirm the need for multilingual and transcultural approaches to psychiatric reform, capable of <text:soft-page-break/>integrating diverse epistemologies while respecting the lived experience and professional realities behind each voice.</text:p>
      <text:p text:style-name="P19"><text:span text:style-name="T26">T</text:span><text:span text:style-name="T27">able - Responses by languag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P46"><text:span text:style-name="Strong_20_Emphasis"><text:span text:style-name="T44">Language</text:span></text:span></text:p>
            </table:table-cell>
            <table:table-cell table:style-name="Table13.A1" office:value-type="string">
              <text:p text:style-name="P46"><text:span text:style-name="Strong_20_Emphasis"><text:span text:style-name="T44">Number of responses</text:span></text:span></text:p>
            </table:table-cell>
            <table:table-cell table:style-name="Table13.A1" office:value-type="string">
              <text:p text:style-name="Table_20_Heading"><text:span text:style-name="Strong_20_Emphasis"><text:span text:style-name="T44">Main characteristics</text:span></text:span></text:p>
            </table:table-cell>
            <table:table-cell table:style-name="Table13.A1" office:value-type="string">
              <text:p text:style-name="Table_20_Heading"><text:span text:style-name="Strong_20_Emphasis"><text:span text:style-name="T44">Key themes</text:span></text:span></text:p>
            </table:table-cell>
            <table:table-cell table:style-name="Table13.A1" office:value-type="string">
              <text:p text:style-name="Table_20_Heading"><text:span text:style-name="Strong_20_Emphasis"><text:span text:style-name="T44">Tone and expression</text:span></text:span></text:p>
            </table:table-cell>
          </table:table-row>
        </table:table-header-rows>
        <table:table-row>
          <table:table-cell table:style-name="Table13.A1" office:value-type="string">
            <text:p text:style-name="P45"><text:span text:style-name="Strong_20_Emphasis"><text:span text:style-name="T44">Spanish</text:span></text:span></text:p>
          </table:table-cell>
          <table:table-cell table:style-name="Table13.A1" office:value-type="string">
            <text:p text:style-name="P28">63</text:p>
          </table:table-cell>
          <table:table-cell table:style-name="Table13.A1" office:value-type="string">
            <text:p text:style-name="P25">Grounded in direct professional and lived experience within Spanish-speaking mental health systems.</text:p>
          </table:table-cell>
          <table:table-cell table:style-name="Table13.A1" office:value-type="string">
            <text:p text:style-name="P25">Institutional violence, diagnostic overreach, medication harm, ethical distress.</text:p>
          </table:table-cell>
          <table:table-cell table:style-name="Table13.A1" office:value-type="string">
            <text:p text:style-name="P25">Expressive, urgent, often emotionally and politically charged.</text:p>
          </table:table-cell>
        </table:table-row>
        <table:table-row>
          <table:table-cell table:style-name="Table13.A1" office:value-type="string">
            <text:p text:style-name="P45"><text:span text:style-name="Strong_20_Emphasis"><text:span text:style-name="T44">English</text:span></text:span></text:p>
          </table:table-cell>
          <table:table-cell table:style-name="Table13.A1" office:value-type="string">
            <text:p text:style-name="P28">27</text:p>
          </table:table-cell>
          <table:table-cell table:style-name="Table13.A1" office:value-type="string">
            <text:p text:style-name="P25">Often reflects international or academic discourse, with emphasis on systemic reform and policy coherence.</text:p>
          </table:table-cell>
          <table:table-cell table:style-name="Table13.A1" office:value-type="string">
            <text:p text:style-name="P25">Recovery-oriented models, clinical governance, professional training, interdisciplinary practice.</text:p>
          </table:table-cell>
          <table:table-cell table:style-name="Table13.A1" office:value-type="string">
            <text:p text:style-name="P25">Analytical, policy-driven, reformist in framing.</text:p>
          </table:table-cell>
        </table:table-row>
      </table:table>
      <text:p text:style-name="P19"><text:span text:style-name="T30"><text:line-break/></text:span><text:span text:style-name="T28">To end with, the analysis of the survey responses by language reveals distinct yet complementary trends that underscore the transnational relevance of psychiatric reform while highlighting culturally grounded divergences in expression and institutional critique. Spanish-language responses, which formed the majority, tend to foreground structural violence, institutional betrayal, and ethical dissonance with striking narrative force. Respondents often described the routine normalization of harm—particularly overmedication and disregard for patient autonomy—in the context of under-resourced systems and hierarchical medical culture. These accounts are emotionally charged, politically aware, and often anchored in direct professional experience within the Spanish mental health system. In contrast, English-language responses—typically from internationally trained professionals or cross-cultural collaborators—display a more formalized analytical tone, emphasizing policy reform, interdisciplinary approaches, and alignment with evidence-based, recovery-oriented models. While no less critical, they more frequently reference international guidelines and emphasize the institutionalization of shared decision-making as a normative ideal. Both linguistic groups converge in their support for deprescribing and ethical transformation, yet their respective discursive registers reflect not only differences in professional cultures but also the degree of systemic inertia or openness perceived in their respective contexts. These linguistic trends reaffirm the need for multilingual and transcultural approaches to psychiatric reform, capable of integrating diverse epistemologies while respecting the lived experience and professional realities behind each voice.</text:span></text:p>
      <text:p text:style-name="P19"><text:span text:style-name="T28">In addition to generating critical empirical insights, the surveys conducted for this thesis facilitated valuable professional and academic connections that enriched the broader fieldwork and action-research process. Notably, the adaptation and deployment of questions inspired by the </text:span><text:span text:style-name="Emphasis"><text:span text:style-name="T28">Schizophrenia Commission Inquiry</text:span></text:span><text:span text:style-name="T28"> led to informal exchanges with individuals involved in the original instrument’s design, as well as with members of their extended networks. These links, while limited in formal scope, provided contextual depth and validation, helping situate the Spanish implementation within a wider international movement toward user-involved, recovery-oriented research. The survey process also fostered relationships with respondents themselves—clinicians, patients, and family members—who engaged further by sharing reflections, offering suggestions, or expressing support. However, in line with ethical commitments to protect the integrity of vulnerable groups and avoid extractive or performative involvement, direct fieldwork interactions with survivor researchers and activists were deliberately kept limited. This boundary was maintained </text:span><text:soft-page-break/><text:span text:style-name="T28">especially in cases where respondents might feel exposed or retraumatized by unsolicited academic interest. Even so, valuable experiential feedback was organically obtained through educational and professional forums, online events, and training activities in which the researcher participated as facilitator or co-learner. In these settings, the principles of mutual respect, dignity, and scientifically grounded best practices were consistently emphasized—not as abstract ideals but as necessary steps toward building mental health care systems that protect life, human rights, and the autonomy of all those they are meant to serve.</text:span></text:p>
      <text:p text:style-name="P19"><text:span text:style-name="T36"><text:line-break/>3.2 Fieldwork</text:span><text:span text:style-name="Strong_20_Emphasis"><text:span text:style-name="T37">: i</text:span></text:span><text:span text:style-name="Strong_20_Emphasis"><text:span text:style-name="T36">ntroduction to the </text:span></text:span><text:span text:style-name="Strong_20_Emphasis"><text:span text:style-name="T37">results and findings</text:span></text:span></text:p>
      <text:p text:style-name="P20"><text:span text:style-name="Strong_20_Emphasis"><text:span text:style-name="T49">This section of the dissertation introduces the results and insights derived from extended, multisite fieldwork conducted through direct engagement in diverse psychiatric, academic, and community-based contexts. Rather than a detached or passive observational stance, the approach adopted throughout has been one of committed and situated action-research. Across the assignments, scientific missions, institutional collaborations, and informal exchanges that marked this journey, the objective was never merely to observe, but to contribute meaningfully—adapting to each context while actively listening, participating, and learning with humility and responsibility. This work unfolded in Spain, Sweden, Indonesia, and several European academic and healthcare settings, reflecting a plurilocal understanding of psychiatry and its social embedding. Whether embedded in teaching settings, collaborating with reform-minded clinicians, or bearing witness to harm in institutional and legal structures, the researcher sought not to extract data but to facilitate dialogue, resist injustice, and document lived realities through a process of co-presence and reciprocal learning. This methodological positioning is central to the results presented: it frames knowledge not as disembodied fact but as an emergent, situated, and transformative process, informed by lived experience and ethical intention. The fieldwork presented here was carried out with the clear goal of fostering structural change, protecting the most vulnerable, and cultivating collective capacity to do better—across systems, borders, and disciplines. The insights derived are thus not only diagnostic but generative, pointing toward pathways for professional reform, relational repair, and dignified psychiatric care grounded in autonomy, trauma-informed practice, and sustained attention to social and epistemic justice. All results will be presented in chronological order, from first engagements to the last.</text:span></text:span></text:p>
      <text:p text:style-name="P58">3.2.1 <text:span text:style-name="T47">Coordinator of the </text:span><text:span text:style-name="T50">S</text:span><text:span text:style-name="T47">panish open dialogue network</text:span></text:p>
      <text:p text:style-name="P58"><office:annotation office:name="__Annotation__21700_12930430" loext:resolved="false"><dc:creator>Unknown Author</dc:creator><dc:date>2025-06-28T10:49:22.128868705</dc:date><text:p text:style-name="Comment">This needs references added to the section.</text:p><text:p text:style-name="Comment"/></office:annotation><text:span text:style-name="T47">The coordination of the Spanish Open Dialogue network emerged from a pivotal formative experience: my participation in a foundational training held in Barcelona, alongside mental health professionals and another survivor, during a time when I myself remained under coercive psychiatric control, poisoned, and entrapped by an abusive network shielded by systemic impunity. No intervention offered then was therapeutic; on the contrary, each was deployed to facilitate ongoing degradation and institutional betrayal, reinforcing the cruelty of the perpetrators and the structural complicity of public services (Summerfield, 2019; Hopper et al., 2010). Nonetheless, compelled by a longstanding awareness of the generational damage wrought by psychiatric labels and silencing—evident in my own family history, where those deemed rebellious or vulnerable were diagnosed, discarded, and destroyed rather than supported—I sought an exit, not only for myself, but for others similarly misrepresented and unprotected. The Open Dialogue approach taught me to articulate, with clarity and urgency, the relational dimension of madness and healing, and to understand care as an act of deep social listening: one requiring institutional courage, ethical </text:span><text:soft-page-break/><text:span text:style-name="T47">fidelity, and the intentional dismantling of coercive hierarchies (Seikkula &amp; Arnkil, 2014). Even while subjected to ongoing abuse, I contributed to the training processes and the embryonic network, forging international and national links with survivor researchers, critical practitioners, and institutional actors willing to reform from within. The method’s promise is radical yet practicable: it invites a complete reorientation of psychiatric ethics, where mutual respect, dialogical integrity, and a systemic understanding of context—abuse, contagion, social abandonment—replace control, silence, and isolation (WHO, 2023; Buus et al., 2021). Its difficulty lies not in the practice itself, which is clinically sound and empirically supported, but in the pervasive ill will of those who resist relational work in favor of rigid protocol and procedural neglect. The beauty of Open Dialogue is its accessibility: a committed professional may begin transforming their practice alone, by engaging in true dialogue and connecting to networks of care, one patient, one colleague at a time. The tragedy is that in the face of such potential, systemic inertia and institutional corruption continue to suppress its implementation. The WHO formally recognizes Open Dialogue among the evidence-informed rights-based alternatives to coercion (WHO, 2021), yet the uptake remains fragmented. In Spain, where I have witnessed both exemplary individual commitment and structural sabotage, the method remains more chimera than norm. Still, each ethical practitioner working in earnest—each social worker contacted down the corridor, each decision to respect autonomy rather than pathologize—represents a crack in the wall. The difference a single team can make is not symbolic: it is biological, psychological, existential. It is the difference between life and death.</text:span><office:annotation-end office:name="__Annotation__21700_12930430"/></text:p>
      <text:p text:style-name="P58">3.2.2 <text:span text:style-name="T47">Mad in </text:span><text:span text:style-name="T51">A</text:span><text:span text:style-name="T47">merica global network liaison</text:span></text:p>
      <text:p text:style-name="P67"><text:span text:style-name="Emphasis"><text:span text:style-name="T47">Mad in America</text:span></text:span><text:span text:style-name="T47"> emerged as one of the most significant platforms for critical engagement with the global psychiatric system, rooted in investigative journalism and expanded into a transnational movement of scientific accountability, survivor testimony, and professional reflection. It was founded by Robert Whitaker, an award-winning American journalist who, through the publication of </text:span><text:span text:style-name="Emphasis"><text:span text:style-name="T47">Mad in America: Bad Science, Bad Medicine, and the Enduring Mistreatment of the Mentally Ill</text:span></text:span><text:span text:style-name="T47"> (2002), exposed how systemic abuses in U.S. psychiatry mirrored longstanding patterns of coercion, marginalization, and epistemic corruption. His later book, </text:span><text:span text:style-name="Emphasis"><text:span text:style-name="T47">Anatomy of an Epidemic</text:span></text:span><text:span text:style-name="T47"> (2010), rigorously documented how the long-term use of psychiatric medications, rather than reducing illness burden, may have contributed to the chronicity and functional deterioration of large populations, especially in cases of schizophrenia and mood disorders. These works, grounded in peer-reviewed evidence, historical data, and investigative rigor, showed that the psychiatric establishment had not only failed in its stated goals of healing, but had actively suppressed or ignored evidence that contradicted its dominant biochemical paradigm (Whitaker, 2010; Moncrieff, 2008). </text:span><text:span text:style-name="Emphasis"><text:span text:style-name="T47">Mad in America</text:span></text:span><text:span text:style-name="T47"> was born from this recognition—not as a fringe or anti-science initiative, but as a vital epistemological counterweight to institutional narratives that too often prioritize pharmaceutical and institutional interests over public health, personal dignity, and scientific integrity.</text:span></text:p>
      <text:p text:style-name="Text_20_body">This platform has since grown to become a global hub for critical psychiatry and mental health reform, integrating contributions from survivor researchers, critical psychiatrists, medical anthropologists, clinicians, educators, lawyers, and those with lived experience. It fosters a transnational dialogue that recognizes the structural drivers of psychiatric suffering—poverty, trauma, exclusion, institutional racism, gender violence, and medical betrayal—and offers space to imagine and implement alternative practices based on dignity, evidence, and mutual accountability (Davies, 2017; Burstow, 2015). The vision behind <text:span text:style-name="Emphasis">Mad in America</text:span> is not one of mere denunciation, <text:soft-page-break/>but one of renewal: a collective effort to ensure that science is once again accountable to truth, that healing is not hijacked by control, and that patient voices are not erased but centered. However, as this thesis also documents, the forces that <text:span text:style-name="Emphasis">Mad in America</text:span> challenges—particularly those aligned with for-profit psychiatric treatment, coercive pharmaceutical regimes, and professional power monopolies—do not yield easily. The global psychiatric industry, heavily subsidized and backed by state power and international lobbying, is well-documented to act as a complex, self-protecting system of governance and commerce. Researchers such as Whitaker, Healy (2012), and the global critiques of the psychiatric–pharmaceutical nexus (Rose, 2006; Foucault, 1973) show how disciplinary power remains embedded in the mental health apparatus and resists reform through mechanisms of defamation, institutional inertia, and epistemological exclusion.</text:p>
      <text:p text:style-name="Text_20_body">Being invited and selected to take part in the <text:span text:style-name="Emphasis">Mad in America</text:span> editorial mission, at a time when my life was being severely undermined by personal and institutional abuse, was both a professional honor and a historical burden. It was an opportunity to contribute to the ethical redirection of psychiatry, bringing in the voice of those who carry scientific competence and lived experience. Yet this role, like many other critical paths in my career, was interrupted by violence—interpersonal, institutional, and epistemic. It is not merely about a lack of support, but about the direct opposition that ethical work often encounters. As countless critical professionals, educators, and survivor researchers know, the more effective the challenge to the status quo, the more subtle and aggressive the repression becomes. Careers are derailed, voices discredited, legal action delayed or silenced, funding denied, networks infiltrated, and the violence is made to appear personal or accidental rather than structural (Spandler &amp; Anderson, 2021; Hopper, 2007). In our network, we were few. Under-resourced, overburdened, and constantly facing systemic sabotage, we struggled not only to write and research, but to survive, teach, and build sustainable practices and communities of care. Yet what <text:span text:style-name="Emphasis">Mad in America</text:span> offered—and continues to offer—is the clear insistence that exposing harm is not enough. We must also tell of what works, what heals, and what resists being co-opted. It is a publication that uplifts practices such as Open Dialogue, Soteria, Hearing Voices, and recovery colleges—not as utopias, but as grounded, data-backed alternatives (Seikkula et al., 2006; Mosher, 1999).</text:p>
      <text:p text:style-name="Text_20_body">This aligns directly with the aims of this dissertation: to render visible the violence obscured by medicalized discourse, to legitimize the knowledge and agency of survivors and communities, and to implement real change through scientifically grounded, ethical practice. The value of truth, dignity, and healing—without repression, coercion, or epistemic erasure—must be made not only an ideal, but a methodological imperative. To restore medicine to its fundamental role in society: not as an agent of normalization and exclusion, but as a practice of knowledge, responsibility, and support. That is why this thesis includes reference to <text:span text:style-name="Emphasis">Mad in America</text:span>: not only for its content, but for its ethic. Its commitment to dignity is the commitment of this work. To stand for truth, even when it costs. To create knowledge that heals, even if the system resists it. To envision futures in which health is no longer privilege or punishment, but an assured possibility for all.</text:p>
      <text:p text:style-name="P68"><text:span text:style-name="T47">In response to a dominant psychiatric paradigm centered on sedation, containment, and chronic management, this dissertation advances a structurally and empirically grounded demand for paradigm shift. Current practices in psychiatry across Spain and Europe remain tied to historically inherited frameworks of control rather than recovery, shaped more by administrative inertia and biomedical reductionism than by the evolving evidence base in neuroscience, psychosocial rehabilitation, and rights-based approaches to care. Engagement with global critical networks—</text:span><text:soft-page-break/><text:span text:style-name="T47">including the </text:span><text:span text:style-name="Emphasis"><text:span text:style-name="T47">Mad in America</text:span></text:span><text:span text:style-name="T47"> editorial team, Open Dialogue practitioners across Europe, and survivor-informed research consortia—offered direct insight into both the entrenched dysfunctions and the viable alternatives emerging through clinical and community-based innovation.</text:span></text:p>
      <text:p text:style-name="Text_20_body">The Open Dialogue model, developed in Western Lapland and endorsed by the World Health Organization (WHO, 2021), provides an evidence-based, dialogical alternative to coercive and medication-heavy interventions. It centers relational ethics, systemic inclusion, and polyphonic narrative practices, demonstrating superior long-term outcomes for individuals experiencing psychosis, including higher employment rates and lower relapse and hospitalization rates (Seikkula et al., 2006; Aaltonen et al., 2011). Observations of Open Dialogue in practice, even under sociocultural constraints such as the monocultural setting of Northern Finland or the fragmented institutional ecosystems of Spain, revealed a consistent pattern: where dialogical methods were adopted, dignity, narrative coherence, and community engagement improved. Where they were absent, medicalization, overprescription, and systemic abandonment prevailed.</text:p>
      <text:p text:style-name="Text_20_body">As a medical anthropologist and action-researcher, my role within these networks has been to document, connect, and contribute to the co-creation of knowledge and practices that prioritize lived experience, contextual diagnostics, and recovery-oriented pathways. The fieldwork has ranged from formal training cohorts to informal collaborations with professional reformers, survivor researchers, and institutional actors engaged in transformation. This work has never been a detached observation but a direct, ethically situated engagement—frequently undertaken under conditions of institutional violence, epistemic erasure, and personal harm. Despite this, or precisely because of it, the scientific imperative remained: to collect testimonies, analyze systems, and build coalitions toward evidence-informed change.</text:p>
      <text:p text:style-name="Text_20_body">The thesis situates these experiences within the broader context of institutional critique, aligning with findings in the social sciences and critical psychiatry that expose the commodification of distress and the entrenchment of coercion as normative (Rose, 2006; Davies, 2017). The prevailing logic of pharmacological sedation over structural reform, and of lifelong labeling over trauma resolution, is scientifically untenable. Evidence supports the use of nutritional psychiatry, neuroplasticity-based interventions, family-based approaches, and culturally adapted care models (Jacka et al., 2015; van Os et al., 2019), yet systemic uptake remains minimal due to ideological capture, commercial interests, and administrative risk aversion. The result is a pseudoscientific status quo that preserves harm and disguises it as help.</text:p>
      <text:p text:style-name="Text_20_body">As a liaison between diverse global initiatives, I have worked to connect efforts in dialogical practice, trauma-informed care, and human rights monitoring into a cohesive translational framework. This has included participation in the early steps of the EU BEACON One Health Education initiative, which integrates health promotion, open science, and restorative pedagogies across disciplines and borders. The One Health framework expands the ethical and scientific horizon of this project, reinforcing that human mental health cannot be isolated from broader ecological, social, and technological systems. Our obligation is not only clinical or scientific but intergenerational and civilizational. With the tools now available—ranging from community-based psychosocial support to AI-assisted early intervention and open-access clinical training—there are no remaining justifications for systems that institutionalize suffering or pathologize the social.</text:p>
      <text:p text:style-name="Text_20_body">This research affirms that recovery is not solely a clinical endpoint but a structural and epistemic repositioning of care itself. Science must not be deployed as a weapon of exclusion or pacification, <text:soft-page-break/>but as a tool for restoring autonomy, enabling mutual recognition, and fostering sustainable wellbeing. The refusal to normalize mass pharmacologization, diagnostic inflation, and epistemic violence must be matched by the responsibility to implement alternatives—documented, replicable, and dignifying. This work contributes to that task, and insists that the only rational and ethical future of psychiatry is one grounded in rights, evidence, and solidarity.</text:p>
      <text:p text:style-name="P68"><text:span text:style-name="T47">Among the most pressing insights emerging from this work is the silencing and invalidation faced by those who recover and go on to expose the systemic violence embedded in psychiatric practice and academic complicity. This reflection, originally written in correspondence with colleagues from the </text:span><text:span text:style-name="Emphasis"><text:span text:style-name="T47">Mad in Finland</text:span></text:span><text:span text:style-name="T47"> network, underscores how recovery itself—when it contradicts diagnostic chronicity and institutional narratives—becomes politically inconvenient. Individuals who survive coercive treatment, who speak with clarity about harm and truth, and who produce scientific and community outcomes contrary to expected decline, often face marginalization not only from medical services but also from professional spaces allegedly committed to change. This culture of denial extends beyond clinical settings, permeating academia, policymaking, and even international collaboration, where survivors and reformers are regularly pushed aside in favor of those who maintain bureaucratic normalcy. What is described here—harassment by thesis supervisors, forced drugging, akathisia misread as suicidality, and the abandonment of scientific integrity in favor of doctrinal pharmacology—is not anecdotal; it is emblematic of institutional epistemic injustice and systemic violence.</text:span></text:p>
      <text:p text:style-name="Text_20_body">This exchange also reflects a broader structural reality: psychiatric power operates not only through diagnostics and drugs, but through collective decisions made by professional bodies that shape policy, law, and care design. These decision-makers are not neutral; they carry the responsibility of having chosen—either actively or passively—to maintain a paradigm that pathologizes resistance, obscures trauma, and enforces compliance over curiosity. The reference to akathisia-induced pleas for euthanasia must be read not as isolated suffering, but as a clinical outcome of systemic brutality. Likewise, the disavowal of integrative, rights-based recovery models, despite mounting empirical evidence and WHO endorsement, betrays a deeper failure: a profession at times unwilling to see, acknowledge, or act on what science and humanity demand.</text:p>
      <text:p text:style-name="Text_20_body">As such, this dissertation affirms the necessity of situating these lived experiences not in the margins of academic inquiry, but at its core. They are not exceptional outliers but central indicators of where the system breaks down, and where reform must begin. The call for One Health education, for interconnected and preventive pedagogies from early life onward, is here presented not as utopia but as due diligence in the face of negligence. This is the only ethically and scientifically coherent response to a psychiatric legacy that still too often condemns, disables, and erases. The voices that heal, warn, and build deserve not just space, but structural protection and recognition within the epistemic fabric of mental health reform. These testimonies are not personal grievances; they are critical data, pointing toward the kind of systems we must now design: restorative, transparent, honest, and built not on fear or control, but on solidarity and truth. <text:span text:style-name="T73">We are all losing our best chances by not having a better network to rely on and contribute, better business to mind. We are still ongoing, working on. The resarcher not any longer their liason, yet yes from other ones. Deeply thankful and honored, in a professional and human level to be still learning and collaborating.</text:span><text:span text:style-name="T51"><text:line-break/></text:span></text:p>
      <text:p text:style-name="P48">3.2.3 ReMO COST Action</text:p>
      <text:p text:style-name="P58"><text:soft-page-break/><text:span text:style-name="T52">COST (European Cooperation in Science and Technology) Actions are transnational, science-driven networking instruments funded by the European Union that support the coordination of nationally funded research across Europe and beyond. They are designed to foster interdisciplinary collaboration, knowledge sharing, capacity building, and the co-creation of future research agendas. COST Actions do not fund research directly but provide a flexible, bottom-up structure for researchers and stakeholders to organize scientific meetings, workshops, training schools, short-term scientific missions, and dissemination activities, thereby enabling inclusive participation and the development of sustained, collaborative research communities.</text:span></text:p>
      <text:p text:style-name="Text_20_body">The ReMO COST Action (CA19117 – Researcher Mental Health Observatory) exemplifies this model by addressing the rising concern over mental health in academia and the research profession. Operating between 2020 and 2024, ReMO brought together researchers, university leaders, policymakers, and early-career academics to examine structural pressures, psychosocial stressors, and systemic barriers affecting mental well-being across the research ecosystem. Through its working groups, it enabled comparative analysis, exchange of best practices, and policy dialogue, focusing on issues such as workload, precarity, discrimination, academic bullying, and institutional accountability.</text:p>
      <text:p text:style-name="Text_20_body">Participation in ReMO contributed to this doctoral project by providing critical observational fieldwork opportunities within an organized European platform dedicated to mental health and institutional culture. It allowed for transnational insight into how structural violence and epistemic injustice manifest not only in clinical psychiatry but also in research environments themselves. This reflexive alignment—studying mental health systems while embedded in a network examining researcher well-being—enabled a meta-analysis of institutional care, responsibility, and the failure to uphold dignity in both medical and academic domains. The ReMO experience also fostered key connections for the development of EU BEACON and intersected with advocacy for rights-based, trauma-informed, and evidence-driven reform efforts in education and healthcare.</text:p>
      <text:p text:style-name="P71"><text:span text:style-name="T52">R</text:span><text:span text:style-name="T47">eMO offered a unique transdisciplinary platform through which the pervasive and under-recognized crisis of mental health within academia could be explored. COST Actions, funded by the European Union, are not direct research grants but networking instruments aimed at building scientific coordination and cooperation. Their purpose is to foster dialogue and collaboration across borders, enabling sustained research communities. In the case of ReMO, the focus was clear: to bring into light the structural, psychological, and social conditions underpinning researcher distress, burnout, and institutional negligence across European higher education systems.</text:span></text:p>
      <text:p text:style-name="P93">From a medical anthropological perspective, this setting provided not only an observational arena but also an immersive, experiential layer of fieldwork in which the ethnographer-participant could analyze and engage with both the scientific discourse and the lived experience of distress among researchers. What became immediately evident through working groups, conferences, and informal exchanges was the shared nature of suffering across national contexts: a suffering marked by overwork, lack of long-term security, competitive hostility, epistemic silencing, and a pervasive culture of silence around help-seeking.</text:p>
      <text:p text:style-name="P71"><text:span text:style-name="T47">The data emerging from ReMO’s network align with findings across the academic literature. Studies repeatedly highlight alarming prevalence rates of anxiety, depression, burnout, and suicidal ideation among academic staff and doctoral students (Evans et al., 2018; Levecque et al., 2017). High rates of psychoactive drug use, including antidepressants, anxiolytics, and stimulants, are </text:span><text:soft-page-break/><text:span text:style-name="T47">documented not only among clinical populations but increasingly among early-career researchers and faculty as coping mechanisms for institutional pressures (Winefield et al., 2003; Guthrie et al., 2017). The overmedicalization of psychosocial suffering in this context reflects a pattern also present in psychiatric care more broadly—namely, the substitution of structural and collective solutions with individualized pharmacological containment.</text:span></text:p>
      <text:p text:style-name="P93">This trend parallels the key themes of this thesis, which examines how institutional structures in psychiatry normalize suffering by suppressing its roots and denying the social, economic, and ecological conditions of mental distress. In academic institutions, this translates to the widespread experience of imposter syndrome, chronic insecurity, moral injury, and emotional burnout—particularly acute for women, people from minority backgrounds, and those with lived experience of trauma. These individuals, disproportionately exposed to discriminatory environments, often experience compounded harm when working in systems that ignore vulnerability and expect unflagging productivity.</text:p>
      <text:p text:style-name="P93">The ReMO network also exposed a core contradiction within academia: institutions that proclaim to value mental health frequently engage in practices that erode it. Work overload, short-term contracts, pressure to publish, and lack of mentorship or inclusion create a system in which distress is normalized as a rite of passage rather than a signal of systemic failure. As Cañibano et al. (2019) argue, this results in the "responsibilization" of the academic subject: individuals are made responsible for surviving systems that are, in fact, structurally pathogenic. From an anthropological lens, this speaks to the biopolitical dimensions of suffering within knowledge-producing institutions—how bodies and minds are regulated to meet institutional goals under the guise of meritocracy.</text:p>
      <text:p text:style-name="P93">Within ReMO, my role was not passive. As an action-researcher, I contributed to methodological debates, shared experiential insights, and sought to integrate mental health concerns into the broader European science policy agenda. The EU BEACON initiative emerged in part from the convergence of this insight: a One Health-oriented approach that includes the mental health of educators, students, researchers, and practitioners as fundamental to planetary well-being and scientific sustainability. What ReMO helped illuminate is that academia is not an exception to the rule—it is a concentrated expression of the same systemic forces that underlie psychiatric institutional failures: overmedicalization, stigma, epistemic injustice, and abandonment of care.</text:p>
      <text:p text:style-name="P93">The result is a system in which researchers suffering from exhaustion, trauma, or discrimination are often medicated, pathologized, or pushed out. Education systems become spaces of punishment rather than potential. This is particularly evident in the experiences of researchers from underprivileged or historically excluded backgrounds, who face additional emotional, economic, and symbolic burdens while being expected to conform to dominant norms of objectivity and detachment. These insights reinforce the need for radical transformation—not superficial well-being programs but structural reengineering of how knowledge is produced, evaluated, and lived.</text:p>
      <text:p text:style-name="P71"><text:span text:style-name="T47">The use of nootropics, stimulants, and off-label psychopharmacology in academic environments must be interpreted not merely as individual choices but as structurally induced responses to a system that rewards hyperproductivity, penalizes deviation, and ignores the socio-ecological dimensions of distress. Within the highest strata of academic performance—elite research institutions, grant-driven laboratories, competitive graduate programs—the pressure to exceed baseline cognitive, emotional, and behavioral norms generates a silent epidemic of over-medicalization. Attention Deficit Hyperactivity Disorder (ADHD), anxiety disorders, and </text:span><text:soft-page-break/><text:span text:style-name="T47">depressive symptomatology are increasingly diagnosed not on the basis of pathological dysfunction per se, but because individuals cannot—or will not—sustain the unsustainable (Conrad, 2007; Rose, 2019).</text:span></text:p>
      <text:p text:style-name="Text_20_body">This paradox of excellence—that the most intellectually gifted are also among the most medicated—is emblematic of a larger failure of epistemic justice. Intelligence and rigor are not protected or nurtured by these systems; they are mined, strained, and depleted. The diagnostic labels serve as regulatory mechanisms that validate pharmaceutical intervention, often blurring the line between support and suppression. Stimulants such as methylphenidate and amphetamines are prescribed off-label or increasingly tolerated in gray-market academic economies, not for the remediation of genuine neurodevelopmental impairments, but as tools to meet extrinsic demands (Maher, 2008; Singh &amp; Kelleher, 2010). The performance-boosting rationale disguises a deeper truth: these are not enhancements but chemical enforcements of institutional discipline.</text:p>
      <text:p text:style-name="Text_20_body">Differential treatment by class, gender, ethnicity, and educational status exacerbates this problem. Children from affluent backgrounds are more likely to receive diagnoses that unlock accommodations and stimulant prescriptions; marginalized students, by contrast, are disciplined without support, often labeled as oppositional or lazy (Mehta, 2013). By the time one reaches academia’s upper echelons, the visibility of mental health support structures often correlates with prestige—while actual access to humane, non-medicalized support remains minimal. To call these patterns “genetic” is not only scientifically inaccurate, but ethically obscene: it erases the social determinants of distress and allows institutions to abdicate responsibility for the suffering they produce and sustain (Mills, 2014).</text:p>
      <text:p text:style-name="Text_20_body">The thesis documents this reality through fieldwork, participant observation, and survey data across multiple countries and institutions, highlighting the convergence between medicalization, academic precarity, and psychiatric overreach. A particularly damaging narrative—prevalent among both patients and practitioners—is the inevitability of psychiatric decline in high-performing individuals. This becomes a self-fulfilling prophecy: drug dependence replaces long-term support; diagnostic identity replaces resilience; silence replaces inquiry.</text:p>
      <text:p text:style-name="Text_20_body">The solutions proposed in this thesis are grounded in One Health, biocultural analysis, and evidence-based action research. These include the implementation of non-pharmacological support systems at all academic levels—mind-body training, cognitive-behavioral pedagogies, open access peer networks, and nutritional psychiatry interventions (Sarris et al., 2015). Institutional reforms must prioritize workload redistribution, inclusive mentorship, and trauma-informed curricula. Policy frameworks like EU BEACON aim to support such structural shifts, not only as health imperatives but as epistemological corrections. We do not need smarter drugs. We need smarter systems.</text:p>
      <text:p text:style-name="P71"><text:span text:style-name="T47">The thesi</text:span><text:span text:style-name="T57">s</text:span><text:span text:style-name="T47"> situates this </text:span><text:span text:style-name="T57">and other researcher </text:span><text:span text:style-name="T47">experience</text:span><text:span text:style-name="T57">s</text:span><text:span text:style-name="T47"> within a broader epistemic framework: health is not merely the absence of pathology but the presence of dignity, safety, recognition, and capacity. Academia, if aligned with this principle, can become a vector for recovery, justice, and planetary care. But to do so, it must abandon the myths of neutrality and invulnerability, and embrace a model of shared responsibility, systemic empathy, and inclusive co-production. ReMO’s legacy is thus not only a body of shared knowledge, but an unfinished agenda for transforming care at the heart of knowledge production.</text:span></text:p>
      <text:p text:style-name="P59"><text:soft-page-break/><text:span text:style-name="T52">The core problems exposed through participation in the ReMO COST Action are both persistent and deeply entrenched. They reflect systemic failures repeated across generations and institutions, now exacerbated by new layers of precarity and institutional inertia. Despite having been given the opportunity to contribute to the national policy guidance for Spain, the reality encountered was one of fragmentation, lack of coordination, and the widespread marginalization of the very individuals and perspectives most needed to guide reform. The effort to develop informed recommendations was hindered not by bad faith alone, but by chronic underfunding, inadequate planning, and a lack of structural integration across domains of higher education, mental health services, and scientific labor.</text:span></text:p>
      <text:p text:style-name="Text_20_body">Those with lived experience—survivors of psychiatric harm, underrepresented researchers, precariously employed professionals—remain systematically excluded from the design and decision-making processes that affect their lives and work. Many of the most knowledgeable actors in this field, including early-career academics, interdisciplinary experts, and survivor-researchers, were only partially engaged, if at all. Their insights remain undervalued, their participation often tokenistic or extractive, and their conditions of work marked by exhaustion, institutional neglect, and personal risk. I could barely survey or document their perspectives within the constraints imposed, despite every effort to do so with rigor, inclusion, and scientific responsibility.</text:p>
      <text:p text:style-name="Text_20_body">Yet, the networks forged through ReMO laid a groundwork that now continues through EU BEACON and its expanding consortia. Many ReMO participants, recognizing the shared urgency of reform, joined BEACON as contributors and co-designers. Together, we are developing a transdisciplinary infrastructure aimed at integrating mental health into One Health education and global public health transformation. This includes operational mechanisms for feedback, dissemination, and field-level coordination that ReMO helped inspire but could not fully implement within its limited timeframe.</text:p>
      <text:p text:style-name="Text_20_body">This work is not completed—it is ongoing, and it is mine to carry forward. It requires time, collaboration, sustained ethical engagement, and structural support. But most of all, it requires a political and scientific willingness to listen to those systematically left out. The thesis acknowledges these gaps not as failures of individual actors, but as symptoms of systemic dysfunction, and commits to translating them into concrete, inclusive, and empirically sound frameworks through the EU BEACON action and beyond.</text:p>
      <text:p text:style-name="P40"><text:span text:style-name="T52"/></text:p>
      <text:p text:style-name="P41">3.2.3.1 ReMO COST Action – virtual ethnography</text:p>
      <text:p text:style-name="P92">The ReMO COST Action (CA19117, “Researcher Mental Health”) provided a unique opportunity for transdisciplinary engagement with the structural determinants of psychological distress and institutional precariousness within academic and scientific ecosystems. Through a structured virtual ethnographic mission lasting one month, this research embedded itself within the digital working groups, plenaries, and internal coordination meetings of the Action, with a particular focus on the health working group, where discussions often centered on performance pressure, emotional exhaustion, and the limits of existing institutional frameworks to ensure equitable care and wellbeing for researchers. The findings of this virtual fieldwork highlight the deeply rooted need for the development and implementation of reliable, ethical, and scientifically validated expert systems that can support both clinical practice and researcher wellbeing from a trans-scalar One Health perspective.</text:p>
      <text:p text:style-name="Text_20_body"><text:soft-page-break/>The hypothesis underpinning this sub-study is grounded in the recognition of the significant epistemic and practical disparities between high-competence, contextually attuned practitioners and the widespread experience of disempowering, low-standard care. The metaphor of "a good doctor in a floppy disk" captures the latent potential of expert systems when they are designed with rigor, contextual sensitivity, and accountability. This technological promise is well documented in the literature on clinical decision support systems (CDSS) and expert knowledge models in psychiatry, which emphasize the transformative potential of intelligent tools when grounded in validated clinical pathways and user-oriented interfaces (Shortliffe &amp; Cimino, 2014; Sutton et al., 2020). However, the translation of this promise into practice is hindered by systemic resistance, lack of standards enforcement, and the ongoing commodification of care pathways, especially in mental health domains where subjective judgment often supplants structured evidence.</text:p>
      <text:p text:style-name="Text_20_body">The ReMO network, while not a clinical network per se, became a fertile ground to examine the sociotechnical imaginaries and epistemic demands of the academic mental health community. From informal observations to documented presentations, the ethnography surfaced recurring tensions between aspirational discourses of inclusivity and the persistent stratification of access, especially among early-career researchers, gendered minorities, and participants from low-resource institutions. Reports of burnout, career fragmentation, and internalized inadequacy were not anecdotal but endemic, aligning with the growing body of literature identifying structural violence and epistemic injustice within scientific institutions as major mental health stressors (Mountz et al., 2015; Harrowell et al., 2018; Cramer et al., 2021). In this context, the absence of reliable support tools—whether digital or relational—emerged as a symptom of deeper infrastructural neglect.</text:p>
      <text:p text:style-name="Text_20_body">From a medical anthropological standpoint, this experience confirmed that any meaningful intervention in researcher mental health must contend not only with the affective and pharmacological dimensions of coping, but with the sociopolitical architecture of knowledge production itself. The potential of expert systems to mitigate clinician variability, support shared decision-making, and uphold human rights in psychiatric practice is well recognized (Musen et al., 2014), yet such systems must be trained, maintained, and governed by transparent standards and co-designed with both practitioners and users. This requires moving beyond performative digitalization toward genuinely restorative infrastructures.</text:p>
      <text:p text:style-name="Text_20_body">The insights from this virtual ethnography will be integrated into the broader EU BEACON initiative, which positions One Health Education and Technology as a systemic vector for societal transformation. By linking the struggles of academic researchers to those of marginalized psychiatric service users, the research reframes mental distress not as an individual pathology but as an expression of institutional failure and social disconnection. In doing so, it affirms the need for intelligent, open-source, ethically managed expert systems—not as replacements for human care, but as protective scaffolds ensuring quality, accountability, and access, particularly in underserved or structurally violent contexts.</text:p>
      <text:p text:style-name="P94">- Present MDPI paper as result of ReMO and FOSTREN, on these topics and work ongoing.</text:p>
      <text:p text:style-name="P66"><office:annotation office:name="__Annotation__21763_12930430 Copy 1" loext:resolved="false"><dc:creator>Unknown Author</dc:creator><dc:date>2025-06-28T12:16:07.723458231</dc:date><text:p text:style-name="Comment">Embed MDPI in final version.</text:p></office:annotation><text:span text:style-name="T55">- Add here</text:span><office:annotation-end office:name="__Annotation__21763_12930430 Copy 1"/></text:p>
      <text:p text:style-name="P69"><text:span text:style-name="T45"/></text:p>
      <text:p text:style-name="P58">3.2.4 <text:span text:style-name="T47">FOSTREN COST Action</text:span></text:p>
      <text:p text:style-name="P58"><text:soft-page-break/><text:span text:style-name="T47">The European Violence in Psychiatry Research Group (EviPRG), </text:span><text:span text:style-name="T58">to which I belong,</text:span><text:span text:style-name="T47"> constitutes one of the longest-standing interdisciplinary networks in Europe devoted to addressing coercion and violence within psychiatric services. Founded in 1997 and composed of clinicians, researchers, legal scholars, and lived-experience experts, the group has developed into a central node for international collaboration on structural, clinical, and ethical reform in mental health. Its sustained focus on reducing harmful practices—such as mechanical restraint, seclusion, and forced medication—has positioned EViPRG as a critical forum for translating human rights commitments into applied service innovations (Bak et al., 2021; Steinert et al., 2022). The network operates through regular international symposia, collaborative publications, and its flagship event, the European Conference on Violence in Clinical Psychiatry, providing a space for cross-national analysis of coercive trends and the dissemination of alternative therapeutic strategies.</text:span></text:p>
      <text:p text:style-name="Text_20_body">In continuity with these objectives, the COST Action FOSTREN (CA19133: Fostering and Strengthening Approaches to Reducing Coercion in European Mental Health Services, 2020–2024) was launched to systematically consolidate empirical knowledge and policy momentum across European contexts. FOSTREN’s mandate, supported by the European Cooperation in Science and Technology (COST) framework, has been to develop multidisciplinary pathways for minimizing coercive practices, enhancing staff training, promoting participatory approaches, and reforming institutional cultures where such practices remain embedded (FOSTREN, 2021). The action's working groups addressed distinct thematic areas, including the epidemiology of coercion, ethical-legal frameworks, implementation of trauma-informed care, and the creation of metrics for evaluating coercion reduction initiatives. Emphasis was placed on the co-production of knowledge, involving survivor researchers and civil society stakeholders to ensure that reform processes reflect the priorities and protections required by those most affected.</text:p>
      <text:p text:style-name="Text_20_body">As an active participant in FOSTREN, I engaged in field analysis and institutional ethnography focused on Southern European mental health systems—specifically Spain and Italy—documenting divergences in the normative, clinical, and infrastructural treatment of coercion. Fieldwork revealed the persistence of disciplinary logics within acute psychiatric units, often reinforced by legal ambiguities and professional reluctance to implement non-restrictive alternatives, despite international guidelines and mounting evidence on the long-term iatrogenic effects of coercion (Gooding, 2015; WHO, 2021). My contribution focused on comparative documentation of policy implementation gaps, barriers to shared decision-making, and the socio-legal invisibilization of coercion, particularly in marginalised populations. Data were gathered through participant observation, professional interviews, analysis of legal frameworks, and integration of qualitative findings from national surveys.</text:p>
      <text:p text:style-name="Text_20_body"><text:span text:style-name="T75">I</text:span>nvolvement in FOSTREN enabled ongoing collaboration with experts involved in drafting national recommendations for coercion reduction. My participation also facilitated engagement with transnational advocacy efforts aimed at the operationalization of the United Nations Convention on the Rights of Persons with Disabilities (UN CRPD) within psychiatric services (Degener, 2016; Minkowitz, 2006). The evolving collaboration between FOSTREN and EViPRG supports a long-term scientific infrastructure for pursuing non-coercive, rights-based psychiatry, and my research will continue contributing to this joint mission through the EU BEACON initiative and related international consortia. The findings documented in this dissertation reflect not only field-specific results but also the methodological significance of participating in coordinated European actions where knowledge production, political critique, and clinical transformation intersect.</text:p>
      <text:p text:style-name="P58"><text:soft-page-break/><text:span text:style-name="T47"/></text:p>
      <text:p text:style-name="P62"><text:span text:style-name="T47">3.2.3.1 </text:span><text:span text:style-name="T50">Scientific mission to Italy, Trieste WHO excellence center</text:span></text:p>
      <text:p text:style-name="P62"><text:span text:style-name="T50"/></text:p>
      <text:p text:style-name="P95">As part of the FOSTREN COST Action (CA19133), a funded short-term scientific mission was undertaken in 2022 to the World Health Organization Collaborating Centre for Research and Training in Mental Health in Trieste, Italy. This institution, internationally recognized for its leadership in deinstitutionalization and the development of community-based, human rights–oriented mental health care (Mezzina et al., 2018; WHO, 2021), provided a key site for direct observation, documentation, and comparative analysis within the framework of my dissertation on coercion reduction and shared decision-making. The Trieste model, originally grounded in Franco Basaglia’s radical rethinking of psychiatry during the 1970s (Foot, 2015; Basaglia, 1987), remains a rare and paradigmatic example of comprehensive mental health reform prioritizing social inclusion, voluntary care, and open-door services. During this one-month residency, I conducted structured field observation, professional dialogue, and desk research across multiple care sites, including the Dipartimento di Salute Mentale and associated community facilities, gaining insight into operational features such as 24/7 accessibility, multidisciplinary teamwork, legal safeguards against involuntary treatment, and relationally centered practice.</text:p>
      <text:p text:style-name="Text_20_body">To enrich this ethnographic exposure and ensure a broader comparative lens, the Trieste mission was preceded by one month of self-funded participant observation in Lucca, another Italian site involved in national mental health reform efforts. It was followed by active participation in the International Society for Psychological and Social Approaches to Psychosis (ISPS) 2022 conference held in Perugia, which provided access to current international debates on dialogical approaches, the ethics of diagnosis, and user-led research in psychosis care (ISPS, 2022). The combined mission enabled a triangulated perspective on regional implementation challenges, best practices in community psychiatry, and the sociopolitical constraints impeding broader adoption of non-coercive care. These findings, presented within the present thesis, offer empirical grounding for future EU BEACON–supported coordination actions and further integration of rights-based mental health practice into national and transnational policy frameworks.</text:p>
      <text:p text:style-name="P62"><text:span text:style-name="T50"/></text:p>
      <text:p text:style-name="P96">During the scientific mission to Trieste as part of the FOSTREN COST Action (CA19133), I had the privilege to engage deeply with the historical legacy and present-day enactment of Italy’s democratic psychiatry movement. Thanks to the generosity of Dr. Raffaella Pocobello (IRPPS–CNR) and Dr. Tommaso Bonaviglio (WHO Collaborating Centre for Research and Training in Mental Health, Trieste), I was granted access to the mental health services of Trieste, where I shadowed Dr. Bonaviglio across diverse clinical and community care settings for an entire month. This immersive ethnographic experience enabled me to trace the living heritage of the psychiatric reform initiated by Franco Basaglia and his collaborators, a movement that led to the landmark Law 180/1978—the first national legislation in the world to dismantle psychiatric asylums and establish community-based mental health care grounded in civil rights and social reintegration (Del Giudice, 2018; Foot, 2015; Starace et al., 2020).</text:p>
      <text:p text:style-name="Text_20_body">My engagement included daily fieldwork and contextual archival research, supported by access to historical documentation and the guidance of local professionals and archivists. Through conversations and site visits, I gained insight into the foundational efforts of figures such as Dr. <text:soft-page-break/>Franco Rotelli, whose vision helped institutionalize the principles of dignity, dialogical engagement, and open-door policy as clinical standards, rather than aspirational ideals (Rotelli et al., 2013; Mezzina, 2014). Dr. Rotelli’s emphasis on transforming not only psychiatric institutions but also the socio-political matrix in which mental health care is embedded offered a profound reframing of psychiatric reform as a project of civic liberation (Rotelli, 2005). This vision continues today through ongoing efforts in Trieste to resist the re-medicalization of social suffering and uphold a humanistic approach to care, despite national and regional pressures toward austerity, privatization, and risk-management logics (Mezzina et al., 2019).</text:p>
      <text:p text:style-name="Text_20_body">The archival and embodied dimensions of this fieldwork—made possible by the support of the Trieste mental health services and the WHO Centre’s practitioners—highlighted the sustainability and fragility of systemic transformation. Learning from the daily practice of clinicians operating in a system devoid of coercive measures such as locked doors, mechanical restraints, or forced hospitalization underscored the viability of rights-based care as both policy and praxis (WHO, 2021; Puras &amp; Gooding, 2019). These findings are particularly relevant to the central thesis of this dissertation: that shared decision-making, trauma-informed care, and community integration are not optional reforms, but structural imperatives grounded in decades of evidence, as shown in the Trieste model and its ongoing, though threatened, implementation.</text:p>
      <text:p text:style-name="P60"><text:span text:style-name="T53"/></text:p>
      <text:p text:style-name="P98">The Italian psychiatric reform that culminated in Law 180 of 1978—commonly known as the “Basaglia Law”—emerged not from administrative policy nor medical consensus, but from a sustained and radical critique of the foundations of institutional psychiatry. At its core stood the intellectual, clinical, and political work of Dr. Franco Basaglia (1924–1980) and Dr. Franca Ongaro Basaglia (1928–2005), whose partnership forged a path toward the abolition of psychiatric asylums and the birth of a community-based model rooted in human rights, social emancipation, and civil dignity (Basaglia, 1968/2013; Ongaro Basaglia, 1979; Foot, 2015). Drawing from phenomenological psychiatry, Foucault’s critique of disciplinary institutions, and a deep existential commitment to human freedom, the Basaglias reframed the asylum not as a therapeutic space but as a total institution functioning to segregate, punish, and disown the socially inconvenient—particularly the poor, women, the elderly, and the disabled (Basaglia, 1980; Foucault, 1961/2006; Goffman, 1961).</text:p>
      <text:p text:style-name="Text_20_body">Before the reform, Italian psychiatry was marked by large custodial institutions often located in remote or marginal areas, where coercion, mechanical restraint, long-term segregation, and forced labor were normalized under the guise of care. Asylums like San Giovanni in Trieste and others throughout the country functioned as zones of exception, where the principles of constitutional protection and legal accountability were suspended (Del Giudice, 2018; Tansella, 1986). The psychiatric subject was stripped of civic status, rendered voiceless under biomedical authority, and subjected to systemic degradation without recourse to appeal. The Basaglias’ work—initially at Gorizia, and later Trieste—aimed to reverse this dehumanization through a praxis of “negation”: a systematic dismantling of the very conditions that enabled institutional violence to reproduce itself under scientific pretense (Basaglia, 1968/2013; Basaglia &amp; Basaglia Ongaro, 1979).</text:p>
      <text:p text:style-name="Text_20_body">In Trieste, Franco Basaglia assembled a multidisciplinary team committed to opening the doors of the asylum—not merely as a symbolic gesture, but as a structural imperative. They abolished restraints, began community engagement, and created cooperative structures for users to re-enter <text:soft-page-break/>social and economic life. This movement, though intensely local, resonated nationally and internationally, catalyzing massive mobilizations involving students, workers, unions, legal reformists, and leftist political factions that saw in the psychiatric struggle a broader battle against institutionalized oppression and class-based exclusion (Foot, 2015; Rotelli et al., 2013; Mezzina, 2014). The slogan “La libertà è terapeutica” (Freedom is therapeutic) became a rallying cry across Italy, culminating in the unprecedented parliamentary passage of Law 180—a radical legal act that mandated the closure of psychiatric hospitals and the creation of community mental health centers under the public health system.</text:p>
      <text:p text:style-name="Text_20_body">Following Franco Basaglia’s untimely death in 1980, Dr. Franco Rotelli assumed the leadership of the Trieste experience and further developed its institutional imagination. Whereas Basaglia’s contribution lay in the ethical deconstruction of the asylum, Rotelli’s focus was on constructing new institutional forms that embodied solidarity, openness, and democracy (Rotelli, 1988; Rotelli et al., 2013). He helped shape the Mental Health Department of Trieste into a WHO Collaborating Centre and advanced the principle that services must be integrated into the life of the city—not peripheral or marginal, but embedded within housing, employment, education, and the social fabric itself (Mezzina et al., 2019). Rotelli expanded the notion of cura (care) to include political and social responsibility, thus challenging the professional closure of medicine and calling for new institutional languages rooted in narrative, participation, and reciprocity.</text:p>
      <text:p text:style-name="Text_20_body">The Trieste model under Rotelli’s leadership became internationally recognized for eliminating coercive practices, including involuntary hospitalization, mechanical restraint, and forced treatment, and for pioneering relational, dialogical, and rights-based approaches (WHO, 2021). The system’s strength resided not only in its clinical orientation but in its deep integration with civil society, municipal governance, and user-led initiatives. However, as repeatedly emphasized during my scientific mission to Trieste and through interviews with Dr. Rotelli’s collaborators and the archivist team, this model remains under siege from regressive tendencies in national policy, budgetary pressures, and a rising global shift toward re-medicalization and risk-management paradigms that threaten its foundational ethos (Pocobello &amp; Bonaviglio, fieldnotes 2023; Starace et al., 2020; WHO, 2022).</text:p>
      <text:p text:style-name="Text_20_body">What I learned through direct exposure to these settings, combined with historical documentation and first-person accounts, is that the Italian democratic psychiatry movement was not merely an isolated national anomaly but a paradigmatic rupture that continues to offer critical insights for contemporary reform globally. It demonstrated that political will, legal frameworks, and ethical commitment can align to produce transformative mental health systems centered on dignity rather than domination. That legacy—rooted in struggle, theory, and practice—continues to shape both the diagnostic and therapeutic horizons of psychiatry today and provides a cornerstone for this thesis’s call for renewed responsibility, scientifically sound dialogical care, and an end to institutional violence in all its forms.</text:p>
      <text:p text:style-name="P79"><text:span text:style-name="T53"><text:line-break/></text:span><text:span text:style-name="T60">The legacy of Franco Rotelli extended well beyond the Italian borders, finding practical and symbolic expression in the internationalization of the Trieste model during the late 20th century. Among the most emblematic actions in this period was the intervention in Leros, a remote Greek island whose psychiatric hospital had become infamous for the inhumane and degrading treatment of its inmates. Known during the fascist era as a site of internment, Leros had housed political dissidents under the Metaxas dictatorship and later the military junta. By the 1980s, it had evolved </text:span><text:soft-page-break/><text:span text:style-name="T60">into a de facto concentration camp for the chronically institutionalized—a secluded enclave of neglect, marked by mass dormitories, naked patients, pervasive sedation, and mechanical restraints (Papageorgiou et al., 2002; Madianos &amp; Christodoulou, 2007; WHO, 2001).</text:span></text:p>
      <text:p text:style-name="Text_20_body">The visit to Leros in 1989 by Franco Rotelli and his colleagues from Trieste, including Roberto Mezzina and Giovanni Neri, under the auspices of the World Health Organization and European Commission, marked a pivotal moment in post-war European psychiatry. The Trieste team’s direct engagement catalyzed a radical deinstitutionalization initiative that came to be known as the "Liberation of Leros"—an ethically charged effort to dismantle not only the structures but the very logic of long-term custodial care rooted in eugenic, punitive, and authoritarian traditions (Mezzina, 2005; Papageorgiou et al., 2002). The team worked with Greek reformers and local professionals to implement an alternative care model based on the same principles that had guided the Italian reform: community integration, human rights, psychosocial rehabilitation, and democratic participation in care (Tsiantis, 2010; WHO, 2001).</text:p>
      <text:p text:style-name="Text_20_body">This period represents not merely a logistical operation, but an epistemological rupture. The symbolic power of the Leros intervention lay in exposing the continuity between past totalitarian systems and contemporary psychiatric practice. The grotesque conditions were not aberrations but the result of systemic neglect reinforced by professional silence, political indifference, and biomedical reductionism. Trieste’s action restored voice and agency to those rendered invisible. In doing so, it reaffirmed the fundamentally political nature of psychiatry: that it can operate either as a mechanism of exclusion or as a pathway to citizenship (Rotelli et al., 2013; Mezzina et al., 2019).</text:p>
      <text:p text:style-name="Text_20_body">Roberto Mezzina, Rotelli’s long-time collaborator and successor as Director of the Mental Health Department of Trieste (2010–2019), was instrumental in consolidating and expanding the transformative legacy of Basaglia and Rotelli. A psychiatrist and public health expert, Mezzina played a central role in advancing rights-based, non-coercive psychiatric practices within the WHO framework and global reform networks (Mezzina, 2014; WHO, 2021). He emphasized “whole systems” approaches that linked housing, employment, peer support, and cultural participation to mental health recovery, thereby operationalizing the notion that health is never merely clinical—it is social, ecological, and fundamentally relational (Mezzina et al., 2019; WHO, 2022).</text:p>
      <text:p text:style-name="Text_20_body">In my research stay in Trieste, I had the opportunity to meet and learn from both Dr. Mezzina and several members of the original Trieste and Leros teams. Their testimony, practices, and dedication to ethical transformation provided invaluable insight into how paradigm shifts are made actionable, not only as rhetorical declarations but as institutional design and lived relational practice. I am particularly grateful to Dr. Raffaella Pocobello and Dr. Tommaso Bonaviglio for their support during my field mission, and for facilitating access to historical archives and services. My time shadowing Dr. Bonaviglio and engaging with frontline staff at community centers and residential settings affirmed the enduring viability and adaptability of the Trieste model—even amid systemic pressures and political backsliding.</text:p>
      <text:p text:style-name="Text_20_body">The liberation of Leros was not simply an act of humanitarian intervention; it signaled the transnational applicability of democratic psychiatry and established an enduring benchmark against which ongoing abuses must be judged. Today, Leros stands as both a warning and a promise: that psychiatric institutions can either perpetuate civil death or foster re-entry into meaningful life, depending on the ethical frameworks and political commitments that guide them. For the present dissertation, the Trieste–Leros continuity exemplifies the core themes under examination: the need <text:soft-page-break/>to confront institutional violence, to restore epistemic justice, and to construct therapeutic systems not based on compliance but on co-creation, mutual recognition, and structural transformation.</text:p>
      <text:p text:style-name="P97"><text:line-break/>Despite the enduring significance of the Trieste model and the transnational dissemination of dialogical, rights-based care, contemporary psychiatry stands at a crossroads. On one hand, there is now a robust foundation of evidence and historical experience affirming the feasibility, effectiveness, and ethical superiority of democratic psychiatric reform. The Open Dialogue approach, which grew in part from the epistemic and clinical breakthroughs initiated in Trieste, has been formally endorsed by the World Health Organization as a model of person-centered and non-coercive care (WHO, 2021). It has inspired implementation studies across Europe and beyond, showing promise in reducing hospitalization rates, enhancing social recovery, and decreasing reliance on pharmacological interventions (Seikkula et al., 2006; Bergström et al., 2018; Buus et al., 2021). Simultaneously, the institutionalization of community mental health indicators within the Sustainable Development Goals (United Nations, 2015), and the rise of global human rights frameworks such as the UN Convention on the Rights of Persons with Disabilities (CRPD), provide a normative scaffolding for international reform. The alignment of Open Dialogue, democratic psychiatry, and One Health education frameworks represents a converging opportunity for transformative change.</text:p>
      <text:p text:style-name="Text_20_body">However, these advances are increasingly threatened by a resurgence of regressive tendencies. Across multiple national contexts—including Italy, Spain, and the United Kingdom—there is mounting pressure to recentralize services, re-medicalize distress, and erode the fragile gains of deinstitutionalization under the guise of fiscal austerity, public safety, or evidence-based standardization (Fakhoury &amp; Priebe, 2007; Mezzina et al., 2019; Spandler et al., 2015). The commodification of care through private-sector encroachment, the bureaucratic fixation on quantifiable outcomes, and the algorithmic regulation of health systems undermine relational practices that are inherently slow, complex, and contextually embedded. Moreover, professional burnout, structural underfunding, and epistemic injustice within academic psychiatry reproduce hierarchies of knowledge that marginalize experiential expertise and social medicine traditions (Fricker, 2007; Russo &amp; Sweeney, 2016; Rose, 2017). While technological infrastructures could democratize care and enable global collaboration, in practice, they often entrench top-down models of compliance and surveillance (Pérez-Cano et al., 2023; Cosgrove et al., 2020).</text:p>
      <text:p text:style-name="Text_20_body">Thus, the present conjuncture demands not only technical refinement but political clarity. Without deliberate institutional and professional commitment, even the most promising practices risk co-optation or extinction. The momentum gained through decades of democratic reform—from Basaglia and Rotelli to Mezzina and Open Dialogue networks—must now be defended and expanded in response to neoliberal rollback, policy stagnation, and the global mental health crisis exacerbated by inequality, war, climate collapse, and authoritarianism (Patel et al., 2018; WHO, 2022). The task ahead is to institutionalize ethical, participatory, and context-sensitive forms of care without reproducing the bureaucratic pathologies that have historically turned public health into a vehicle for control rather than liberation. Only by anchoring psychiatry in solidarity, ecological realism, and plural epistemologies can we fulfill its emancipatory potential.</text:p>
      <text:p text:style-name="P61"><text:span text:style-name="T53">Following the culmination of an intensive ethnographic and academic mission in Italy—including the FOSTREN-funded stay in Trieste and participation in the ISPS International Conference in Perugia—the researcher experienced a stark rupture between the ideals promoted in the reformist </text:span><text:soft-page-break/><text:span text:style-name="T53">psychiatric networks and the material reality of professional vulnerability, institutional denial, and unaddressed domestic violence. Despite engagement with leading scholars and practitioners committed to non-coercive, human rights-based care, the surrounding systems failed to acknowledge or respond to escalating signs of interpersonal abuse. Three months of compounding domestic aggression had left the researcher physically and psychologically battered, yet this remained largely invisible within academic and professional spaces—demonstrating the disconnect between mental health discourse and the conditions in which those advocating for reform are forced to survive.</text:span></text:p>
      <text:p text:style-name="Text_20_body">The <text:span text:style-name="T77">whole ordeal highlights a big </text:span>contradiction. While <text:span text:style-name="T77">live was </text:span>packed with <text:span text:style-name="T77">experts</text:span> on psychosis recovery, family systems, and trauma-informed dialogue, the very ethos of openness and mutual care did not extend to provide material support or institutional accountability for its own members facing violence, <text:span text:style-name="T77">not even cheap accommodation in the city to all, including survivors</text:span>. Despite the researcher’s attempts to disclose the abuse discreetly and responsibly <text:span text:style-name="T77">to colleagues and associations abroad, as the professional distance did not allow it to disclose in person, also shame and shyness, the shock and fear</text:span>, the responses received were minimal, constrained, <text:span text:style-name="T77">some with</text:span> bureaucratic ambiguity, professional risk-aversion, or emotional detachment. Consequently, key opportunities for follow-up—such as attendance at the subsequent FOSTREN meeting in Poland—were missed, not due to lack of interest or engagement, but due to a state of disorientation, isolation, and systemic neglect. The aftermath, marked by confusion, spiritual retreat, and solitary reflection, reflects not only personal suffering but a collective blind spot: the gap between proclaimed care values and actual protective capacities within academia and psychiatry alike. <text:span text:style-name="T77">These states, even among professionals trained in better practices, is easily misidentified as a mental health one to be blamed and situated in the victim itself, when it belongs to the abusers destroying the matrix of society around, hurting their closest ones, creating havoc with impunity. To frame the distress of the other as an illness, is the biggest disfavor to health and medical practice itself.</text:span></text:p>
      <text:p text:style-name="Text_20_body">This incident, <text:span text:style-name="T78">which became habitual, daily, from bad to worse since then on, as the willful ignorance of those notified -many were, on all systems and offices, services and spheres with duty to care and support, help out- </text:span>illuminates several recurring patterns in the ethnography of violence and mental health systems. First, professionals advocating for systemic change are not exempt from vulnerability—especially when situated at the intersections of gender-based violence, transnational mobility, precarious employment, and lack of familial or community support. Second, despite rhetorical commitments to dignity and recovery, institutional cultures often default to passivity or non-intervention when colleagues or collaborators signal distress, particularly if the violence occurs in the “private” domestic sphere. Third, the abuser’s ability to manipulate legal, social, and institutional narratives further entrenches impunity and delegitimizes the survivor’s account—a phenomenon well-documented in feminist, anthropological, and psychiatric literature on gaslighting, testimonial injustice, and structural violence (Stark, 2007; Fricker, 2007; Kelly, 2013; Scheper-Hughes &amp; Bourgois, 2004). Lastly, the embodied consequences of chronic abuse—including somatic dysregulation, impaired concentration, and dissociative coping—are compounded by the professional demands of performance, visibility, and composure in elite scientific environments. </text:p>
      <text:p text:style-name="Text_20_body">The scientific, ethical, and clinical implications are urgent. Training programs and professional societies must incorporate actionable frameworks for identifying, supporting, and protecting victims of intimate partner violence within their own ranks. These must go beyond lip service and embrace <text:soft-page-break/>the complexities of intersectional vulnerability, including for migrant scholars and clinicians without institutional shelter. Furthermore, there is a critical need to embed trauma-awareness and safeguarding mechanisms into every level of academic, clinical, and policy infrastructure—not merely as therapeutic tools, but as core ethical obligations. The failure to do so, as this case demonstrates, not only perpetuates harm but corrodes the credibility of mental health reform itself <text:span text:style-name="T79">as it stands now, treatment as usual</text:span>. <text:span text:style-name="T79">The implementation of the reforms halted, half way.</text:span> The data collected through this embodied experience are not anecdotal—they constitute empirical evidence of how even the most enlightened discourses can falter in the face of real-world violence, unless systems of care are mirrored by systems of accountability, solidarity, and protection.</text:p>
      <text:p text:style-name="P99">Throughout this research process, it became increasingly evident that systemic cognitive biases and culturally embedded power asymmetries function to shield perpetrators—particularly those embedded within affluent family networks or linked to institutional influence—from accountability for severe interpersonal and structural violence. This dynamic often unfolds through the strategic deployment of psychiatric diagnosis as a tool of discreditation and control, whereby victims of abuse, especially those who are intellectually autonomous, professionally vocal, or publicly visible in non-normative identities, are pathologized to invalidate their testimony. In my own case, the intersection of my status as a researcher, my openly acknowledged intersex condition, and my capacity to articulate, recover, and critique from within a lived experience of violence became triggers for systematic retaliation. Far from receiving protection or due process, I was met with escalating forms of medicalized silencing and institutional complicity: diagnoses used to cover abuse, threats to undermine my work, and persistent efforts to redirect suspicion onto me rather than investigate the aggressors. Such dynamics are congruent with documented patterns of “epistemic exploitation” (Berenstain, 2016), “testimonial injustice” (Fricker, 2007), and “institutional betrayal” (Smith &amp; Freyd, 2014), whereby victims—particularly those who diverge from expected norms of gender, identity, or behavior—are cast as unreliable, unstable, or pathological, rendering them vulnerable to chronic retraumatization and systemic exclusion. The misogynistic assumption that women and mothers cannot be abusive was repeatedly used to protect perpetrators while enabling the ongoing psychological, economic, and reputational destruction of the victim. Moreover, the psychiatric institutions involved, rather than upholding forensic neutrality or clinical ethics, often acted as enforcers of dominant familial or institutional narratives, aligning with the perpetrators to maintain reputational containment and administrative convenience. This underscores a broader structural failure wherein medical institutions are repurposed as instruments of coercion rather than care—a form of what Foucault (1961/2006) described as "psychiatric sovereignty," legitimizing the invisibilization of abuse through the language of clinical rationality. The consequences are devastating, not only for individual victims, but for the credibility of psychiatric systems which, by failing to investigate and rectify these dynamics, participate in the reproduction of violence under the guise of treatment and concern.</text:p>
      <text:p text:style-name="P60"><text:span text:style-name="T53">Throughout this research process, it became increasingly evident that systemic cognitive biases and culturally embedded power asymmetries function to shield perpetrators—particularly those embedded within affluent family networks or linked to institutional influence—from accountability for severe interpersonal and structural violence. This dynamic often unfolds through the strategic deployment of psychiatric diagnosis as a tool of discreditation and control, whereby victims of abuse, especially those who are intellectually autonomous, professionally vocal, or publicly visible in non-normative identities, are pathologized to invalidate their testimony. In my own case, the intersection of my status as a researcher, my openly acknowledged intersex condition, and my </text:span><text:soft-page-break/><text:span text:style-name="T53">capacity to articulate, recover, and critique from within a lived experience of violence became triggers for systematic retaliation. Far from receiving protection or due process, I was met with escalating forms of medicalized silencing and institutional complicity: diagnoses used to cover abuse, threats to undermine my work, and persistent efforts to redirect suspicion onto me rather than investigate the aggressors. Such dynamics are congruent with documented patterns of “epistemic exploitation” (Berenstain, 2016), “testimonial injustice” (Fricker, 2007), and “institutional betrayal” (Smith &amp; Freyd, 2014), whereby victims—particularly those who diverge from expected norms of gender, identity, or behavior—are cast as unreliable, unstable, or pathological, rendering them vulnerable to chronic retraumatization and systemic exclusion. The misogynistic assumption that women and mothers cannot be abusive was repeatedly used to protect perpetrators while enabling the ongoing psychological, economic, and reputational destruction of the victim. Moreover, the psychiatric institutions involved, rather than upholding forensic neutrality or clinical ethics, often acted as enforcers of dominant familial or institutional narratives, aligning with the perpetrators to maintain reputational containment and administrative convenience. This underscores a broader structural failure wherein medical institutions are repurposed as instruments of coercion rather than care—a form of what Foucault (1961/2006) described as "psychiatric sovereignty," legitimizing the invisibilization of abuse through the language of clinical rationality. The consequences are devastating, not only for individual victims, but for the credibility of psychiatric systems which, by failing to investigate and rectify these dynamics, participate in the reproduction of violence under the guise of treatment and concern.</text:span></text:p>
      <text:p text:style-name="P60"><text:span text:style-name="T53">The testimonial burden placed upon victims of domestic violence—particularly those subjected to compounded structural betrayal—is often so great that disclosure becomes virtually impossible outside of an exceptional context of safety, recognition, and sustained professional listening. In this research, lived experience revealed how systemic barriers to help-seeking are not limited to silence or stigma, but include the overt complicity of institutions in normalizing the violence through diagnostic redirection, kinship-based assumptions, and bureaucratic inertia. The anthropological literature has long identified the perils of culturally rigid kinship schemas (Scheper-Hughes, 1992; Carsten, 2004), which can lead professionals to misidentify safety based on familial proximity rather than actual relational dynamics, thereby enabling continued harm under the presumption of protection. In my case, the very individuals and structures ostensibly assigned to offer safety became vectors of continued endangerment, reinforcing a pattern well-documented in the study of </text:span><text:span text:style-name="Emphasis"><text:span text:style-name="T53">institutional betrayal</text:span></text:span><text:span text:style-name="T53"> (Smith &amp; Freyd, 2014). Despite repeated pleas and formal reports, the absence of action by social services, health professionals, and forensic actors was not merely a failure of competence—it constituted a structural refusal to recognize a form of violence that did not conform to their pre-existing cognitive biases. These included gendered expectations about perpetrators and victims, a dangerous overreliance on psychiatric labels to obscure patterns of abuse, and a systemic inability to address intersubjective truth when power dynamics distort the perception of credibility. As revealed during my fieldwork in Italy—where I learned of historical cases involving extreme maternal despair leading to filicide during the period of psychiatric lobotomization—contemporary practices continue to pathologize the aftermath of structural abandonment while failing to engage with its root causes. That my ex-spouse’s behaviors were extreme, targeted, and prolonged, does not exempt them from accountability; rather, the enduring institutional refusal to intervene, protect, or even properly investigate, reflects a profound epistemic collapse in systems tasked with safeguarding vulnerable lives. The fact that I was never violent, consistently sought peaceful resolution, and acted with proactive responsibility—even while being physically and </text:span><text:soft-page-break/><text:span text:style-name="T53">psychologically attacked—should have sufficed for institutional support. That it did not, and still does not, calls for an urgent reappraisal of professional standards in psychiatry, social services, and forensic practice. The problem is not the absence of good professionals, but the systemic inability or unwillingness to identify and empower them, and the widespread toleration—indeed, normalization—of incompetence, complicity, and neglect as default institutional behavior.</text:span></text:p>
      <text:p text:style-name="P70">The shadowing period at the Trieste WHO Collaborating Centre for Research and Training in Mental Health, under the supervision of Dr. Tommaso Bonaviglio, constituted one of the most enriching fieldwork experiences of this doctoral research. The institutional ethos, daily practices, and interpersonal culture of the Trieste center offered a rare empirical example of the possibility of radically non-coercive, human rights-aligned psychiatric care in action. Despite being hosted in what formally remained an in-patient unit, the atmosphere, structure, and operational logic were entirely distinct from conventional psychiatric hospitalization models. Through continuous observation and dialogue, this immersion confirmed the viability of an approach where respect, autonomy, and continuity of care were structurally embedded into the clinical practice, aligning with long-standing WHO recommendations for rights-based mental health systems (World Health Organization, 2021; Mezzina et al., 2019).</text:p>
      <text:p text:style-name="Text_20_body">However, <text:span text:style-name="T80">as reiterated, </text:span>this period also revealed the jarring contrast between such progressive institutions and the lived realities of domestic abuse and structural violence experienced concurrently in my personal context. The juxtaposition between this model of care and the ongoing systemic failures elsewhere—where victimization, forced medication, and legal neglect prevail—underscored the urgency of translational implementation and policy reform. Despite being in a center of international excellence, I endured escalating episodes of interpersonal violence, institutional betrayal, and precarity, with no sufficient safeguards activated. These events highlight a central thesis finding: the coexistence of best-practice knowledge and institutional excellence with unresolved systemic complicity in silencing victims, particularly in family-related violence scenarios involving intersectional vulnerabilities (intersex identity, survivor status, and precarious professional standing). These experiences illustrate how trauma, even when acknowledged by elite professionals, remains largely unsupported at the structural level. That the violence was frequently rationalized by others as mental illness or personal deficiency—despite years of recovery work, professional activity, and community contribution—exposes persistent diagnostic overshadowing and cognitive biases in how psychiatric and social care systems respond to victims and perpetrators (Rose, 2018; Smith &amp; Freyd, 2014).</text:p>
      <text:p text:style-name="Text_20_body">The outcome of this ethnographic engagement is therefore dual: while it evidences the success of dialogical, humane psychiatry at the service delivery level, it also documents the fragility of protective frameworks when embedded in broader sociocultural and institutional environments still marred by impunity, gendered violence, and diagnostic misuse. This fieldwork confirms that even in globally lauded psychiatric systems, the burden of trauma recovery remains heavily individualized, with survivors often lacking the institutional recognition or support needed for sustainable healing and participation. These insights reinforce the need for system-wide accountability mechanisms that align best practices with protective infrastructures across all scales—legal, familial, clinical, and educational.</text:p>
      <text:p text:style-name="Text_20_body">While the observational fieldwork in Trieste demonstrated the feasibility and effectiveness of human rights-based psychiatric practice, my concurrent experience of severe domestic abuse revealed the limits of transnational protective responsiveness. It is crucial to emphasize that these <text:soft-page-break/>failures did not arise within the Trieste system itself, which remained professionally and ethically commendable throughout. The problem resided squarely in the failure of Spanish institutions to provide real-time protective mechanisms for a professional openly requesting help while engaged abroad on a scientific mission. Despite my documented status as a co-author and contributor to international mental health projects—including the Springer Nature volume coordinated by the FOSTREN COST Action on violence in psychiatry—my direct and urgent appeals to multiple professional colleagues, a designated legal contact, and victim support associations went largely unanswered or resulted in ineffective responses. These were not abstract calls for reform; they were situationally specific, time-sensitive warnings raised from a precarious position abroad while enduring escalating, documented violence.</text:p>
      <text:p text:style-name="Text_20_body">The failure to act was not due to lack of awareness, nor was it attributable to poor communication. Rather, it exemplifies a systemic absence of protocols for cross-border professional protection, compounded by cultural minimization of male or non-normative victims and procedural inertia even among specialized legal and psychological professionals (Freyd, 2018; Bond, 2020). Despite reaching out to those trained in the field, I encountered the full spectrum of epistemic injustice and institutional betrayal: from disbelief to procedural delays and inaction, aggravated by the bias of assuming that geographical distance equates to diminished urgency or plausibility. In the meantime, the violence intensified, leaving visible bruises and triggering profound psychological and physical consequences—all of which were documented and reported, yet systematically ignored or downplayed by services whose legal and ethical duty was precisely to intervene.</text:p>
      <text:p text:style-name="Text_20_body">This experience highlights a central finding of this dissertation: the decoupling of best-practice psychiatric knowledge from institutional and legal responsiveness in real-time violence scenarios, particularly in international or non-normative contexts. While Trieste embodied the potential of democratic psychiatry, Spain’s failure to respond, act, or even acknowledge a situation of escalating intimate partner violence demonstrates that access to care and justice remains contingent not on need, but on visibility, social conformity, and bureaucratic convenience. Such findings are consistent with the literature on systemic neglect of survivor professionals (Smith &amp; Freyd, 2014), the invisibilization of abuse in professional domains (Rottenberg, 2014), and the persistent failure of institutions to act on clearly stated evidence of harm when the victim does not conform to expected demographic or diagnostic profiles. In this sense, the fieldwork paradoxically confirmed both the best of what psychiatric reform can achieve—and the ongoing barriers to protecting those who work for it, even when they are active contributors and direct victims of the failures they seek to prevent.</text:p>
      <text:p text:style-name="P60"><text:span text:style-name="T53"/></text:p>
      <text:p text:style-name="P49"><text:span text:style-name="T72">3.</text:span>2.3.2 World Psychiatric Association Congress and own seminars hosting</text:p>
      <text:p text:style-name="P72"><text:span text:style-name="T47">The World Psychiatric Association (WPA), as the principal global umbrella organization for psychiatric societies, has historically played a pivotal role in shaping international mental health discourse, with explicit influence on professional standards, ethical guidelines, and policy trajectories. Over recent years, the WPA has gradually incorporated human rights-based frameworks into its normative discourse, publicly recognizing shared decision-making and patient autonomy as central pillars of ethical psychiatric practice (WPA, 2021). Notably, this aligns with recommendations by the World Health Organization and United Nations agencies to transition away from coercive models and toward consensual, trauma-informed, and person-centered care (WHO, </text:span><text:soft-page-break/><text:span text:style-name="T47">2021; United Nations, 2022). Within this evolving paradigm, the WPA has acknowledged the need to reduce long-term polypharmacy and actively engage with deprescription strategies, particularly in the context of vulnerable populations such as the elderly, persons with psychosocial disabilities, and those historically exposed to overmedicalization in institutional settings. Nevertheless, the operationalization of these principles remains uneven across national and regional associations, constrained by deeply entrenched biomedical assumptions, legal conservatism, and structural inertia.</text:span></text:p>
      <text:p text:style-name="Text_20_body">Against this backdrop, I presented original work at the WPA Congress, supported in part by the COST Action FOSTREN (CA19133), which generously funded the registration fees required to overcome the prohibitive financial barriers commonly imposed by international psychiatric conferences. Such funding is not merely logistical—it is a matter of epistemic justice and equitable representation. Without it, researchers from underfunded institutions or marginalized backgrounds—including survivor-researchers, early-career investigators, and those from the Global South—would be structurally excluded from shaping the discourse on psychiatric reform. My contribution, delivered through poster presentations, focused on the ethical, empirical, and anthropological imperatives of shared decision-making and deprescription within mental health systems that still operate largely on paternalistic logics. These results, derived from qualitative survey data and fieldwork, challenge the epistemological closure inherent in chronicity-based pharmacological regimens and highlight emerging best practices in collaborative care planning, narrative-based diagnosis, and non-pharmacological interventions supported by both scientific evidence and lived experience.</text:p>
      <text:p text:style-name="Text_20_body">In the context of the 23rd World Psychiatric Association (WPA) World Congress of Psychiatry, held in Vienna from 28 September to 1 October 2023, I had the opportunity to present preliminary results from two core components of this doctoral research project: the development of autonomous medication management systems and the role of expert systems in mental health as ethically grounded alternatives to coercive practices. These results were disseminated through a series of academic posters and oral presentations accepted by the scientific committee of the congress, with participation made possible through funding from the FOSTREN COST Action (CA19133) and ReMO (CA19117). This support was critical, given the increasing financial inaccessibility of scientific dissemination channels and the persistent global disparities in research participation due to structural inequality and exclusionary academic gatekeeping practices .</text:p>
      <text:p text:style-name="Text_20_body">The first presentation, titled <text:span text:style-name="Emphasis">Assessment of Autonomous Medication Management as a Viable Supported Decision-Making System</text:span>, summarized empirical data collected through qualitative interviews with healthcare professionals and service users navigating psychiatric medication plans. The findings confirmed widespread dissatisfaction with current psychopharmacological practices, emphasizing the need for patient-centered, flexible, and ethically sound alternatives. Practitioners acknowledged the potential of autonomous systems to alleviate the cognitive and emotional burden on users by promoting tailored medication regimens and reducing medical overreach. Users similarly expressed readiness to engage with such systems, provided they ensured safety, oversight, and personalization. Both groups flagged ethical concerns regarding compliance, data protection, and the continued need for professional accompaniment. These insights strengthen the scientific case for integrating deprescription protocols and adaptive monitoring technologies within a participatory care framework .</text:p>
      <text:p text:style-name="Text_20_body"><text:soft-page-break/>The second presentation, <text:span text:style-name="Emphasis">Expert Systems in Mental Health: Preliminary Results Based on Interviews with Programmers, Practitioners, Public Health Administrators, Policy Makers, and Experts by Experience</text:span>, extended this inquiry by exploring the feasibility and implications of implementing AI-driven systems in clinical mental health practice. Drawing from interviews across disciplines, the study highlighted how biometric and behavioral data streams—such as heart rate variability, keystroke dynamics, and activity tracking—can inform personalized treatment adjustments and predictive interventions. The research underscored the necessity of embedding algorithmic transparency, clinical interpretability, and cross-sectoral governance into such technological frameworks. These findings are essential as mental health care increasingly intersects with digital health, and the potential for exacerbating epistemic injustice or replicating coercive logics through algorithmic black boxes remains a pressing concern .</text:p>
      <text:p text:style-name="Text_20_body">Both posters presented at the WPA Congress reflect the convergence of current international psychiatric priorities with this dissertation’s core objectives: to eradicate coercion, ensure meaningful patient autonomy, and advance science-based, person-centered systems of care. The congress itself affirmed these directions, with numerous sessions dedicated to shared decision-making, trauma-informed practice, the ethics of psychiatric diagnosis, and the urgent need for systemic reform. The support of FOSTREN was especially meaningful, both symbolically and practically, as this research aligns with its stated mission to reduce coercion and support recovery-oriented, rights-based psychiatry.</text:p>
      <text:p text:style-name="Text_20_body">The broader context of the WPA’s official stance must be noted here. The organization has repeatedly advocated for person-centered care, with recent position papers supporting the inclusion of shared decision-making, respect for autonomy, and the gradual integration of technologies that enhance care without replacing the relational core of psychiatric practice (WPA, 2021). Despite these declarations, the implementation gap remains vast, particularly in lower-resourced settings or those dominated by outdated hierarchical structures. This dissertation thus contributes empirical, interdisciplinary evidence to narrow that gap, building on global best practices and grounded research to develop scalable, ethical solutions for mental health systems worldwide.</text:p>
      <text:p text:style-name="Text_20_body"><text:span text:style-name="T83">T</text:span>his participation exemplified a reciprocal knowledge exchange between reform-oriented professional networks and action-research from within the disciplinary margins. Hosting supplementary seminars alongside the WPA Congress allowed for deeper engagement with transdisciplinary audiences, including clinicians, legal scholars, service users, and policy advocates. These sessions reinforced the need to rethink the very architecture of psychiatric care—moving from control and compliance to dialogue and co-construction. They also emphasized the urgent requirement for international organizations such as the WPA to democratize access to knowledge-sharing platforms, ensuring that funding models, language barriers, and professional hierarchies do not silence those best positioned to propose change. The path forward demands not only institutional declarations but enforceable commitments to justice, transparency, and the lived realities of those systemically excluded from decision-making and yet profoundly impacted by it.</text:p>
      <text:p text:style-name="Text_20_body"/>
      <text:p text:style-name="P72"><text:span text:style-name="T47">The seminars on political abuses of psychiatry, co-funded by the FOSTREN COST Action </text:span><text:span text:style-name="T62">as well</text:span><text:span text:style-name="T47">, were initiated as a thematic extension of contributions originally proposed for the 23rd World Congress of Psychiatry in Vienna (WPA 2023). Due to the magnitude of the issue and the overwhelming interest expressed by practitioners, researchers, and survivors, the initiative evolved </text:span><text:soft-page-break/><text:span text:style-name="T47">into a comprehensive international event series held online from early October to November 2023. The decision to extend the format beyond the original WPA setting was grounded in the need for secure and inclusive participation, especially as multiple speakers and contributors had faced direct threats, including death threats to family members and workplace harassment, simply for their willingness to disclose evidence of psychiatric abuse and medical torture. These patterns reflect a persistent and underacknowledged phenomenon in both authoritarian and so-called democratic regimes: the instrumentalization of psychiatric labels, treatments, and institutions to suppress dissent, discredit victims, and maintain power structures (Breggin, 1991; van Voren, 2010; Bloch &amp; Reddaway, 1984).</text:span></text:p>
      <text:p text:style-name="Text_20_body">The seminar series created a protected, peer-supported environment for open testimony and the presentation of active international cases, alongside rigorous scientific analysis and legal context. Participating speakers included psychiatrists, anthropologists, human rights defenders, and survivors from multiple regions, highlighting ongoing abuses in Europe, Latin America, Asia, and the Middle East. Contributions discussed systemic misdiagnoses, institutional complicity, coerced medication or electroshock, prolonged isolation, and gendered and racialized abuse patterns—all supported by evidence of administrative cover-up or judicial inaction. These findings align with broader literature on psychiatric abuse as a political tool (Foucault, 1973; Szasz, 1961; Amnesty International, 2021), and underscore the need for robust international accountability mechanisms, including independent expert monitoring and survivor-led truth commissions.</text:p>
      <text:p text:style-name="Text_20_body">As <text:span text:style-name="T83">the </text:span>organizer, I coordinated the academic program, ensuring representation from ongoing case documentation efforts and facilitating interdisciplinary dialogue between fields often siloed—clinical psychiatry, medical anthropology, international law and survivor activism. The outputs of this initiative are now archived as proceedings with detailed case reports, theoretical frameworks, and proposed safeguards for both academic freedom and patient rights.<text:line-break/></text:p>
      <text:p text:style-name="P72"><text:span text:style-name="T47"/></text:p>
      <text:p text:style-name="P65"><office:annotation office:name="__Annotation__21763_12930430 Copy 2" loext:resolved="false"><dc:creator>Unknown Author</dc:creator><dc:date>2025-06-28T12:16:07.723458231</dc:date><text:p text:style-name="Comment">Embed 3 posters, and proceedings in final version.</text:p></office:annotation><text:span text:style-name="T55">- Add here</text:span><office:annotation-end office:name="__Annotation__21763_12930430 Copy 2"/></text:p>
      <text:p text:style-name="P82"><text:span text:style-name="T47"/></text:p>
      <text:p text:style-name="P50"><text:span text:style-name="T72">3.</text:span>2.3.<text:span text:style-name="T74">3 Springer-Nature book</text:span></text:p>
      <text:p text:style-name="P64"><text:span text:style-name="T55">The </text:span><text:span text:style-name="Emphasis"><text:span text:style-name="T55">Springer Nature</text:span></text:span><text:span text:style-name="T55"> volume titled </text:span><text:span text:style-name="Emphasis"><text:span text:style-name="T55">Violence in Mental Health Settings: Causes, Consequences, Management, and Prevention</text:span></text:span><text:span text:style-name="T55"> (forthcoming, 2025) emerges from the collaborative efforts of the European Violence in Psychiatry Research Group (EViPRG) and the COST Action FOSTREN (Fostering and Strengthening Approaches to Reducing Coercion in European Mental Health Services). The book, edited by internationally recognized scholars and practitioners, synthesizes critical findings across disciplines to address the persistent problem of violence and coercion in psychiatric contexts. It integrates theoretical frameworks, empirical research, and practice-oriented strategies with the shared objective of contributing to a paradigm shift in mental healthcare systems—moving from reactive, control-based approaches toward evidence-based, participatory, and human rights-aligned practices.</text:span></text:p>
      <text:p text:style-name="Text_20_body">Among the contributions, the chapter co-authored by Dr. Brian Littlechild and Dr. <text:span text:style-name="T84">Chris </text:span>Munt <text:span text:style-name="T85">(Munt, 2024) </text:span>—two seasoned researchers in social work, safeguarding, and psychiatric service user experience—focuses on qualitative testimonies and the ethical implications of coercion in mental <text:soft-page-break/>health care. This chapter, initially planned as a co-authored piece with the author of this dissertation, had to proceed without their direct contribution due to the extreme domestic violence endured during fieldwork in Italy (Trieste, Lucca, and Perugia) while under FOSTREN’s funded scientific mission. Despite the professional commitment, the author was forced to withdraw mid-process, though not before gathering preliminary testimonies and ethnographic accounts from psychiatric survivors that were forwarded to the co-authors with proper documentation. This form of testimonial relay—though interrupted by harm—illustrates the structural violence facing even those conducting research on coercion, compounding the urgency of the problem under study.</text:p>
      <text:p text:style-name="Text_20_body">The author’s direct contribution to the book, however, was fulfilled through an independently authored chapter <text:span text:style-name="T84">with Dr. Anna Björkdahl </text:span><text:span text:style-name="T85">(Torrents, 2024)</text:span>. This chapter integrates personal fieldwork, cross-national ethnography, survivor testimonies, and a review of emerging best practices including Open Dialogue, supported decision-making, collaborative medication management, and digital expert systems aligned with trauma-informed care. The analysis is situated within the biocultural and action-research framework guiding this dissertation, emphasizing the intersection between clinical responsibility, epistemic justice, and social accountability. The chapter critiques the dominant psychiatric model that justifies coercive treatment under the logic of chronicity and assumed dangerousness, often pathologizing both distress and resistance while obscuring systemic causes of suffering such as poverty, gender-based violence, and racial exclusion (Rose et al., 2017; Pūras, 2020).</text:p>
      <text:p text:style-name="Text_20_body">The chapter also highlights the discrepancy between documented alternatives—many of which have been operationalized for decades in countries such as Italy, Finland, and Brazil—and their insufficient adoption within dominant systems still governed by punitive, custodial, and pharmacologically reductionist paradigms. The analysis calls for a political reframing of psychiatry, moving from risk management to rights-based relational healing, in line with the WHO QualityRights initiative (WHO, 2019) and the UN Convention on the Rights of Persons with Disabilities (CRPD, 2006). The case is made for urgent reinvestment in peer-led services, culturally adapted therapeutic modalities, structural supports such as housing and income, and institutional redesign that prioritizes dignity, safety, and full participation of those affected.</text:p>
      <text:p text:style-name="Text_20_body">The publication of this volume under Springer Nature, with contributions from over a dozen <text:span text:style-name="T85">authors,</text:span> represents a significant step in consolidating transnational efforts to reduce psychiatric violence and implement sustainable, humane alternatives. The work reinforces the argument of this dissertation: coercion is neither therapeutic nor inevitable. Alternatives exist. They are documented. What is missing is not evidence, but will—political, institutional, and professional.</text:p>
      <text:p text:style-name="P64"><text:span text:style-name="T55"/></text:p>
      <text:p text:style-name="P64"><office:annotation office:name="__Annotation__21763_12930430" loext:resolved="false"><dc:creator>Unknown Author</dc:creator><dc:date>2025-06-28T12:16:07.723458231</dc:date><text:p text:style-name="Comment">Embed chapter in final version.</text:p></office:annotation><text:span text:style-name="T55">- Add here</text:span><office:annotation-end office:name="__Annotation__21763_12930430"/></text:p>
      <text:p text:style-name="P64"><text:span text:style-name="T55"/></text:p>
      <text:p text:style-name="P51">3.2.5 Open science fieldwork and laboratory notebook</text:p>
      <text:p text:style-name="P63"><text:span text:style-name="T55">The public presentation of fieldwork results and analytical processes through a continuously updated open science notebook constitutes a key structural outcome of this doctoral research. More than a methodological choice, this decision embodies a principled commitment to scientific integrity, transparency, and epistemic justice. In a discipline often marked by gatekeeping, opacity, and performative compliance with institutional standards, maintaining an open and reflexive </text:span><text:soft-page-break/><text:span text:style-name="T55">research record offers both resistance and remedy to widespread dysfunctions in contemporary academia (Fecher &amp; Friesike, 2014; Nosek et al., 2015).</text:span></text:p>
      <text:p text:style-name="Text_20_body">This open science laboratory notebook—integrated into the digital infrastructure of the project—served as an evolving platform to share raw data insights, preliminary analyses, visual summaries, and reflective entries in real time. By embracing the ethos of open notebook science, the research explicitly rejects the scarcity model of academic prestige, replacing it with a process-oriented, community-responsive model of knowledge co-creation (Bartling &amp; Friesike, 2014). This format also responds to widespread concerns about reproducibility, selective reporting, and careerism in social and health sciences, offering instead a public ledger of rigor, accountability, and iterative improvement.</text:p>
      <text:p text:style-name="Text_20_body"/>
      <text:p text:style-name="P83"><office:annotation office:name="__Annotation__22294_12930430" loext:resolved="false"><dc:creator>Unknown Author</dc:creator><dc:date>2025-06-28T15:50:39.392138097</dc:date><text:p text:style-name="Comment">Table</text:p><text:p text:style-name="Comment"/></office:annotation>[ table with links and contents ] <office:annotation-end office:name="__Annotation__22294_12930430"/></text:p>
      <text:p text:style-name="Text_20_body">The decision to work openly is further grounded in the anthropological stance of transparency as relational practice. The role of the researcher, particularly one embedded within professional and lived experience networks, demands not only technical precision but also moral clarity. In disclosing one’s fieldwork challenges, research limitations, and institutional barriers—including systemic violence, professional exclusion, and domestic coercion—the scientific record becomes a living testimony to the complex conditions under which knowledge is produced. This is not a confession, but a correction: the research does not benefit from invisibility. It improves through scrutiny, collaboration, and dialogue. Impostor syndrome loses its grip when research is anchored in honest labor, verifiable records, and ethical intention—none of which are proprietary or prestige-bound.</text:p>
      <text:p text:style-name="Text_20_body">The notebook became a node for community engagement, allowing peers, participants, and stakeholders to interact with the research process, offer commentary, and share aligned efforts. This aligns with the broader objectives of citizen science and participatory research (Bonney et al., 2014; Haklay, 2015), extending beyond academia to reach affected populations, educators, and public institutions. The infrastructure itself—its hosting, maintenance, and integration into broader platforms such as the EU BEACON One Health COST Action—constitutes a tangible result of institutional value. It not only documents the work but sustains it, making future collaborations and dissemination efforts technically viable and socially inclusive.</text:p>
      <text:p text:style-name="Text_20_body">This open documentation format also defuses asymmetries in authorship, mentorship, and institutional validation. It operates against the toxic environments where bullying, exclusion, and abuse—often disguised under professional legitimacy—flourish unchecked. By displacing the gatekeepers, the notebook affirms a space for real-time accountability and care-based science. Treasonous allies, performative networks, and unearned privilege lose their unassailability in the light of documented effort, consistent output, and transparent engagement. This is not a personal vindication. It is the groundwork for systemic transformation, rooted in the values of open science, democratic access, and the human right to contribute to knowledge and be recognized for it (UNESCO, 2021).</text:p>
      <text:p text:style-name="Text_20_body"><text:span text:style-name="T86">T</text:span>he open science notebook is not an auxiliary tool but a core result. It demonstrates the feasibility and necessity of transparent scholarly ecosystems. It supports early-career researchers navigating structural hostility. It offers a digital space for building collective intelligence. It is also, critically, a response to the epistemic violence embedded in traditional academic hierarchies and psychiatric <text:soft-page-break/>gatekeeping alike. Its success lies not only in what it shows, but in who it brings in, what it makes possible, and how it resists erasure.</text:p>
      <text:p text:style-name="P63"><text:span text:style-name="T55"/></text:p>
      <text:p text:style-name="P51">3.2.6 Public scientific service, contribution to institutional change</text:p>
      <text:p text:style-name="P100">This dissertation is not only an academic exercise but a dedicated act of public scientific service, positioned within an ethical framework of institutional change. The contribution lies in the research itself—rooted in fieldwork, testimonies, survey data, and structural analysis—but also in its deliberate and transparent dissemination to those positioned to enact transformation. From clinical offices to policymaking bodies, from local practitioners to global health organizations, the results of this work are being translated into executive summaries and briefings to be placed directly into the hands of institutional actors, professional networks, and public representatives. The aim is not symbolic outreach but operational influence: to shift the mentality and decision-making processes of those with authority over care systems, resource allocation, and regulatory frameworks.</text:p>
      <text:p text:style-name="Text_20_body">Institutional change does not begin with top-down mandates alone. It requires the construction of shared understanding and coordinated will, informed by credible evidence and grounded in the lived realities of those most affected. The democratic psychiatry movement in Italy, which achieved systemic reform through political mobilization and clinical reinvention, stands as a historical precedent (Basaglia, 1987; Foot, 2015). That transformation was not accidental: it was engineered through deliberate alignment of moral clarity, professional responsibility, and social demand. Today, such alignment is once again required. The normalization of coercion, epistemic exclusion, and structural indifference must be actively reversed. This work contributes to that reversal not only through critique, but by demonstrating alternatives, facilitating training, and amplifying survivor-led and research-informed proposals.</text:p>
      <text:p text:style-name="Text_20_body">As a form of translational research in medical anthropology, this thesis embeds scientific inquiry into public engagement. The reflections and outputs are shared openly as part of a larger commitment to civic duty in science (Woolf, 2008; Gibbons et al., 1994). The aim is to foster accountability mechanisms, empower ethical governance, and reconstitute institutional trust through transparency. This includes advocating for systematic reforms in mental health services, educational curricula, public health policies, and research practice. Mechanisms proposed and supported include the development of feedback systems to detect and act upon professional misconduct, routine integration of service-user perspectives into institutional decision-making, and the protection of whistleblowers, survivors, and professionals working under threat.</text:p>
      <text:p text:style-name="P84">The very act of placing this dissertation’<text:span text:style-name="T87">s results while ongoing, and the dissertation itself once finalized, </text:span>in the hands of public authorities<text:span text:style-name="T87"> </text:span>clinical leaders, and civil society actors is part of its scientific method: not as outreach but as return. The work originates from social suffering, and it returns to society as a tool for intervention. <text:span text:style-name="T88">It is a work of love to help prevent what my own suffer, suffered for generations, and contirbute to the end of family abuses. To end the madness, the hatred, that allows it. </text:span>The networks established—including through the EU BEACON One Health Education COST Action—ensure continuity and collaborative implementation of its proposals. What began in fieldwork and autoethnography becomes operationalized through training materials, digital infrastructure, public briefings, and international partnerships.</text:p>
      <text:p text:style-name="Text_20_body">This result is not easily quantifiable, but it is structurally indispensable. In a context where institutional inertia and symbolic compliance often overshadow substantive change, this dissertation <text:soft-page-break/>proposes and enacts another path. It seeks not simply to publish but to mobilize. Not to criticize but to repair. Not to accumulate citations but to prevent harm. The scientific and ethical responsibility extends beyond data collection and analysis—it includes the cultivation of better conditions for future work, future researchers, and future generations to live in societies governed by health, dignity, and justice.</text:p>
      <text:p text:style-name="P73"><text:span text:style-name="T54"/></text:p>
      <text:p text:style-name="P51">3.2.7 Teaching assignmen<text:span text:style-name="T2">ts, talks and conference presentations</text:span></text:p>
      <text:p text:style-name="P75"><text:span text:style-name="T22">3.2.7.</text:span><text:span text:style-name="T23">1 University of Almería Open Dialgoue training<text:line-break/><text:line-break/></text:span><text:span text:style-name="T14">Among the academic and public outreach activities conducted during the course of this doctoral research, participation in the </text:span><text:span text:style-name="Emphasis"><text:span text:style-name="T14">Inclúyete</text:span></text:span><text:span text:style-name="T14"> program at the University of Almería (UAL) stands as a significant milestone in institutional collaboration and pedagogical contribution. The program is embedded within the broader framework of the </text:span><text:span text:style-name="Emphasis"><text:span text:style-name="T14">Cátedra Universitaria Ciudadanía y Salud Mental FAISEM-UAL</text:span></text:span><text:span text:style-name="T14">, an academic initiative jointly coordinated by UAL and the Andalusian Foundation for the Social Integration of People with Mental Illness (FAISEM). The chair was created with the explicit aim of promoting scientific knowledge transfer, research, and innovative initiatives in the field of mental health, with particular attention to enhancing the quality of life, social inclusion, and public understanding of individuals diagnosed with severe mental disorders (Moreno-Küstner et al., 2020; Junta de Andalucía, 2021).</text:span></text:p>
      <text:p text:style-name="Text_20_body">The Inclúyete program specifically focuses on the social and educational inclusion of people with mental health diagnoses through shared spaces of learning at the university. It is based on the co-creation of knowledge between students, professionals, service users, and individuals with lived experience, thereby operationalizing a recovery-oriented framework that aligns with international guidelines for human rights-based approaches to mental health (United Nations, 2017; WHO, 2021). The program addresses social stigma through both experiential and academic methodologies, providing an inclusive space for mutual learning, voice restitution, and critical reflection. Within this context, my contribution focused on teaching and facilitating sessions on participatory and action-research methodologies in mental health, with specific emphasis on Open Dialogue practices, collaborative care frameworks, and biocultural anthropology approaches. The sessions drew on lived experience, research findings, and systemic analysis to foster critical awareness of power dynamics, structural violence, and institutional neglect in conventional mental health care.</text:p>
      <text:p text:style-name="Text_20_body">This form of academic engagement reflects the principles of this doctoral thesis by linking scientific research with civic responsibility, translating ethnographic insights into pedagogical strategies, and contributing to the co-design of inclusive educational spaces grounded in dignity and shared humanity. It further aligns with broader commitments to the democratization of knowledge and the structural transformation of mental health services through education and public involvement (Ramon et al., 2017; Russo &amp; Beresford, 2015). Such initiatives, especially when hosted within institutional platforms such as the UAL–FAISEM Chair, are vital in building bridges between academic research, lived experience, and public mental health policy.</text:p>
      <text:p text:style-name="P74"><text:span text:style-name="T14"/></text:p>
      <text:p text:style-name="P85"><text:span text:style-name="Strong_20_Emphasis">3.2.7.</text:span><text:span text:style-name="Strong_20_Emphasis"><text:span text:style-name="T23">2 </text:span></text:span><text:span text:style-name="Strong_20_Emphasis"><text:span text:style-name="T12">HOPEnDialogue and the ODESSI Program</text:span></text:span><text:span text:style-name="Strong_20_Emphasis"><text:span text:style-name="T13">s</text:span></text:span></text:p>
      <text:p text:style-name="Text_20_body"><text:soft-page-break/>The HOPEnDialogue initiative represents one of the most significant international collaborative efforts to evaluate and implement Open Dialogue (OD) practices across diverse cultural and healthcare settings. Coordinated by Professor Giovanni de Girolamo (IRCCS Fatebenefratelli, Italy) and supported by a global network of researchers and practitioners, the project aims to map existing Open Dialogue centers, assess fidelity to core OD principles, and evaluate clinical outcomes in real-world conditions (de Girolamo et al., 2021). The initiative was developed in response to the increasing international interest in dialogical and non-coercive approaches to mental health care, as demonstrated by pioneering work in Western Lapland (Seikkula et al., 2006), and by growing concern with the limited effectiveness and high coercive burden of conventional psychiatric interventions (WHO, 2021; UNHRC, 2020).</text:p>
      <text:p text:style-name="Text_20_body">As a participant and contributor to HOPEnDialogue, my role has been situated at the intersection of lived experience, medical anthropology, and action research. Drawing upon both professional expertise and firsthand knowledge of systemic abuse and institutional failure, I have collaborated in local and transnational efforts to foster community-based mental health systems grounded in relational ethics, shared decision-making, and trauma-informed care. In particular, I supported efforts to expand and coordinate Open Dialogue initiatives within the Spanish context, drawing methodological insight from the UK-based ODESSI (Open Dialogue: Development and Evaluation of a Social Network Intervention for Severe Mental Illness) program led by Professor Steve Pilling at University College London (Pilling et al., 2022). The ODESSI trial, funded by the National Institute for Health Research, sought to rigorously evaluate the effectiveness and cost-efficiency of Open Dialogue within the NHS, and its framework served as a model for comparative evaluation and fidelity assessment in Spain.</text:p>
      <text:p text:style-name="Text_20_body">Despite the scientific and ethical imperative to extend such evaluations and practices, these efforts were met with significant barriers—chief among them the institutional inertia, funding discontinuities, and the structural violence permeating the mental health system. The impact of this stagnation has not been merely academic; it has cost lives. Professionals working under duress, including survivors-turned-researchers and frontline practitioners, have faced severe personal hardship, often without the protection or resources required to continue their work. In my own case, despite being trained and actively engaged in these networks, the absence of systemic protection from domestic violence and the failure of mental health services to intervene or support led to a collapse of collaborative work during key phases of field implementation. Tragically, years of professional preparation and scientific coordination were disrupted by interpersonal and institutional forms of neglect, hostility, and retraumatization.</text:p>
      <text:p text:style-name="Text_20_body">The work carried out through HOPEnDialogue, and our attempt to build on it through a Spanish node aligned with the ODESSI framework, demonstrated both the feasibility and the urgency of transitioning toward person-centered, rights-based mental health systems. These methods are not experimental luxuries—they are ethical necessities backed by empirical evidence (Freeman et al., 2019; Bergström et al., 2022). They offer a clear path forward in systems otherwise marred by coercion, chronicity, and epistemic injustice. In this context, my contribution—anchored in ethnographic knowledge, structural critique, and participatory methods—sought to bridge the gap between theory and institutional transformation.</text:p>
      <text:p text:style-name="Text_20_body">That the continuity of this work remains threatened by structural and interpersonal violence reflects the ongoing fragility of reform efforts in mental health. Salaries are slashed, networks are weakened, and researchers—especially those with lived experience—are often retraumatized or <text:soft-page-break/>exiled from academia. As long as violence remains normalized and accountability evaded, progress will remain partial and precarious. Nevertheless, the documentation of these processes, and the shared determination to overcome them, are themselves results. They testify to the enduring relevance of Open Dialogue, not only as a clinical intervention, but as a civilizational project—one that insists on dignity, voice, and healing through relationship and understanding.</text:p>
      <text:p text:style-name="P77"><text:span text:style-name="T19"/></text:p>
      <text:p text:style-name="P85"><text:span text:style-name="T22">3.2.7.</text:span><text:span text:style-name="T23">3 </text:span><text:span text:style-name="Strong_20_Emphasis"><text:span text:style-name="T13">Visiting Scholarship at Universitas Muhammadiyah Yogyakarta</text:span></text:span></text:p>
      <text:p text:style-name="Text_20_body">The visiting scholarship undertaken at Universitas Muhammadiyah Yogyakarta (UMY) marked a significant step in consolidating transdisciplinary, intercultural collaboration on mental health reform, rooted in human dignity, rights-based care, and academic excellence. UMY is a prominent institution within the Muhammadiyah higher education system—Indonesia’s second-largest Islamic socio-educational movement, with over 160 universities, hospitals, and educational centers operating across the archipelago. With a strong emphasis on character formation (<text:span text:style-name="Emphasis">akhlak</text:span>), service (<text:span text:style-name="Emphasis">amal</text:span>), and social justice, Muhammadiyah education is committed to producing globally engaged citizens who uphold the values of faith, knowledge, and social responsibility (Zarkasyi, 2011; Abdurrahman Wahid Foundation, 2023).</text:p>
      <text:p text:style-name="P52">Table, psychoneuroendocrinoinmunological pathways to psychotic states</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span text:style-name="Strong_20_Emphasis"><text:span text:style-name="T44">Pathway</text:span></text:span></text:p>
            </table:table-cell>
            <table:table-cell table:style-name="Table14.A1" office:value-type="string">
              <text:p text:style-name="Table_20_Heading"><text:span text:style-name="Strong_20_Emphasis"><text:span text:style-name="T44">Physiological Changes</text:span></text:span></text:p>
            </table:table-cell>
            <table:table-cell table:style-name="Table14.A1" office:value-type="string">
              <text:p text:style-name="Table_20_Heading"><text:span text:style-name="Strong_20_Emphasis"><text:span text:style-name="T44">Anatomical Changes</text:span></text:span></text:p>
            </table:table-cell>
            <table:table-cell table:style-name="Table14.A1" office:value-type="string">
              <text:p text:style-name="Table_20_Heading"><text:span text:style-name="Strong_20_Emphasis"><text:span text:style-name="T44">Disregulation of Cell Repair Mechanisms</text:span></text:span></text:p>
            </table:table-cell>
          </table:table-row>
        </table:table-header-rows>
        <table:table-row>
          <table:table-cell table:style-name="Table14.A1" office:value-type="string">
            <text:p text:style-name="Table_20_Contents"><text:span text:style-name="Strong_20_Emphasis"><text:span text:style-name="T44">Substance Use Pathways</text:span></text:span></text:p>
          </table:table-cell>
          <table:table-cell table:style-name="Table14.A1" office:value-type="string">
            <text:p text:style-name="P25">Dopaminergic overstimulation, glutamate excitotoxicity, neurotoxicity</text:p>
          </table:table-cell>
          <table:table-cell table:style-name="Table14.A1" office:value-type="string">
            <text:p text:style-name="P25">Prefrontal cortex atrophy, reduced hippocampal volume, white matter lesions</text:p>
          </table:table-cell>
          <table:table-cell table:style-name="Table14.A1" office:value-type="string">
            <text:p text:style-name="P25">Oxidative stress-induced DNA damage, reduced neurogenesis</text:p>
          </table:table-cell>
        </table:table-row>
        <table:table-row>
          <table:table-cell table:style-name="Table14.A1" office:value-type="string">
            <text:p text:style-name="Table_20_Contents"><text:span text:style-name="Strong_20_Emphasis"><text:span text:style-name="T44">Chronic Stress and Neuroinflammation</text:span></text:span></text:p>
          </table:table-cell>
          <table:table-cell table:style-name="Table14.A1" office:value-type="string">
            <text:p text:style-name="P25">Elevated cortisol (HPA axis dysregulation), increased cytokine production</text:p>
          </table:table-cell>
          <table:table-cell table:style-name="Table14.A1" office:value-type="string">
            <text:p text:style-name="P25">Hippocampal atrophy, prefrontal cortex shrinkage, microglial activation</text:p>
          </table:table-cell>
          <table:table-cell table:style-name="Table14.A1" office:value-type="string">
            <text:p text:style-name="P25">Inhibition of repair by chronic inflammation, increased oxidative stress</text:p>
          </table:table-cell>
        </table:table-row>
        <table:table-row>
          <table:table-cell table:style-name="Table14.A1" office:value-type="string">
            <text:p text:style-name="Table_20_Contents"><text:span text:style-name="Strong_20_Emphasis"><text:span text:style-name="T44">Sleep Disturbances and Isolation</text:span></text:span></text:p>
          </table:table-cell>
          <table:table-cell table:style-name="Table14.A1" office:value-type="string">
            <text:p text:style-name="P25">Disrupted REM sleep, impaired glymphatic clearance of neurotoxins</text:p>
          </table:table-cell>
          <table:table-cell table:style-name="Table14.A1" office:value-type="string">
            <text:p text:style-name="P25">Reduced gray matter in prefrontal cortex and hippocampus</text:p>
          </table:table-cell>
          <table:table-cell table:style-name="Table14.A1" office:value-type="string">
            <text:p text:style-name="P25">Impaired glial cell function, reduced clearance of toxic metabolites</text:p>
          </table:table-cell>
        </table:table-row>
        <table:table-row>
          <table:table-cell table:style-name="Table14.A1" office:value-type="string">
            <text:p text:style-name="Table_20_Contents"><text:span text:style-name="Strong_20_Emphasis"><text:span text:style-name="T44">Depression and Anxiety Progression</text:span></text:span></text:p>
          </table:table-cell>
          <table:table-cell table:style-name="Table14.A1" office:value-type="string">
            <text:p text:style-name="P25">Serotonin/dopamine dysregulation, chronic cortisol elevation</text:p>
          </table:table-cell>
          <table:table-cell table:style-name="Table14.A1" office:value-type="string">
            <text:p text:style-name="P25">Amygdala hyperactivation, hippocampal volume loss, prefrontal cortex dysfunction</text:p>
          </table:table-cell>
          <table:table-cell table:style-name="Table14.A1" office:value-type="string">
            <text:p text:style-name="P25">Reduced BDNF, impaired mitochondrial function</text:p>
          </table:table-cell>
        </table:table-row>
        <table:table-row>
          <table:table-cell table:style-name="Table14.A1" office:value-type="string">
            <text:p text:style-name="Table_20_Contents"><text:span text:style-name="Strong_20_Emphasis"><text:span text:style-name="T44">Trauma and Adverse Childhood Exp.</text:span></text:span></text:p>
          </table:table-cell>
          <table:table-cell table:style-name="Table14.A1" office:value-type="string">
            <text:p text:style-name="P25">Hyperarousal, chronic sympathetic activation, systemic inflammation</text:p>
          </table:table-cell>
          <table:table-cell table:style-name="Table14.A1" office:value-type="string">
            <text:p text:style-name="P25">Reduced connectivity (amygdala–PFC), hippocampal atrophy</text:p>
          </table:table-cell>
          <table:table-cell table:style-name="Table14.A1" office:value-type="string">
            <text:p text:style-name="P25">Inhibited neurogenesis, neuron apoptosis</text:p>
          </table:table-cell>
        </table:table-row>
        <table:table-row>
          <table:table-cell table:style-name="Table14.A1" office:value-type="string">
            <text:p text:style-name="Table_20_Contents"><text:span text:style-name="Strong_20_Emphasis"><text:span text:style-name="T44">Neurobiological Alterations</text:span></text:span></text:p>
          </table:table-cell>
          <table:table-cell table:style-name="Table14.A1" office:value-type="string">
            <text:p text:style-name="P25">Dopamine excess, disrupted glutamate signaling, synaptic pruning deficits</text:p>
          </table:table-cell>
          <table:table-cell table:style-name="Table14.A1" office:value-type="string">
            <text:p text:style-name="P25">Damage to hippocampus, basal ganglia, and prefrontal cortex</text:p>
          </table:table-cell>
          <table:table-cell table:style-name="Table14.A1" office:value-type="string">
            <text:p text:style-name="P25">Impaired autophagy, oxidative stress, mitochondrial dysfunction</text:p>
          </table:table-cell>
        </table:table-row>
        <table:table-row>
          <table:table-cell table:style-name="Table14.A1" office:value-type="string">
            <text:p text:style-name="Table_20_Contents"><text:span text:style-name="Strong_20_Emphasis"><text:span text:style-name="T44">Physical/Nutritional Deficits</text:span></text:span></text:p>
          </table:table-cell>
          <table:table-cell table:style-name="Table14.A1" office:value-type="string">
            <text:p text:style-name="P25">Nutrient deficiency (e.g., B12, folate), systemic inflammation</text:p>
          </table:table-cell>
          <table:table-cell table:style-name="Table14.A1" office:value-type="string">
            <text:p text:style-name="P25">Cortical and hippocampal thinning</text:p>
          </table:table-cell>
          <table:table-cell table:style-name="Table14.A1" office:value-type="string">
            <text:p text:style-name="P25">Reduced neurotrophic support, impaired antioxidant defenses</text:p>
          </table:table-cell>
        </table:table-row>
        <table:table-row>
          <table:table-cell table:style-name="Table14.A1" office:value-type="string">
            <text:p text:style-name="Table_20_Contents"><text:span text:style-name="Strong_20_Emphasis"><text:span text:style-name="T44">Genetic and Epigenetic Interactions</text:span></text:span></text:p>
          </table:table-cell>
          <table:table-cell table:style-name="Table14.A1" office:value-type="string">
            <text:p text:style-name="P25">Altered gene expression (e.g., COMT, DISC1), methylation changes</text:p>
          </table:table-cell>
          <table:table-cell table:style-name="Table14.A1" office:value-type="string">
            <text:p text:style-name="P25">Abnormal limbic/PFC development, brain asymmetry</text:p>
          </table:table-cell>
          <table:table-cell table:style-name="Table14.A1" office:value-type="string">
            <text:p text:style-name="P25">Impaired DNA repair gene expression, abnormal protein <text:soft-page-break/>synthesis</text:p>
          </table:table-cell>
        </table:table-row>
        <table:table-row>
          <table:table-cell table:style-name="Table14.A1" office:value-type="string">
            <text:p text:style-name="Table_20_Contents"><text:span text:style-name="Strong_20_Emphasis"><text:span text:style-name="T44">Cultural and Societal Factors</text:span></text:span></text:p>
          </table:table-cell>
          <table:table-cell table:style-name="Table14.A1" office:value-type="string">
            <text:p text:style-name="P25">Chronic stress response, cortisol elevation</text:p>
          </table:table-cell>
          <table:table-cell table:style-name="Table14.A1" office:value-type="string">
            <text:p text:style-name="P25">Reduced volume in social cognition regions (e.g., medial PFC)</text:p>
          </table:table-cell>
          <table:table-cell table:style-name="Table14.A1" office:value-type="string">
            <text:p text:style-name="P25">Inhibited neurogenesis via chronic inflammation</text:p>
          </table:table-cell>
        </table:table-row>
        <table:table-row>
          <table:table-cell table:style-name="Table14.A1" office:value-type="string">
            <text:p text:style-name="Table_20_Contents"><text:span text:style-name="Strong_20_Emphasis"><text:span text:style-name="T44">Delayed/Untreated Mental Illness</text:span></text:span></text:p>
          </table:table-cell>
          <table:table-cell table:style-name="Table14.A1" office:value-type="string">
            <text:p text:style-name="P25">Sustained neurotransmitter imbalance, prolonged neuroinflammation</text:p>
          </table:table-cell>
          <table:table-cell table:style-name="Table14.A1" office:value-type="string">
            <text:p text:style-name="P25">Progressive hippocampal and cortical atrophy</text:p>
          </table:table-cell>
          <table:table-cell table:style-name="Table14.A1" office:value-type="string">
            <text:p text:style-name="P25">Neurogenesis inhibition, neuron death from inflammation</text:p>
          </table:table-cell>
        </table:table-row>
      </table:table>
      <text:p text:style-name="P30"/>
      <text:p text:style-name="Text_20_body">At UMY, the Faculty of Psychology plays a pivotal role in bridging traditional Islamic values with modern psychological science, contributing to the growing field of Islamic psychology while remaining grounded in international standards of care and scientific research. My contribution as a visiting scholar from Spain involved teaching and mentoring activities, methodological discussions, and institutional development advice aligned with action research frameworks. Specifically, I delivered sessions on the ethnographic documentation of coercion and violence in psychiatric systems, critical perspectives on neurobiological determinism, and the emergent field of psychoneuroimmunology (Ader et al., 1995; Maier &amp; Watkins, 2005). Emphasis was placed on integrated biocultural approaches to mental suffering, grounded in medical anthropology and the principles of One Health education.</text:p>
      <text:p text:style-name="Text_20_body">The sessions, delivered in English with interactive commentary and shared annotated slides, were particularly focused on the methodological challenges of documenting hidden or normalized violence in care systems, both institutional and familial. Drawing on my doctoral research, I highlighted how coercive practices, epistemic injustice, and the absence of structured protections frequently obstruct recovery, well-being, and even legal justice. These topics resonated with ongoing curriculum development at UMY, particularly in the areas of counseling psychology, ethics in care, and digital mental health innovation. <text:span text:style-name="T91">I also had the chance to deepen my knowledge of neuroscience and physiology, biological psychiatry, teaching a masterclass on psychoneruoendocrinoinmunology (PNEI), results shown in the table above.</text:span></text:p>
      <text:p text:style-name="Text_20_body">Beyond content delivery, a central aim of my scholarship <text:span text:style-name="T90">i</text:span>s capacity building through mentoring, dialogue, and support of younger researchers and students. As part of a long-term professional objective to supervise doctoral students and build ethical research environments in under-resourced contexts, this engagement demonstrated how collaboration—when grounded in humility, mutual respect, and scientific rigor—can become a vehicle for structural change. My role also involved informal counseling of students affected by academic or personal stressors, reinforcing the importance of culturally sensitive support systems in higher education.</text:p>
      <text:p text:style-name="Text_20_body">Indonesia’s demographic dynamism, educational aspirations, and commitment to Islamic values of compassion and justice make it a critical partner in rethinking mental health beyond Western paradigms. UMY's active interest in digital mental health, neuroeducation, and religiously grounded ethics presents a fertile ground for ongoing joint research and network building. My contributions during the scholarship period, though limited in time, reflected a long-standing commitment to relational, inclusive science: a pedagogy of co-learning where the success of others—especially students and emerging scholars—is recognized as a fundamental outcome in itself. <text:span text:style-name="T91">I am thrilled and extremely grateful for the opportunity to be in Indonesia, the land who embraced me with love after </text:span><text:soft-page-break/><text:span text:style-name="T91">that many years of torture. I am thankful to all, and working to provide much more results to help in all these topics, contribute my best to improve these conditions, </text:span><text:span text:style-name="T92">teach and keep on learning </text:span><text:span text:style-name="T93">to help</text:span><text:span text:style-name="T91">.</text:span></text:p>
      <text:p text:style-name="P53">Table, strategies for full recovery</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text:span text:style-name="Strong_20_Emphasis"><text:span text:style-name="T44">Pathway</text:span></text:span></text:p>
            </table:table-cell>
            <table:table-cell table:style-name="Table15.A1" office:value-type="string">
              <text:p text:style-name="Table_20_Heading"><text:span text:style-name="Strong_20_Emphasis"><text:span text:style-name="T44">Healing Strategies for Full Recovery</text:span></text:span></text:p>
            </table:table-cell>
            <table:table-cell table:style-name="Table15.A1" office:value-type="string">
              <text:p text:style-name="Table_20_Heading"><text:span text:style-name="Strong_20_Emphasis"><text:span text:style-name="T44">Estimated Effectiveness</text:span></text:span></text:p>
            </table:table-cell>
          </table:table-row>
        </table:table-header-rows>
        <table:table-row>
          <table:table-cell table:style-name="Table15.A1" office:value-type="string">
            <text:p text:style-name="Table_20_Contents"><text:span text:style-name="Strong_20_Emphasis"><text:span text:style-name="T45">Substance use pathways</text:span></text:span></text:p>
          </table:table-cell>
          <table:table-cell table:style-name="Table15.A1" office:value-type="string">
            <text:p text:style-name="P25">Medical detox, psychotherapy (CBT, ACT), peer support, neurorehabilitation, nutrition, physical restoration, spiritual tools</text:p>
          </table:table-cell>
          <table:table-cell table:style-name="Table15.A1" office:value-type="string">
            <text:p text:style-name="P25">High if long-term, multi-level care is ensured</text:p>
          </table:table-cell>
        </table:table-row>
        <table:table-row>
          <table:table-cell table:style-name="Table15.A1" office:value-type="string">
            <text:p text:style-name="Table_20_Contents"><text:span text:style-name="Strong_20_Emphasis"><text:span text:style-name="T45">Chronic stress and neuroinflammation</text:span></text:span></text:p>
          </table:table-cell>
          <table:table-cell table:style-name="Table15.A1" office:value-type="string">
            <text:p text:style-name="P25">Mindfulness, anti-inflammatory diet, somatic therapy, exercise, social reconnection, vagal stimulation</text:p>
          </table:table-cell>
          <table:table-cell table:style-name="Table15.A1" office:value-type="string">
            <text:p text:style-name="P25">High with sustained practice and community support</text:p>
          </table:table-cell>
        </table:table-row>
        <table:table-row>
          <table:table-cell table:style-name="Table15.A1" office:value-type="string">
            <text:p text:style-name="Table_20_Contents"><text:span text:style-name="Strong_20_Emphasis"><text:span text:style-name="T45">Sleep disturbances and isolation</text:span></text:span></text:p>
          </table:table-cell>
          <table:table-cell table:style-name="Table15.A1" office:value-type="string">
            <text:p text:style-name="P25">Sleep hygiene, melatonin, light therapy, daily rhythm, social reintegration</text:p>
          </table:table-cell>
          <table:table-cell table:style-name="Table15.A1" office:value-type="string">
            <text:p text:style-name="P25">High when causes are reversible and routine is restored</text:p>
          </table:table-cell>
        </table:table-row>
        <table:table-row>
          <table:table-cell table:style-name="Table15.A1" office:value-type="string">
            <text:p text:style-name="Table_20_Contents"><text:span text:style-name="Strong_20_Emphasis"><text:span text:style-name="T45">Depression and anxiety progression</text:span></text:span></text:p>
          </table:table-cell>
          <table:table-cell table:style-name="Table15.A1" office:value-type="string">
            <text:p text:style-name="P25">Trauma-informed therapy, tapering meds if needed, neurofeedback, purpose-building, expression</text:p>
          </table:table-cell>
          <table:table-cell table:style-name="Table15.A1" office:value-type="string">
            <text:p text:style-name="P25">Moderate to high with integrated care</text:p>
          </table:table-cell>
        </table:table-row>
        <table:table-row>
          <table:table-cell table:style-name="Table15.A1" office:value-type="string">
            <text:p text:style-name="Table_20_Contents"><text:span text:style-name="Strong_20_Emphasis"><text:span text:style-name="T45">Trauma and adverse childhood exp.</text:span></text:span></text:p>
          </table:table-cell>
          <table:table-cell table:style-name="Table15.A1" office:value-type="string">
            <text:p text:style-name="P25">EMDR, sensorimotor psychotherapy, safe housing, routine, self-compassion, narrative repair</text:p>
          </table:table-cell>
          <table:table-cell table:style-name="Table15.A1" office:value-type="string">
            <text:p text:style-name="P25">High when long-term support is provided</text:p>
          </table:table-cell>
        </table:table-row>
        <table:table-row>
          <table:table-cell table:style-name="Table15.A1" office:value-type="string">
            <text:p text:style-name="Table_20_Contents"><text:span text:style-name="Strong_20_Emphasis"><text:span text:style-name="T45">Neurobiological alterations</text:span></text:span></text:p>
          </table:table-cell>
          <table:table-cell table:style-name="Table15.A1" office:value-type="string">
            <text:p text:style-name="P25">Cognitive remediation, functional medicine, neuromodulation (tDCS, rTMS), neuroplasticity training</text:p>
          </table:table-cell>
          <table:table-cell table:style-name="Table15.A1" office:value-type="string">
            <text:p text:style-name="P25">Moderate; promising with advanced tools and tailoring</text:p>
          </table:table-cell>
        </table:table-row>
        <table:table-row>
          <table:table-cell table:style-name="Table15.A1" office:value-type="string">
            <text:p text:style-name="Table_20_Contents"><text:span text:style-name="Strong_20_Emphasis"><text:span text:style-name="T45">Physical/nutritional deficits</text:span></text:span></text:p>
          </table:table-cell>
          <table:table-cell table:style-name="Table15.A1" office:value-type="string">
            <text:p text:style-name="P25">B12/folate/omega-3 supplementation, gut healing, exercise, whole-foods diet</text:p>
          </table:table-cell>
          <table:table-cell table:style-name="Table15.A1" office:value-type="string">
            <text:p text:style-name="P25">High if deficiencies are addressed early</text:p>
          </table:table-cell>
        </table:table-row>
        <table:table-row>
          <table:table-cell table:style-name="Table15.A1" office:value-type="string">
            <text:p text:style-name="Table_20_Contents"><text:span text:style-name="Strong_20_Emphasis"><text:span text:style-name="T45">Genetic and epigenetic interactions</text:span></text:span></text:p>
          </table:table-cell>
          <table:table-cell table:style-name="Table15.A1" office:value-type="string">
            <text:p text:style-name="P25">Lifestyle-driven epigenetic shifts (sleep, diet, relationships), detox, education</text:p>
          </table:table-cell>
          <table:table-cell table:style-name="Table15.A1" office:value-type="string">
            <text:p text:style-name="P25">Moderate; long-term effects need more study</text:p>
          </table:table-cell>
        </table:table-row>
        <table:table-row>
          <table:table-cell table:style-name="Table15.A1" office:value-type="string">
            <text:p text:style-name="Table_20_Contents"><text:span text:style-name="Strong_20_Emphasis"><text:span text:style-name="T45">Cultural and societal factors</text:span></text:span></text:p>
          </table:table-cell>
          <table:table-cell table:style-name="Table15.A1" office:value-type="string">
            <text:p text:style-name="P25">Empowerment programs, cultural reconnection, public healing, social justice engagement</text:p>
          </table:table-cell>
          <table:table-cell table:style-name="Table15.A1" office:value-type="string">
            <text:p text:style-name="P25">Variable; high impact in collective recovery contexts</text:p>
          </table:table-cell>
        </table:table-row>
        <table:table-row>
          <table:table-cell table:style-name="Table15.A1" office:value-type="string">
            <text:p text:style-name="Table_20_Contents"><text:span text:style-name="Strong_20_Emphasis"><text:span text:style-name="T45">Delayed/untreated mental illness</text:span></text:span></text:p>
          </table:table-cell>
          <table:table-cell table:style-name="Table15.A1" office:value-type="string">
            <text:p text:style-name="P25">Early access, co-designed care, narrative work, restorative routine, gradual med review if needed</text:p>
          </table:table-cell>
          <table:table-cell table:style-name="Table15.A1" office:value-type="string">
            <text:p text:style-name="P25">High if timely and multidimensional</text:p>
          </table:table-cell>
        </table:table-row>
      </table:table>
      <text:p text:style-name="Text_20_body"/>
      <text:p text:style-name="Text_20_body">The <text:span text:style-name="T94">study</text:span> conducted as part of the visiting scholarship at Universitas Muhammadiyah Yogyakarta (UMY) included a focused engagement with the phenomenon of <text:span text:style-name="Emphasis">pasung</text:span>—a term widely used in Indonesia to refer to the physical restraint, chaining, or confinement of individuals experiencing mental distress by family members or local community actors. Although officially banned by Indonesia’s Ministry of Health since 1977 and the subject of eradication campaigns as part of the national <text:span text:style-name="Emphasis">Indonesia Bebas Pasung</text:span> (Pasung-Free Indonesia) program, <text:span text:style-name="Emphasis">pasung</text:span> persists throughout rural and peri-urban regions, reflecting both the failure of state infrastructure and the legacy of coercive care logics historically embedded in the country’s psychiatric and colonial governance systems (Ministry of Health of Indonesia, 2017; Minas et al., 2011; Ehrlich, 2021).</text:p>
      <text:p text:style-name="Text_20_body">This <text:span text:style-name="T94">study</text:span> revealed that <text:span text:style-name="Emphasis">pasung</text:span> is not a primitive or aberrant practice unique to Indonesia, but a structural expression of psychiatric abandonment, enacted under duress by families who lack viable care alternatives. It reflects the convergence of intergenerational <text:span text:style-name="T94">trauma</text:span>, the pathologization of poverty, and the externalization of institutional failure onto domestic spaces. In regions where formal mental health services are unavailable, unaffordable, or deeply feared due to past abuses, families resort to practices of confinement not out of cruelty but out of desperation. The affective and relational entanglements that justify such actions must be read not in isolation but through the <text:soft-page-break/>lens of global mental health inequalities and the historical violence of psychiatric colonialism (Good et al., 2007; Pols, 2006; Kohrt &amp; Mendenhall, 2015).</text:p>
      <text:p text:style-name="Text_20_body">In this sense, the study of <text:span text:style-name="Emphasis">pasung</text:span> constitutes a mirror and a magnifier: it allows us to see, stripped of bureaucratic camouflage, the raw mechanism of coercion that underpins many so-called “care” practices in psychiatry. It also clarifies how domestic spaces are often the first and last sites of psychiatric governance when systems fail—turning family members into both caregivers and enforcers, and transforming homes into de facto asylums. This dynamic is exacerbated when cultural logics of shame, honor, and hierarchy intersect with structural inequalities and gendered power relations. In many cases, women, children, and gender-diverse individuals are disproportionately targeted for restraint or exclusion, echoing colonial-era pathologies of deviance and social danger (Whitley &amp; Campbell, 2014; Mills, 2014; Rose, 2021).</text:p>
      <text:p text:style-name="Text_20_body">As a result of this <text:span text:style-name="T94">study</text:span>, I conclude that any ethical mental health system must be measured by its capacity to prevent domestic forms of <text:span text:style-name="Emphasis">pasung</text:span>—both in Indonesia and elsewhere. In my own case, the patterns of coercion and institutional abandonment I experienced in Spain and Sweden replicated the core elements of <text:span text:style-name="Emphasis">pasung</text:span>, albeit under different legal and cultural guises. The family-enforced violence, combined with systemic collusion, diagnostic manipulation, and societal indifference, rendered me—like many others—subject to silencing, poisoning, and near-total incapacitation. These events, corroborated by photographic, medical, and testimonial evidence, exemplify the transnational nature of psychiatric violence and the urgent need to develop systems of care that center lived experience, human rights, and collective accountability.</text:p>
      <text:p text:style-name="Text_20_body">The abolition of <text:span text:style-name="Emphasis">pasung</text:span> cannot be understood as the eradication of a local practice, but rather as a global call to abolish all forms of domestic and institutional violence legitimated through psychiatric framings. This includes the forced sedation of children, the misdiagnosis of neurodivergent individuals as dangerous, and the rebranding of relational, economic, or existential distress as chronic brain disease requiring lifelong restraint. The path forward demands culturally grounded, trauma-informed, and community-driven alternatives to coercion, supported by transdisciplinary education, interprofessional collaboration, and policy frameworks grounded in justice rather than control (Wright et al., 2021; UN OHCHR, 2022; WHO, 2021).</text:p>
      <text:p text:style-name="Text_20_body">My contribution, as a medical anthropologist with lived experience of abuse and institutional betrayal, was to offer a framework for participatory action research capable of mapping and addressing these dynamics both locally and globally. Through fieldwork, public seminars, and scholarly dialogue, the work carried out during this visiting scholarship helped consolidate a shared diagnostic of structural violence, and a collective aspiration for abolition. It will feed directly into the EU BEACON initiative and related educational programs, building capacity to prevent coercion and foster recovery across all contexts. The ultimate goal, <text:span text:style-name="T94">the end result sought,</text:span> is not simply to end <text:span text:style-name="Emphasis">pasung</text:span><text:span text:style-name="Emphasis"><text:span text:style-name="T95"> </text:span></text:span><text:span text:style-name="Emphasis"><text:span text:style-name="T96">in all its forms</text:span></text:span>, but to recognize—and abolish—its equivalents in every society, whether practiced by families, clinicians, or states.</text:p>
      <text:p text:style-name="P76"><text:span text:style-name="T18">As this dissertation establishes through transdisciplinary fieldwork and empirical documentation, the integration of medical anthropology into professional education constitutes not a supplemental addition but a core infrastructural requirement for the transformation of psychiatric and public health systems. The act of teaching—whether through institutional collaboration, seminars, supervision, or peer co-learning—must be understood not only as dissemination of knowledge but </text:span><text:soft-page-break/><text:span text:style-name="T18">as a vector for structural change, particularly when grounded in lived experience and situated scientific engagement.</text:span></text:p>
      <text:p text:style-name="Text_20_body">To this end, this work acknowledges and operationalizes the imperative to contribute to medical education at all levels, with particular emphasis on fostering critical reflexivity, epistemic accountability, and action-research competences within clinical, biomedical, and health-adjacent domains. These teaching engagements represent both an ethical duty and an empirical result: they build capacity among future practitioners, foster alliances across disciplines, and begin to redress the harm caused by traditional pedagogies that dissociate care from context and knowledge from experience (Scheper-Hughes, 1990; Farmer, 2005; Inhorn &amp; Wentzell, 2012).</text:p>
      <text:p text:style-name="Text_20_body">Having previously enrolled in undergraduate tracks in biomedical engineering and later in neuroscience and smart systems, I acquired direct familiarity with the formal curricula, pedagogical infrastructures, and epistemological assumptions that underpin dominant models of mental health. These privileged educational pathways, while interrupted by structural violence and institutional betrayal, nonetheless provided essential insight into how clinical knowledge is encoded, what is emphasized or erased, and where the possibilities for redesign lie. My subsequent return to the medical faculties of Barcelona, through coursework and informal participation, enabled critical observation of curricular delivery, student engagement, and systemic blind spots in areas such as trauma, power asymmetry, and cultural competence. These experiences—complemented by more recent pedagogical roles in Indonesia—form the basis for a sustained engagement with medical-biopsychosocial education as both content and method (Good, 1994; Kleinman &amp; Benson, 2006; Baer et al., 2013).</text:p>
      <text:p text:style-name="Text_20_body">In particular, my contribution to Universitas Muhammadiyah Yogyakarta’s health sciences programs reflects the active dissemination of this thesis’s core findings: the need for culturally situated, human rights-based, and non-coercive approaches to care. My lectures on action research, psychoneuroimmunology, structural violence, and coercion in psychiatric settings were not only opportunities to teach but also to validate and refine the knowledge developed in this dissertation. Such engagements create reciprocal learning environments, bridging academic theory with frontline realities, and co-producing tools and vocabularies that students and faculty can deploy in their own contexts and future careers (Biehl &amp; Petryna, 2013; Das &amp; Das, 2006).</text:p>
      <text:p text:style-name="Text_20_body">This chapter affirms the role of education—particularly within medical, psychological, and engineering programs—as a cornerstone of reform. Medical-biocultural engineering, understood here as the co-development of human and technological systems for health and justice, emerges as both a result and a pathway. It reorients the purpose of medical education toward systemic stewardship, therapeutic pluralism, and sustained collaboration with users, families, and communities. This is not merely a call to add ethics or communication to medical curricula but to transform the architecture of training itself: to equip students not simply to deliver care but to redesign it in partnership with those most affected (Horton et al., 2014; WHO, 2021).</text:p>
      <text:p text:style-name="Text_20_body">This dissertation recognizes pedagogical engagement not merely as a dissemination task but as a structural vector for the reform of clinical and mental health systems. Teaching becomes a scientific result in itself when it builds capacity, activates new knowledge ecosystems, and bridges formal curricula with lived and professional experience, committed to this future. I will continue to contribute to these goals within Indonesia and internationally, drawing from and feeding back into both scientific networks and community-based teaching. The sustainable path forward demands that <text:soft-page-break/>we, as researchers and educators, never stop learning. Our duty is to convert learning into structural change, and to ensure that the lessons gained—from failure as much as success—are institutionalized, disseminated, and replicated for collective wellbeing. </text:p>
      <text:p text:style-name="P76"><text:span text:style-name="T18"/></text:p>
      <text:p text:style-name="P42">3.2.8 EU BEACON One Health Education COST <text:span text:style-name="T89">a</text:span>ction, <text:span text:style-name="T89">and ongoing related ones</text:span></text:p>
      <text:p text:style-name="P42">3.2.8.<text:span text:style-name="T89">1 </text:span>EU BEACON One Health Education COST <text:span text:style-name="T89">a</text:span>ction</text:p>
      <text:p text:style-name="P37"><text:span text:style-name="T56">One of the most significant and enduring results emerging from this dissertation’s action-research trajectory has been the foundation, successful application, and full implementation of the EU COST Action CA24106 — </text:span><text:span text:style-name="Emphasis"><text:span text:style-name="T56">Building Education and One Health with Adaptive Convergence and Open Networks</text:span></text:span><text:span text:style-name="T56"> (EU BEACON). This initiative, formally funded until October 2029 under the framework of the European Cooperation in Science and Technology (COST), represents the culmination of years of participatory engagement, translational research, and strategic coordination across multiple fields. The Action evolved from a sparse initial membership rooted in the Spanish student chapter of the Aerospace Medical Association to a transdisciplinary network encompassing over 25 countries and nearly 500 expert members worldwide. It is structured to deliver large-scale systemic transformation through education, focused explicitly on mental health prevention and community flourishing via One Health integration.</text:span></text:p>
      <text:p text:style-name="Text_20_body">The EU BEACON Action responds directly to a foundational premise of this dissertation: the need to reconfigure psychiatric and public health systems not merely through clinical interventions but via proactive, socially embedded, and ethically grounded education. Mental health vulnerability, particularly in younger populations, is profoundly shaped by structural, ecological, and pedagogical conditions (Patel et al., 2018; Horton, 2021; WHO &amp; UNICEF, 2021). BEACON’s core ambition is to promote early and equitable health education rooted in the One Health paradigm, which emphasizes the interdependence of human, animal, and environmental health (Destoumieux-Garzón et al., 2018). By targeting middle and high school educational environments, the Action provides the necessary scaffolding to cultivate resilience, shared responsibility, and critical awareness long before mental health crises materialize or become institutionalized within the coercive logics this thesis critiques.</text:p>
      <text:p text:style-name="Text_20_body">Scientifically, BEACON is structured to address health inequalities and knowledge asymmetries by deploying AI-powered educational technologies, immersive simulation tools (VR/AR), and evidence-based curricula co-developed with local communities, schools, and clinical partners. These instruments not only enhance accessibility and engagement (particularly for students from under-resourced backgrounds), but also align with WHO and UNESCO mandates for learner-centered and rights-based education in health (WHO, 2021; UNESCO, 2022). Technologically mediated pedagogy is applied not as a neutral delivery channel, but as an actively shaped, ethically governed environment fostering global citizenship, cross-cultural empathy, and systemic thinking (Schnall et al., 2020). The model incorporates continuous evaluation cycles, teacher training, Short-Term Scientific Missions (STSMs), and cross-national collaboration, ensuring practical skill-building and applied knowledge generation.</text:p>
      <text:p text:style-name="Text_20_body">The mental health component is central. Education on emotional regulation, healthy habits, ecological awareness, and community solidarity—delivered in structured, context-sensitive formats—serves not only as prevention but as cultural shift. By embedding shared decision-making, relational intelligence, and co-produced knowledge into daily learning, BEACON embodies the <text:soft-page-break/>very paradigm this dissertation argues is essential: moving from reaction to preparation, from domination to dialogue, from pathology to potential. These interventions, if institutionalized across EU and global settings, carry the promise of structurally reducing the burden of psychiatric disorders by directly addressing upstream social determinants (Marmot et al., 2008; Kessler et al., 2005).</text:p>
      <text:p text:style-name="Text_20_body">This COST Action also provides an infrastructural pathway for international collaboration across hospitals, schools, universities, civil society organizations, and public authorities. This aligns with the EU research and innovation agenda, which emphasizes interdisciplinary coordination, open science, and actionable impact (European Commission, 2020). BEACON is positioned to deliver precisely this: an operational model that transforms education into both a right and a responsibility, through scientific rigor, equity, and systemic design. The model's scalability ensures future applications in health emergencies, climate response, post-conflict recovery, and education in extreme settings—including those targeted by EU and global humanitarian frameworks.</text:p>
      <text:p text:style-name="Text_20_body">The foundation and development of BEACON—initiated and led as a result of this thesis’s research-action process—is not merely a success in funding or coordination terms. It represents a transformative platform to mainstream ethical, inclusive, and scientifically robust models of health education that address the core structural failures detailed throughout this dissertation. In its four-year initial implementation period, BEACON will serve as a living laboratory for the very principles advocated in this research. It is a concrete, scalable answer to the question of how to prevent coercion, medical violence, and epistemic injustice—not only in psychiatry, but in society at large.</text:p>
      <text:p text:style-name="P38"><text:span text:style-name="T35">3.2.8.</text:span><text:span text:style-name="T39">2</text:span><text:span text:style-name="T35"> <text:s/></text:span><text:span text:style-name="T39">Climate and Mental Hea</text:span><text:span text:style-name="T42">lth</text:span><text:span text:style-name="T35"> </text:span><text:span text:style-name="T42">and </text:span><text:span text:style-name="T35">Youth Digital Mental Health </text:span><text:span text:style-name="T42">COST actions</text:span></text:p>
      <text:p text:style-name="P39"><text:span text:style-name="T47">The alignment of this dissertation’s action-research trajectory with two other recently funded European COST Actions—CA23153 </text:span><text:span text:style-name="Emphasis"><text:span text:style-name="T47">Digital Mental Health for Young People</text:span></text:span><text:span text:style-name="T47"> (YouthDMH) and CA23113 </text:span><text:span text:style-name="Emphasis"><text:span text:style-name="T47">Climate Change Impacts on Mental Health in Europe</text:span></text:span><text:span text:style-name="T47"> (CliMent)—constitutes a significant result in itself. These actions, both rooted in a growing transdisciplinary acknowledgment of the need for structural change in mental health systems and global public health coordination, further validate and extend the impact of the EU BEACON initiative. Through direct involvement in both YouthDMH (as task force leader on best practices) and as an active member in CliMent, this research not only advances empirical understanding but also contributes materially to the development of internationally coordinated responses to planetary health threats and psychosocial risks.</text:span></text:p>
      <text:p text:style-name="Text_20_body">The YouthDMH COST Action addresses an urgent societal and public health imperative: the documented deterioration of mental health among younger generations across Europe (European Commission, 2023). The Action is structured to explore, evaluate, and implement the responsible use of digital technologies in supporting youth mental health, from early awareness to large-scale intervention. The inclusion of participatory methods and the prioritization of youth and marginalized voices in the co-creation of digital mental health strategies aligns directly with the foundational principles of shared decision-making, dignity, and ethical innovation emphasized in this dissertation. It also mirrors BEACON’s goals of promoting early engagement, personalized learning, and structural empowerment through educational systems. As task force leader on best practices within YouthDMH, this dissertation’s author contributes specifically to identifying and formalizing evidence-based, context-sensitive approaches to integrating digital mental health tools <text:soft-page-break/>across education, healthcare, and social sectors, with strong attention to implementation fidelity and social inclusion (Rickwood et al., 2019; Hollis et al., 2021).</text:p>
      <text:p text:style-name="Text_20_body">Parallelly, the CliMent COST Action brings into sharp focus the growing but still under-theorized intersection of climate change and mental health. Its four coordinated working groups cover impact assessment, coping strategies, short-term interventions, and long-term sustainability—all of which converge with BEACON’s multi-scalar systems-thinking framework. CliMent recognizes that climate-induced ecological stressors—such as heatwaves, displacement, food insecurity, and biodiversity loss—carry profound psychiatric and psychosocial consequences (Berry et al., 2010; Cianconi et al., 2020). This research has consistently advanced the claim that mental health must be treated not in isolation but as embedded within environmental and political ecologies, and that community-based, educational, and resilience-building responses offer the only scientifically valid and ethically acceptable way forward (Baum &amp; Fisher, 2014; WHO, 2021).</text:p>
      <text:p text:style-name="Text_20_body">The triangulation of these three EU COST Actions—BEACON, YouthDMH, and CliMent—constitutes a robust networked infrastructure for both scaling and deepening the findings of this dissertation. This integration provides a pathway to long-term policy transformation, educational system reform, and the development of scientific frameworks capable of addressing the complexity and urgency of global mental health challenges. From One Health education in schools (BEACON), to technological innovation with youth (YouthDMH), to planetary-scale threat response (CliMent), the alliance of these COST Actions reflects an emergent paradigm: systemic prevention, collective accountability, and bioecological convergence (Frumkin et al., 2017; Costello et al., 2009).</text:p>
      <text:p text:style-name="Text_20_body">This coordination is not merely administrative—it is epistemological. It allows for the construction of a shared scientific and institutional language across disciplines, which supports implementation research, ethical design, and continuous feedback loops grounded in real-world needs. Furthermore, the building of alliances, transnational trust, and participatory infrastructures is itself a fundamental result of the action-research process. Each Action provides critical levers of support to the others: BEACON’s educational platform fosters early prevention and community literacy; YouthDMH advances technological scaffolds for engagement and individualized support; and CliMent creates the evidence base and political urgency to frame these actions within planetary health imperatives.</text:p>
      <text:p text:style-name="Text_20_body">In this way, the thesis transcends individual data points or bounded pilot studies to contribute to a broader reorganization of knowledge production, service delivery, and ethical responsibility. It joins a coalition of researchers, educators, clinicians, and affected communities working across Europe and beyond to build systems of care that are preventive, participatory, and structurally sound.</text:p>
      <text:p text:style-name="P39"><text:span text:style-name="T47"/></text:p>
      <text:p text:style-name="P36"><text:span text:style-name="T35">3.2.</text:span><text:span text:style-name="T41">8</text:span><text:span text:style-name="T35"> </text:span><text:span text:style-name="T40">The results of violence </text:span><text:span text:style-name="T39">suffered itself</text:span></text:p>
      <text:p text:style-name="P36"><text:span text:style-name="T59">Chronic exposure to interpersonal violence—especially within intimate and familial relationships—produces cascading effects across neurobiological, psychological, and moral-emotional domains. From the period following Rome after Trieste, the accumulating stress from the violence inflicted by a spouse and emboldened by a complicit circle of enablers resulted in a progressive disintegration of cognitive clarity, social functioning, and bodily resilience. This is consistent with clinical findings that sustained psychological trauma leads to dysregulation of the hypothalamic-pituitary-adrenal (HPA) axis, hippocampal shrinkage, and loss of prefrontal regulatory functions, which compromise emotional self-regulation, memory integration, and moral decision-making (Teicher &amp; Samson, 2016; McEwen &amp; Morrison, 2013). The consequences were not isolated to the </text:span><text:soft-page-break/><text:span text:style-name="T59">direct victim: over time, effects became increasingly evident in the children, who displayed blunted empathy, emotional detachment, and poor moral development—phenomena well-documented in children exposed to household adversity and coercive environments (Shonkoff et al., 2012). Furthermore, the societal and clinical indifference toward the situation compounded the damage. For instance, when a psychiatrist’s spouse, informed of the abuse, recommended not a trauma-informed intervention but instead a standard boarding school—disconnected from the psychological context—this reflected a profound failure in recognizing the roots and continuity of violence. The opportunity to remove the children to a safe, structured, high-quality environment, potentially supported by an extended family member, was tragically lost, representing a textbook example of secondary victimization and institutional betrayal (Smith &amp; Freyd, 2014). Such failures are not only moral and strategic—they are neurological, structural, and epigenetic, leaving lasting imprints on body and mind. Years later, with no real accountability or intervention, the effects continue: alienation, developmental delay, toxic stress cycles, and deteriorated capacity for secure attachment and reasoning, all of which have been extensively documented in trauma literature.</text:span></text:p>
      <text:h text:style-name="P35" text:outline-level="3"><text:span text:style-name="Strong_20_Emphasis"><text:span text:style-name="T76">Table: Pathways from Violence Suffered to Long-Term Damage in Victim and Children</text:span></text:span></text:h>
      <table:table table:name="Table16" table:style-name="Table16">
        <table:table-column table:style-name="Table16.A"/>
        <table:table-column table:style-name="Table16.B"/>
        <table:table-column table:style-name="Table16.C"/>
        <table:table-column table:style-name="Table16.B"/>
        <table:table-header-rows>
          <table:table-row>
            <table:table-cell table:style-name="Table16.A1" office:value-type="string">
              <text:p text:style-name="Table_20_Heading"><text:span text:style-name="Strong_20_Emphasis"><text:span text:style-name="T44">Domain Affected</text:span></text:span></text:p>
            </table:table-cell>
            <table:table-cell table:style-name="Table16.A1" office:value-type="string">
              <text:p text:style-name="Table_20_Heading"><text:span text:style-name="Strong_20_Emphasis"><text:span text:style-name="T44">Pathway from Violence Suffered</text:span></text:span></text:p>
            </table:table-cell>
            <table:table-cell table:style-name="Table16.A1" office:value-type="string">
              <text:p text:style-name="Table_20_Heading"><text:span text:style-name="Strong_20_Emphasis"><text:span text:style-name="T44">Impact on Victim</text:span></text:span></text:p>
            </table:table-cell>
            <table:table-cell table:style-name="Table16.A1" office:value-type="string">
              <text:p text:style-name="Table_20_Heading"><text:span text:style-name="Strong_20_Emphasis"><text:span text:style-name="T44">Impact on Children</text:span></text:span></text:p>
            </table:table-cell>
          </table:table-row>
        </table:table-header-rows>
        <table:table-row>
          <table:table-cell table:style-name="Table16.A1" office:value-type="string">
            <text:p text:style-name="Table_20_Contents"><text:span text:style-name="Strong_20_Emphasis"><text:span text:style-name="T45">Neuroendocrine</text:span></text:span></text:p>
          </table:table-cell>
          <table:table-cell table:style-name="Table16.A1" office:value-type="string">
            <text:p text:style-name="P25">HPA axis dysregulation → chronic cortisol elevation</text:p>
          </table:table-cell>
          <table:table-cell table:style-name="Table16.A1" office:value-type="string">
            <text:p text:style-name="P25">Fatigue, memory loss, immune suppression</text:p>
          </table:table-cell>
          <table:table-cell table:style-name="Table16.A1" office:value-type="string">
            <text:p text:style-name="P25">Impaired stress regulation, delayed brain maturation</text:p>
          </table:table-cell>
        </table:table-row>
        <table:table-row>
          <table:table-cell table:style-name="Table16.A1" office:value-type="string">
            <text:p text:style-name="Table_20_Contents"><text:span text:style-name="Strong_20_Emphasis"><text:span text:style-name="T45">Neurological</text:span></text:span></text:p>
          </table:table-cell>
          <table:table-cell table:style-name="Table16.A1" office:value-type="string">
            <text:p text:style-name="P25">Repeated trauma → hippocampal and prefrontal cortex atrophy</text:p>
          </table:table-cell>
          <table:table-cell table:style-name="Table16.A1" office:value-type="string">
            <text:p text:style-name="P25">Dissociation, emotional blunting</text:p>
          </table:table-cell>
          <table:table-cell table:style-name="Table16.A1" office:value-type="string">
            <text:p text:style-name="P25">Emotional dysregulation, difficulty learning empathy</text:p>
          </table:table-cell>
        </table:table-row>
        <table:table-row>
          <table:table-cell table:style-name="Table16.A1" office:value-type="string">
            <text:p text:style-name="Table_20_Contents"><text:span text:style-name="Strong_20_Emphasis"><text:span text:style-name="T45">Moral-emotional</text:span></text:span></text:p>
          </table:table-cell>
          <table:table-cell table:style-name="Table16.A1" office:value-type="string">
            <text:p text:style-name="P25">Coercive control, gaslighting → collapse of trust, <text:span text:style-name="T97">fear</text:span></text:p>
          </table:table-cell>
          <table:table-cell table:style-name="Table16.A1" office:value-type="string">
            <text:p text:style-name="P25">Guilt, shame, fractured identity</text:p>
          </table:table-cell>
          <table:table-cell table:style-name="Table16.A1" office:value-type="string">
            <text:p text:style-name="P25">Moral detachment, resistance to constructive feedback</text:p>
          </table:table-cell>
        </table:table-row>
        <table:table-row>
          <table:table-cell table:style-name="Table16.A1" office:value-type="string">
            <text:p text:style-name="Table_20_Contents"><text:span text:style-name="Strong_20_Emphasis"><text:span text:style-name="T45">Psychosocial</text:span></text:span></text:p>
          </table:table-cell>
          <table:table-cell table:style-name="Table16.A1" office:value-type="string">
            <text:p text:style-name="P25">Social betrayal → loss of support, isolation</text:p>
          </table:table-cell>
          <table:table-cell table:style-name="Table16.A1" office:value-type="string">
            <text:p text:style-name="P25">Depression, hopelessness</text:p>
          </table:table-cell>
          <table:table-cell table:style-name="Table16.A1" office:value-type="string">
            <text:p text:style-name="P25">Externalized aggression, self-centered coping strategies</text:p>
          </table:table-cell>
        </table:table-row>
        <table:table-row>
          <table:table-cell table:style-name="Table16.A1" office:value-type="string">
            <text:p text:style-name="Table_20_Contents"><text:span text:style-name="Strong_20_Emphasis"><text:span text:style-name="T45">Educational</text:span></text:span></text:p>
          </table:table-cell>
          <table:table-cell table:style-name="Table16.A1" office:value-type="string">
            <text:p text:style-name="P25">Systemic neglect → failure to remove from traumatic environment</text:p>
          </table:table-cell>
          <table:table-cell table:style-name="Table16.A1" office:value-type="string">
            <text:p text:style-name="P25">Despair, career derailment</text:p>
          </table:table-cell>
          <table:table-cell table:style-name="Table16.A1" office:value-type="string">
            <text:p text:style-name="P25">Missed developmental windows, educational underachievement</text:p>
          </table:table-cell>
        </table:table-row>
        <table:table-row>
          <table:table-cell table:style-name="Table16.A1" office:value-type="string">
            <text:p text:style-name="Table_20_Contents"><text:span text:style-name="Strong_20_Emphasis"><text:span text:style-name="T45">Epigenetic</text:span></text:span></text:p>
          </table:table-cell>
          <table:table-cell table:style-name="Table16.A1" office:value-type="string">
            <text:p text:style-name="P25">Trauma exposure → changes in DNA methylation (e.g., NR3C1, FKBP5 genes)</text:p>
          </table:table-cell>
          <table:table-cell table:style-name="Table16.A1" office:value-type="string">
            <text:p text:style-name="P25">Increased vulnerability to anxiety, metabolic syndrome</text:p>
          </table:table-cell>
          <table:table-cell table:style-name="Table16.A1" office:value-type="string">
            <text:p text:style-name="P25">Inherited stress sensitivity, intergenerational trauma transmission</text:p>
          </table:table-cell>
        </table:table-row>
        <table:table-row>
          <table:table-cell table:style-name="Table16.A1" office:value-type="string">
            <text:p text:style-name="Table_20_Contents"><text:span text:style-name="Strong_20_Emphasis"><text:span text:style-name="T45">Institutional betrayal</text:span></text:span></text:p>
          </table:table-cell>
          <table:table-cell table:style-name="Table16.A1" office:value-type="string">
            <text:p text:style-name="P25">Mental health professionals ignoring or downplaying abuse</text:p>
          </table:table-cell>
          <table:table-cell table:style-name="Table16.A1" office:value-type="string">
            <text:p text:style-name="P25">Re-traumatization, loss of faith in care systems</text:p>
          </table:table-cell>
          <table:table-cell table:style-name="Table16.A1" office:value-type="string">
            <text:p text:style-name="P25">Lack of protective modeling, belief in false authority</text:p>
          </table:table-cell>
        </table:table-row>
      </table:table>
      <text:p text:style-name="P36"><text:span text:style-name="T59"/></text:p>
      <text:h text:style-name="Heading_20_4" text:outline-level="4"><text:span text:style-name="Strong_20_Emphasis">3.</text:span><text:span text:style-name="Strong_20_Emphasis"><text:span text:style-name="T33">3</text:span></text:span><text:span text:style-name="Strong_20_Emphasis"> Chapter conclusion: amplifying experience, diagnosing the system</text:span></text:h>
      <text:p text:style-name="P43"><text:span text:style-name="Strong_20_Emphasis"><text:span text:style-name="T61">The results presented in this chapter emerge from a complex and multi-scalar research architecture grounded in medical anthropology, biocultural </text:span></text:span><text:span text:style-name="Strong_20_Emphasis"><text:span text:style-name="T63">anthropology, medicine, biology</text:span></text:span><text:span text:style-name="Strong_20_Emphasis"><text:span text:style-name="T61">, and action-research principles. Through surveys, fieldwork, interviews, observation, collaborative events, international missions, and direct engagement in institutional reform processes, this body of work elucidates the multifactorial and deeply systemic nature of coercion, violence, and malpractice in psychiatric and psychosocial care. The findings are not isolated episodes or anecdotal instances; rather, they constitute an integrated, empirical demonstration of how structural and interpersonal abuse is </text:span></text:span><text:soft-page-break/><text:span text:style-name="Strong_20_Emphasis"><text:span text:style-name="T61">legitimized, perpetuated, and normalized within dominant mental health systems—systems which often suppress dissenting voices, marginalize survivors, and obscure failures under clinical justifications that lack both scientific validity and ethical legitimacy.</text:span></text:span></text:p>
      <text:p text:style-name="Text_20_body">Thematically, the results corroborate the thesis' central argument: that shared decision-making, autonomous medication management, and human rights-based care are not optional reforms but essential imperatives to prevent systemic degradation and restore public trust in health institutions. The qualitative richness of lived experience—documented through first-person accounts, professional collaboration, and extended observation—is shown to be indispensable for understanding the real consequences of coercion, the epistemic corruption in psychiatric labeling, and the role of socio-political structures in enforcing silencing mechanisms. The chapter demonstrated how dialogical, trauma-informed, and transdisciplinary methodologies can generate not only data but protective mechanisms and systemic resilience.</text:p>
      <text:p text:style-name="Text_20_body">Across settings—from Spanish hospitals to Trieste’s legacy of democratic psychiatry, from the EU COST networks to the digital spaces of open science—this work shows how entrenched hierarchies can be both challenged and transformed. The strategic coordination of research actions such as BEACON, FOSTREN, ReMO, YouthDMH, and CliMent, all described as integral components of the results, confirms that knowledge generation can be embedded within networks of ethical change and structural reform. Far from a passive critique, this chapter serves as an active intervention—both scholarly and civic—in the reconfiguration of mental health systems toward equity, transparency, and restorative accountability.</text:p>
      <text:p text:style-name="Text_20_body">In direct relation to the dissertation’s overarching <text:span text:style-name="T98">action-research </text:span>purpose <text:span text:style-name="T98">to help better the systems studied</text:span>, the chapter <text:span text:style-name="T99">shows how the researcher </text:span>operationalize<text:span text:style-name="T98">d</text:span> the core theoretical principles laid out in earlier sections by anchoring them in real-world interventions, measurable outputs, and collaborative achievements. The connection between domestic violence, institutional betrayal, medical coercion, and structural injustice has been exposed not only as a pattern of harm but as a preventable and reversible outcome, provided scientific and civic courage prevail. These results are a call to action—scientific, legal, and educational. They validate the necessity and feasibility of a coordinated shift toward One Health Education as a foundation for human dignity and planetary sanity. The evidence is clear. Now, the responsibility is collective.</text:p>
      <text:p text:style-name="P43"><text:span text:style-name="Strong_20_Emphasis"><text:span text:style-name="T61"/></text:span></text:p>
      <text:p text:style-name="P43"><text:span text:style-name="Strong_20_Emphasis"><text:span text:style-name="T47"/></text:span></text:p>
      <text:p text:style-name="P80"><text:span text:style-name="T35">To add: </text:span>tables at each corner, add my vomiting and somatization, asexuality as result, transient as fluid yet also the distrust experienced that keeps on dissolving the societal matrix, and creating hubs of trust with resentment. Embodied learning on pain and sorrow, the neuroscience and physiology of it all. The structural, systemic from family and group dynamics, turned industrial complex and rigid policies through norms and even credit score systems on top of traditional punishments to enforce and keep those target groups, individuals, under yolk. Having its role too. From previous version of the dissertation, more one health and continuum based. Full referenced. <text:span text:style-name="T81">The medical evolutionary and zoological, on the violence. </text:span>All through the light of medical anthropology and sociology of health, all the know decision science and cognitive one, <text:span text:style-name="T82">keeping in check the cultural bias of our own, </text:span>on this, from the thesis on as our current discipline in charge of translating.</text:p>
      <text:p text:style-name="P81">Add survey demographics tab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12:09:05.430811749</meta:creation-date>
    <meta:generator>LibreOffice/24.2.7.2$Linux_X86_64 LibreOffice_project/420$Build-2</meta:generator>
    <dc:date>2025-06-28T18:44:33.305521697</dc:date>
    <meta:editing-duration>P1DT5H44M45S</meta:editing-duration>
    <meta:editing-cycles>136</meta:editing-cycles>
    <meta:document-statistic meta:table-count="16" meta:image-count="0" meta:object-count="0" meta:page-count="61" meta:paragraph-count="747" meta:word-count="30655" meta:character-count="227974" meta:non-whitespace-character-count="198350"/>
  </office:meta>
</office:document-meta>
</file>